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1C669CF2732DF6A33C1.png" manifest:media-type="image/png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4" style:family="paragraph" style:parent-style-name="Standard">
      <style:text-properties style:use-window-font-color="true" style:font-name="JetBrains Mono" fo:font-size="9pt" fo:font-style="normal" style:text-underline-style="none" fo:font-weight="normal" officeooo:rsid="006091f3" officeooo:paragraph-rsid="006091f3" style:font-size-asian="9pt" style:font-style-asian="normal" style:font-weight-asian="normal" style:font-size-complex="9pt" style:font-style-complex="normal"/>
    </style:style>
    <style:style style:name="P15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6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7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a74e9" officeooo:paragraph-rsid="005a74e9" style:font-size-asian="9pt" style:font-style-asian="normal" style:font-weight-asian="normal" style:font-size-complex="9pt" style:font-style-complex="normal"/>
    </style:style>
    <style:style style:name="P18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19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eba73" officeooo:paragraph-rsid="005eba73" style:font-size-asian="9pt" style:font-style-asian="normal" style:font-weight-asian="normal" style:font-size-complex="9pt" style:font-style-complex="normal"/>
    </style:style>
    <style:style style:name="P20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21" style:family="paragraph" style:parent-style-name="Standard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23" style:family="paragraph" style:parent-style-name="Standard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24" style:family="paragraph" style:parent-style-name="Standard"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25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6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27" style:family="paragraph" style:parent-style-name="Standard"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8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9" style:family="paragraph" style:parent-style-name="Standard">
      <style:text-properties style:use-window-font-color="true" style:font-name="JetBrains Mono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30" style:family="paragraph" style:parent-style-name="Standard">
      <style:text-properties style:use-window-font-color="true" style:font-name="JetBrains Mono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31" style:family="paragraph" style:parent-style-name="Standard">
      <style:text-properties style:use-window-font-color="true" style:font-name="JetBrains Mono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32" style:family="paragraph" style:parent-style-name="Standard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33" style:family="paragraph" style:parent-style-name="Standard">
      <style:text-properties style:use-window-font-color="true" style:font-name="JetBrains Mono" fo:font-size="9pt" fo:font-style="italic" style:text-underline-style="none" fo:font-weight="normal" officeooo:rsid="0060281c" officeooo:paragraph-rsid="0060281c" style:font-size-asian="9pt" style:font-style-asian="italic" style:font-weight-asian="normal" style:font-size-complex="9pt" style:font-style-complex="italic"/>
    </style:style>
    <style:style style:name="P34" style:family="paragraph" style:parent-style-name="Standard">
      <style:text-properties style:use-window-font-color="true" style:font-name="JetBrains Mono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35" style:family="paragraph" style:parent-style-name="Standard">
      <style:text-properties style:use-window-font-color="true" officeooo:rsid="001f79f9" officeooo:paragraph-rsid="001f79f9"/>
    </style:style>
    <style:style style:name="P36" style:family="paragraph" style:parent-style-name="Standard">
      <style:text-properties style:use-window-font-color="true" officeooo:rsid="0020a595" officeooo:paragraph-rsid="0020a595"/>
    </style:style>
    <style:style style:name="P37" style:family="paragraph" style:parent-style-name="Standard">
      <style:text-properties style:use-window-font-color="true" officeooo:rsid="002481a3" officeooo:paragraph-rsid="002481a3"/>
    </style:style>
    <style:style style:name="P38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39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40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41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42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43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44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45" style:family="paragraph" style:parent-style-name="Standard">
      <style:text-properties style:use-window-font-color="true" style:text-underline-style="none" officeooo:rsid="00253fdd" officeooo:paragraph-rsid="00253fdd"/>
    </style:style>
    <style:style style:name="P46" style:family="paragraph" style:parent-style-name="Standard">
      <style:text-properties style:use-window-font-color="true" style:text-underline-style="none" officeooo:rsid="0029a577" officeooo:paragraph-rsid="0029a577"/>
    </style:style>
    <style:style style:name="P47" style:family="paragraph" style:parent-style-name="Standard">
      <style:text-properties style:use-window-font-color="true" style:text-underline-style="none" officeooo:rsid="002a6818" officeooo:paragraph-rsid="002a6818"/>
    </style:style>
    <style:style style:name="P48" style:family="paragraph" style:parent-style-name="Standard">
      <style:text-properties style:use-window-font-color="true" style:text-underline-style="none" officeooo:rsid="002cceaa" officeooo:paragraph-rsid="002cceaa"/>
    </style:style>
    <style:style style:name="P49" style:family="paragraph" style:parent-style-name="Standard">
      <style:text-properties style:use-window-font-color="true" style:text-underline-style="none" officeooo:rsid="002f6df8" officeooo:paragraph-rsid="002f6df8"/>
    </style:style>
    <style:style style:name="P50" style:family="paragraph" style:parent-style-name="Standard">
      <style:text-properties style:use-window-font-color="true" style:text-underline-style="none" officeooo:rsid="002fd717" officeooo:paragraph-rsid="002fd717"/>
    </style:style>
    <style:style style:name="P51" style:family="paragraph" style:parent-style-name="Standard">
      <style:text-properties style:use-window-font-color="true" style:text-underline-style="none" officeooo:rsid="0048d86c" officeooo:paragraph-rsid="0048d86c"/>
    </style:style>
    <style:style style:name="P52" style:family="paragraph" style:parent-style-name="Standard">
      <style:text-properties style:use-window-font-color="true" style:text-underline-style="none" officeooo:rsid="004925e9" officeooo:paragraph-rsid="004925e9"/>
    </style:style>
    <style:style style:name="P53" style:family="paragraph" style:parent-style-name="Standard">
      <style:text-properties style:use-window-font-color="true" officeooo:rsid="00253fdd" officeooo:paragraph-rsid="00253fdd"/>
    </style:style>
    <style:style style:name="P54" style:family="paragraph" style:parent-style-name="Standard">
      <style:text-properties style:use-window-font-color="true" officeooo:rsid="0026e81d" officeooo:paragraph-rsid="0026e81d"/>
    </style:style>
    <style:style style:name="P55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56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57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58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59" style:family="paragraph" style:parent-style-name="Standard">
      <style:text-properties style:use-window-font-color="true" officeooo:rsid="0028bc3a" officeooo:paragraph-rsid="0028bc3a"/>
    </style:style>
    <style:style style:name="P60" style:family="paragraph" style:parent-style-name="Standard">
      <style:text-properties style:use-window-font-color="true" officeooo:rsid="0029a577" officeooo:paragraph-rsid="0029a577"/>
    </style:style>
    <style:style style:name="P61" style:family="paragraph" style:parent-style-name="Standard">
      <style:text-properties style:use-window-font-color="true" officeooo:paragraph-rsid="002f6df8"/>
    </style:style>
    <style:style style:name="P62" style:family="paragraph" style:parent-style-name="Standard">
      <style:text-properties style:use-window-font-color="true" officeooo:rsid="002fd717" officeooo:paragraph-rsid="002fd717"/>
    </style:style>
    <style:style style:name="P63" style:family="paragraph" style:parent-style-name="Standard">
      <style:text-properties style:use-window-font-color="true" officeooo:paragraph-rsid="003083e3"/>
    </style:style>
    <style:style style:name="P64" style:family="paragraph" style:parent-style-name="Standard">
      <style:text-properties style:use-window-font-color="true" officeooo:rsid="0048d86c" officeooo:paragraph-rsid="0048d86c"/>
    </style:style>
    <style:style style:name="P65" style:family="paragraph" style:parent-style-name="Standard">
      <style:text-properties style:use-window-font-color="true" officeooo:paragraph-rsid="004ee978"/>
    </style:style>
    <style:style style:name="P66" style:family="paragraph" style:parent-style-name="Standard">
      <style:text-properties fo:color="#3465a4" style:font-name="JetBrains Mono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67" style:family="paragraph" style:parent-style-name="Standard">
      <style:text-properties fo:color="#3465a4" style:font-name="JetBrains Mono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74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7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87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8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89" style:family="paragraph" style:parent-style-name="Standard">
      <style:text-properties officeooo:paragraph-rsid="0057178c"/>
    </style:style>
    <style:style style:name="P90" style:family="paragraph" style:parent-style-name="Standard">
      <style:paragraph-properties fo:break-before="page"/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91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92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93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94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95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96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97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98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99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none" fo:font-weight="normal" officeooo:rsid="00603882" officeooo:paragraph-rsid="00603882" style:font-size-asian="9pt" style:font-style-asian="normal" style:font-weight-asian="normal" style:font-size-complex="9pt" style:font-style-complex="normal"/>
    </style:style>
    <style:style style:name="P100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101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102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103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104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105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106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107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108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break-before="page"/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111" style:family="paragraph" style:parent-style-name="Text_20_body">
      <style:paragraph-properties fo:break-before="page"/>
      <style:text-properties fo:font-size="12pt" style:text-underline-style="solid" style:text-underline-width="auto" style:text-underline-color="font-color" officeooo:rsid="0021172d" officeooo:paragraph-rsid="0060f9db" style:font-size-asian="10.5pt" style:font-size-complex="12pt"/>
    </style:style>
    <style:style style:name="P112" style:family="paragraph" style:parent-style-name="Text_20_body">
      <style:paragraph-properties fo:break-before="page"/>
      <style:text-properties officeooo:paragraph-rsid="0060f9db"/>
    </style:style>
    <style:style style:name="P113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14" style:family="paragraph" style:parent-style-name="Text_20_body">
      <style:text-properties style:use-window-font-color="true" officeooo:paragraph-rsid="0048d86c"/>
    </style:style>
    <style:style style:name="P115" style:family="paragraph" style:parent-style-name="Text_20_body">
      <style:text-properties style:use-window-font-color="true" officeooo:rsid="004c31cc" officeooo:paragraph-rsid="0048d86c"/>
    </style:style>
    <style:style style:name="P116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117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18" style:family="paragraph" style:parent-style-name="Text_20_body">
      <style:text-properties style:use-window-font-color="true" officeooo:paragraph-rsid="004d2392"/>
    </style:style>
    <style:style style:name="P119" style:family="paragraph" style:parent-style-name="Text_20_body">
      <style:text-properties style:use-window-font-color="true" style:text-underline-style="none" officeooo:rsid="0048d86c" officeooo:paragraph-rsid="0048d86c"/>
    </style:style>
    <style:style style:name="P120" style:family="paragraph" style:parent-style-name="Text_20_body">
      <style:text-properties style:use-window-font-color="true" style:font-name="JetBrains Mono" fo:font-size="10pt" fo:font-style="normal" fo:font-weight="normal" officeooo:paragraph-rsid="0048d86c" style:font-size-asian="10pt" style:font-style-asian="normal" style:font-weight-asian="normal"/>
    </style:style>
    <style:style style:name="P121" style:family="paragraph" style:parent-style-name="Text_20_body">
      <style:text-properties style:use-window-font-color="true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122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23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24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25" style:family="paragraph" style:parent-style-name="Text_20_body">
      <style:text-properties fo:font-variant="normal" fo:text-transform="none" fo:color="#2a6099" style:font-name="udemy sans" fo:font-size="8pt" fo:letter-spacing="normal" fo:font-style="italic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26" style:family="paragraph" style:parent-style-name="Text_20_body">
      <style:text-properties fo:font-variant="normal" fo:text-transform="none" fo:color="#000000" style:font-name="inherit" fo:font-size="12pt" fo:letter-spacing="normal" fo:font-style="normal" fo:font-weight="normal" officeooo:paragraph-rsid="0060f9db" loext:padding="0cm" loext:border="none"/>
    </style:style>
    <style:style style:name="P127" style:family="paragraph" style:parent-style-name="Text_20_body"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28" style:family="paragraph" style:parent-style-name="Text_20_body">
      <style:text-properties officeooo:rsid="009528c5" officeooo:paragraph-rsid="0060f9db"/>
    </style:style>
    <style:style style:name="P129" style:family="paragraph" style:parent-style-name="Text_20_body">
      <style:text-properties fo:font-style="italic" officeooo:rsid="00206904" officeooo:paragraph-rsid="0060f9db" style:font-style-asian="italic" style:font-style-complex="italic"/>
    </style:style>
    <style:style style:name="P130" style:family="paragraph" style:parent-style-name="Text_20_body">
      <style:text-properties officeooo:paragraph-rsid="0060f9db"/>
    </style:style>
    <style:style style:name="P13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3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3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34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35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36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italic" style:text-underline-style="none" fo:font-weight="normal" style:font-size-asian="8pt" style:font-style-asian="italic" style:font-size-complex="8pt" style:font-style-complex="italic" loext:padding="0cm" loext:border="none"/>
    </style:style>
    <style:style style:name="P137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style:font-size-asian="8pt" style:font-size-complex="8pt" loext:padding="0cm" loext:border="none"/>
    </style:style>
    <style:style style:name="P13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3465a4" style:font-name="udemy sans" fo:font-size="9pt" fo:letter-spacing="normal" fo:font-style="italic" style:text-underline-style="none" fo:font-weight="normal" officeooo:paragraph-rsid="0060f9db" style:font-size-asian="9pt" style:font-style-asian="italic" style:font-size-complex="9pt" style:font-style-complex="italic" loext:padding="0cm" loext:border="none"/>
    </style:style>
    <style:style style:name="P139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140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 fo:padding="0.049cm" fo:border="0.06pt solid #d9d9d9"/>
      <style:text-properties officeooo:paragraph-rsid="0060f9db"/>
    </style:style>
    <style:style style:name="P141" style:family="paragraph" style:parent-style-name="Preformatted_20_Text">
      <style:paragraph-properties fo:margin-top="0cm" fo:margin-bottom="0cm" loext:contextual-spacing="false" fo:line-height="140%" fo:orphans="2" fo:widows="2" fo:padding="0.049cm" fo:border="0.06pt solid #d9d9d9"/>
      <style:text-properties officeooo:paragraph-rsid="0060f9db"/>
    </style:style>
    <style:style style:name="P142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43" style:family="paragraph" style:parent-style-name="Heading_20_1">
      <style:paragraph-properties fo:break-before="page"/>
      <style:text-properties officeooo:rsid="009528c5" officeooo:paragraph-rsid="0060f9db"/>
    </style:style>
    <style:style style:name="P144" style:family="paragraph" style:parent-style-name="Standard" style:list-style-name="L1">
      <style:text-properties style:use-window-font-color="true" officeooo:rsid="001f79f9" officeooo:paragraph-rsid="001f79f9"/>
    </style:style>
    <style:style style:name="P145" style:family="paragraph" style:parent-style-name="Standard" style:list-style-name="L2">
      <style:text-properties style:use-window-font-color="true" officeooo:rsid="001f79f9" officeooo:paragraph-rsid="001f79f9"/>
    </style:style>
    <style:style style:name="P146" style:family="paragraph" style:parent-style-name="Standard" style:list-style-name="L2">
      <style:text-properties style:use-window-font-color="true" officeooo:rsid="0020a595" officeooo:paragraph-rsid="0020a595"/>
    </style:style>
    <style:style style:name="P147" style:family="paragraph" style:parent-style-name="Standard" style:list-style-name="L3">
      <style:text-properties style:use-window-font-color="true" officeooo:rsid="0020a595" officeooo:paragraph-rsid="0020a595"/>
    </style:style>
    <style:style style:name="P148" style:family="paragraph" style:parent-style-name="Standard" style:list-style-name="L2">
      <style:text-properties style:use-window-font-color="true" officeooo:rsid="002168f8" officeooo:paragraph-rsid="002168f8"/>
    </style:style>
    <style:style style:name="P149" style:family="paragraph" style:parent-style-name="Standard" style:list-style-name="L2">
      <style:text-properties style:use-window-font-color="true" officeooo:rsid="002435e6" officeooo:paragraph-rsid="002435e6"/>
    </style:style>
    <style:style style:name="P150" style:family="paragraph" style:parent-style-name="Standard" style:list-style-name="L2">
      <style:text-properties style:use-window-font-color="true" officeooo:rsid="0022e927" officeooo:paragraph-rsid="0022e927"/>
    </style:style>
    <style:style style:name="P151" style:family="paragraph" style:parent-style-name="Standard" style:list-style-name="L2">
      <style:text-properties style:use-window-font-color="true" officeooo:rsid="002481a3" officeooo:paragraph-rsid="002481a3"/>
    </style:style>
    <style:style style:name="P152" style:family="paragraph" style:parent-style-name="Standard" style:list-style-name="L4">
      <style:text-properties style:use-window-font-color="true" officeooo:rsid="002f6df8" officeooo:paragraph-rsid="002f6df8"/>
    </style:style>
    <style:style style:name="P153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54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55" style:family="paragraph" style:parent-style-name="Standard" style:list-style-name="L5">
      <style:text-properties style:use-window-font-color="true" officeooo:rsid="002fd717" officeooo:paragraph-rsid="002fd717"/>
    </style:style>
    <style:style style:name="P156" style:family="paragraph" style:parent-style-name="Standard" style:list-style-name="L7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57" style:family="paragraph" style:parent-style-name="Standard" style:list-style-name="L8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58" style:family="paragraph" style:parent-style-name="Standard" style:list-style-name="L8">
      <style:text-properties style:use-window-font-color="true" style:font-name="JetBrains Mono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59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60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61" style:family="paragraph" style:parent-style-name="Standard" style:list-style-name="L10"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62" style:family="paragraph" style:parent-style-name="Standard" style:list-style-name="L11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63" style:family="paragraph" style:parent-style-name="Standard" style:list-style-name="L12">
      <style:text-properties style:use-window-font-color="true" style:font-name="JetBrains Mono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64" style:family="paragraph" style:parent-style-name="Standard" style:list-style-name="L13">
      <style:text-properties style:use-window-font-color="true" style:font-name="JetBrains Mono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165" style:family="paragraph" style:parent-style-name="Standard" style:list-style-name="L15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66" style:family="paragraph" style:parent-style-name="Standard" style:list-style-name="L16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67" style:family="paragraph" style:parent-style-name="Standard" style:list-style-name="L11">
      <style:text-properties style:use-window-font-color="true" officeooo:paragraph-rsid="0052e784"/>
    </style:style>
    <style:style style:name="P168" style:family="paragraph" style:parent-style-name="Standard" style:list-style-name="L15">
      <style:text-properties style:use-window-font-color="true" officeooo:paragraph-rsid="005eba73"/>
    </style:style>
    <style:style style:name="P169" style:family="paragraph" style:parent-style-name="Standard" style:list-style-name="L2">
      <style:text-properties officeooo:rsid="001f79f9" officeooo:paragraph-rsid="001f79f9"/>
    </style:style>
    <style:style style:name="P170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71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172" style:family="paragraph" style:parent-style-name="Standard" style:list-style-name="L12">
      <style:text-properties officeooo:paragraph-rsid="005a9ac5"/>
    </style:style>
    <style:style style:name="P173" style:family="paragraph" style:parent-style-name="Standard" style:list-style-name="L12">
      <style:text-properties fo:color="#a9b7c6" style:font-name="JetBrains Mono" fo:font-size="10pt" fo:font-style="normal" fo:font-weight="normal" officeooo:rsid="005a9ac5" officeooo:paragraph-rsid="005a9ac5" style:font-size-asian="10pt" style:font-style-asian="normal" style:font-weight-asian="normal"/>
    </style:style>
    <style:style style:name="P174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75" style:family="paragraph" style:parent-style-name="Standard" style:list-style-name="L10">
      <style:paragraph-properties fo:break-before="page"/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76" style:family="paragraph" style:parent-style-name="Text_20_body" style:list-style-name="L13"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77" style:family="paragraph" style:parent-style-name="Text_20_body" style:list-style-name="L17">
      <style:text-properties officeooo:paragraph-rsid="0060f9db"/>
    </style:style>
    <style:style style:name="P178" style:family="paragraph" style:parent-style-name="Text_20_body" style:list-style-name="L18">
      <style:text-properties officeooo:paragraph-rsid="0060f9db"/>
    </style:style>
    <style:style style:name="P179" style:family="paragraph" style:parent-style-name="Text_20_body">
      <style:text-properties officeooo:paragraph-rsid="0060f9db"/>
    </style:style>
    <style:style style:name="P180" style:family="paragraph" style:parent-style-name="Text_20_body" style:list-style-name="L14">
      <style:paragraph-properties fo:margin-top="0cm" fo:margin-bottom="0cm" loext:contextual-spacing="false" fo:orphans="60" fo:widows="2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ize-complex="8pt" loext:padding="0cm" loext:border="none"/>
    </style:style>
    <style:style style:name="P181" style:family="paragraph" style:parent-style-name="Text_20_body" style:list-style-name="L19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60f9db"/>
    </style:style>
    <style:style style:name="P18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000000" style:font-name="inherit" fo:font-size="12pt" fo:letter-spacing="normal" fo:font-style="normal" fo:font-weight="normal" officeooo:paragraph-rsid="0060f9db" loext:padding="0cm" loext:border="none"/>
    </style:style>
    <style:style style:name="P183" style:family="paragraph">
      <style:paragraph-properties style:text-autospace="none"/>
    </style:style>
    <style:style style:name="P184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85" style:family="paragraph">
      <loext:graphic-properties draw:fill="none" draw:fill-color="#ffffff"/>
      <style:paragraph-properties style:writing-mode="lr-tb"/>
    </style:style>
    <style:style style:name="P186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187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188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fo:font-variant="normal" fo:text-transform="none" fo:color="#086dc3" style:text-line-through-style="none" style:text-line-through-type="none" style:font-name="inherit" fo:font-size="12pt" fo:letter-spacing="normal" fo:font-style="normal" style:text-underline-style="none" fo:font-weight="normal" style:text-blinking="false" loext:padding="0cm" loext:border="none"/>
    </style:style>
    <style:style style:name="T11" style:family="text">
      <style:text-properties fo:font-variant="normal" fo:text-transform="none" fo:color="#000000" style:font-name="inherit" fo:font-size="12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style:font-name="inherit" fo:font-size="12pt" fo:letter-spacing="normal" fo:font-style="normal" fo:font-weight="normal" officeooo:rsid="0020e7b6" loext:padding="0cm" loext:border="none"/>
    </style:style>
    <style:style style:name="T13" style:family="text">
      <style:text-properties fo:font-variant="normal" fo:text-transform="none" fo:color="#000000" style:font-name="inherit" fo:font-size="12pt" fo:letter-spacing="normal" fo:font-style="normal" style:text-underline-style="solid" style:text-underline-width="auto" style:text-underline-color="font-color" fo:font-weight="normal" officeooo:rsid="0020e7b6" loext:padding="0cm" loext:border="none"/>
    </style:style>
    <style:style style:name="T14" style:family="text">
      <style:text-properties fo:font-variant="normal" fo:text-transform="none" fo:color="#000000" style:font-name="Monaco" fo:font-size="9.7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333333" style:font-name="Monaco" fo:font-size="12pt" fo:letter-spacing="normal" fo:font-style="normal" fo:font-weight="bold" fo:background-color="#f8f8f8" loext:char-shading-value="0" loext:padding="0cm" loext:border="none"/>
    </style:style>
    <style:style style:name="T16" style:family="text">
      <style:text-properties fo:font-variant="normal" fo:text-transform="none" fo:color="#222222" style:font-name="Monaco" fo:font-size="12pt" fo:letter-spacing="normal" fo:font-style="normal" fo:font-weight="normal" fo:background-color="#f8f8f8" loext:char-shading-value="0" loext:padding="0cm" loext:border="none"/>
    </style:style>
    <style:style style:name="T17" style:family="text">
      <style:text-properties fo:font-variant="normal" fo:text-transform="none" fo:color="#222222" fo:letter-spacing="normal" fo:background-color="#f8f8f8" loext:char-shading-value="0" loext:padding="0cm" loext:border="none"/>
    </style:style>
    <style:style style:name="T18" style:family="text">
      <style:text-properties fo:font-variant="normal" fo:text-transform="none" fo:color="#999999" style:font-name="Monaco" fo:font-size="12pt" fo:letter-spacing="normal" fo:font-style="normal" fo:font-weight="bold" fo:background-color="#f8f8f8" loext:char-shading-value="0" loext:padding="0cm" loext:border="none"/>
    </style:style>
    <style:style style:name="T19" style:family="text">
      <style:text-properties fo:font-variant="normal" fo:text-transform="none" fo:color="#445588" style:font-name="Monaco" fo:font-size="12pt" fo:letter-spacing="normal" fo:font-style="normal" fo:font-weight="bold" fo:background-color="#f8f8f8" loext:char-shading-value="0" loext:padding="0cm" loext:border="none"/>
    </style:style>
    <style:style style:name="T20" style:family="text">
      <style:text-properties fo:font-variant="normal" fo:text-transform="none" fo:color="#999988" style:font-name="Monaco" fo:font-size="12pt" fo:letter-spacing="normal" fo:font-style="italic" fo:font-weight="normal" fo:background-color="#f8f8f8" loext:char-shading-value="0" loext:padding="0cm" loext:border="none"/>
    </style:style>
    <style:style style:name="T21" style:family="text">
      <style:text-properties fo:font-variant="normal" fo:text-transform="none" fo:color="#3465a4" style:font-name="inherit" fo:font-size="12pt" fo:letter-spacing="normal" fo:font-style="normal" style:text-underline-style="solid" style:text-underline-width="auto" style:text-underline-color="font-color" fo:font-weight="normal" officeooo:rsid="001ef4fd" loext:padding="0cm" loext:border="none"/>
    </style:style>
    <style:style style:name="T22" style:family="text">
      <style:text-properties officeooo:rsid="003cc727"/>
    </style:style>
    <style:style style:name="T23" style:family="text">
      <style:text-properties officeooo:rsid="003e526f"/>
    </style:style>
    <style:style style:name="T2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style:font-name="JetBrains Mono" fo:font-size="10pt" fo:font-style="normal" fo:font-weight="normal" officeooo:rsid="004925e9" style:font-size-asian="10pt" style:font-style-asian="normal" style:font-weight-asian="normal"/>
    </style:style>
    <style:style style:name="T26" style:family="text">
      <style:text-properties style:font-name="JetBrains Mono" fo:font-size="10pt" fo:font-style="normal" fo:font-weight="normal" officeooo:rsid="0048d86c" style:font-size-asian="10pt" style:font-style-asian="normal" style:font-weight-asian="normal"/>
    </style:style>
    <style:style style:name="T27" style:family="text">
      <style:text-properties style:font-name="JetBrains Mono" fo:font-size="10pt" fo:font-style="normal" fo:font-weight="normal" officeooo:rsid="005eba73" style:font-size-asian="10pt" style:font-style-asian="normal" style:font-weight-asian="normal"/>
    </style:style>
    <style:style style:name="T28" style:family="text">
      <style:text-properties style:font-name="JetBrains Mono" fo:font-size="10pt" fo:font-style="normal" style:text-underline-style="none" fo:font-weight="normal" officeooo:rsid="002f6df8" style:font-size-asian="10pt" style:font-style-asian="normal" style:font-weight-asian="normal"/>
    </style:style>
    <style:style style:name="T29" style:family="text">
      <style:text-properties style:font-name="JetBrains Mono" fo:font-size="10pt" fo:font-style="normal" style:font-size-asian="10pt" style:font-style-asian="normal"/>
    </style:style>
    <style:style style:name="T30" style:family="text">
      <style:text-properties style:font-name="JetBrains Mono" fo:font-size="10pt" fo:font-style="normal" fo:font-weight="bold" style:font-size-asian="10pt" style:font-style-asian="normal" style:font-weight-asian="bold" style:font-weight-complex="bold"/>
    </style:style>
    <style:style style:name="T31" style:family="text">
      <style:text-properties style:font-name="JetBrains Mono" fo:font-size="10pt" style:font-size-asian="10pt"/>
    </style:style>
    <style:style style:name="T32" style:family="text">
      <style:text-properties style:font-name="JetBrains Mono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33" style:family="text">
      <style:text-properties style:font-name="JetBrains Mono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34" style:family="text">
      <style:text-properties style:font-name="JetBrains Mono" fo:font-size="9pt" fo:font-style="italic" style:text-underline-style="none" fo:font-weight="normal" officeooo:rsid="005eba73" style:font-size-asian="9pt" style:font-style-asian="italic" style:font-weight-asian="normal" style:font-size-complex="9pt" style:font-style-complex="italic"/>
    </style:style>
    <style:style style:name="T35" style:family="text">
      <style:text-properties style:font-name="JetBrains Mono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36" style:family="text">
      <style:text-properties style:font-name="JetBrains Mono" fo:font-size="9pt" fo:font-style="normal" style:text-underline-style="solid" style:text-underline-width="auto" style:text-underline-color="font-color" fo:font-weight="normal" officeooo:rsid="006127ce" style:font-size-asian="9pt" style:font-style-asian="normal" style:font-weight-asian="normal" style:font-size-complex="9pt" style:font-style-complex="normal"/>
    </style:style>
    <style:style style:name="T37" style:family="text">
      <style:text-properties officeooo:rsid="004925e9"/>
    </style:style>
    <style:style style:name="T38" style:family="text">
      <style:text-properties officeooo:rsid="004c31cc"/>
    </style:style>
    <style:style style:name="T39" style:family="text">
      <style:text-properties fo:color="#2a6099"/>
    </style:style>
    <style:style style:name="T40" style:family="text">
      <style:text-properties fo:color="#2a6099" style:font-name="JetBrains Mono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41" style:family="text">
      <style:text-properties fo:color="#2a6099" style:font-name="JetBrains Mono" fo:font-size="9pt" fo:font-style="normal" style:text-underline-style="solid" style:text-underline-width="auto" style:text-underline-color="font-color" fo:font-weight="normal" officeooo:rsid="006127ce" style:font-size-asian="9pt" style:font-style-asian="normal" style:font-weight-asian="normal" style:font-size-complex="9pt" style:font-style-complex="normal"/>
    </style:style>
    <style:style style:name="T42" style:family="text">
      <style:text-properties fo:color="#2a6099" style:font-name="JetBrains Mono" fo:font-size="9pt" fo:font-style="normal" style:text-underline-style="solid" style:text-underline-width="auto" style:text-underline-color="font-color" officeooo:rsid="006127ce" style:font-size-asian="9pt" style:font-style-asian="normal" style:font-size-complex="9pt" style:font-style-complex="normal"/>
    </style:style>
    <style:style style:name="T43" style:family="text">
      <style:text-properties fo:color="#2a6099" style:font-name="JetBrains Mono" fo:font-size="9pt" fo:font-style="normal" style:text-underline-style="solid" style:text-underline-width="auto" style:text-underline-color="font-color" fo:font-weight="bold" officeooo:rsid="006127ce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style:use-window-font-color="true"/>
    </style:style>
    <style:style style:name="T45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46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47" style:family="text">
      <style:text-properties style:use-window-font-color="true" style:font-name="JetBrains Mono" fo:font-size="9pt" fo:font-style="italic" style:text-underline-style="none" fo:font-weight="normal" officeooo:rsid="005a9ac5" style:font-size-asian="9pt" style:font-style-asian="italic" style:font-weight-asian="normal" style:font-size-complex="9pt" style:font-style-complex="italic"/>
    </style:style>
    <style:style style:name="T48" style:family="text">
      <style:text-properties style:use-window-font-color="true" style:font-name="JetBrains Mono" fo:font-size="9pt" fo:font-style="normal" style:text-underline-style="none" fo:font-weight="normal" officeooo:rsid="006127ce" style:font-size-asian="9pt" style:font-style-asian="normal" style:font-weight-asian="normal" style:font-size-complex="9pt" style:font-style-complex="normal"/>
    </style:style>
    <style:style style:name="T49" style:family="text">
      <style:text-properties style:use-window-font-color="true" style:font-name="JetBrains Mono" fo:font-size="9pt" fo:font-style="normal" fo:font-weight="normal" officeooo:rsid="006127ce" style:font-size-asian="9pt" style:font-style-asian="normal" style:font-weight-asian="normal" style:font-size-complex="9pt" style:font-style-complex="normal"/>
    </style:style>
    <style:style style:name="T50" style:family="text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6127ce" style:font-size-asian="9pt" style:font-style-asian="normal" style:font-weight-asian="normal" style:font-size-complex="9pt" style:font-style-complex="normal"/>
    </style:style>
    <style:style style:name="T51" style:family="text">
      <style:text-properties fo:font-size="9pt" fo:font-style="italic" style:font-size-asian="9pt" style:font-style-asian="italic" style:font-size-complex="9pt" style:font-style-complex="italic"/>
    </style:style>
    <style:style style:name="T5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3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5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cc7832" fo:font-size="10pt" fo:font-style="normal" style:font-size-asian="10pt" style:font-style-asian="normal"/>
    </style:style>
    <style:style style:name="T56" style:family="text">
      <style:text-properties fo:color="#808080" fo:font-size="10pt" fo:font-style="normal" style:font-size-asian="10pt" style:font-style-asian="normal"/>
    </style:style>
    <style:style style:name="T5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6a8759" fo:font-size="10pt" fo:font-style="normal" style:font-size-asian="10pt" style:font-style-asian="normal"/>
    </style:style>
    <style:style style:name="T59" style:family="text">
      <style:text-properties fo:color="#a9b7c6" fo:font-size="10pt" fo:font-style="normal" style:font-size-asian="10pt" style:font-style-asian="normal"/>
    </style:style>
    <style:style style:name="T6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1" style:family="text">
      <style:text-properties fo:color="#a9b7c6" style:font-name="JetBrains Mono" fo:font-size="10pt" fo:font-style="normal" fo:font-weight="normal" officeooo:rsid="005a9ac5" style:font-size-asian="10pt" style:font-style-asian="normal" style:font-weight-asian="normal"/>
    </style:style>
    <style:style style:name="T62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bbb529" style:font-name="JetBrains Mono" fo:font-size="10pt" fo:font-style="normal" fo:font-weight="normal" officeooo:rsid="005a9ac5" style:font-size-asian="10pt" style:font-style-asian="normal" style:font-weight-asian="normal"/>
    </style:style>
    <style:style style:name="T64" style:family="text">
      <style:text-properties fo:color="#bbb529" fo:font-size="10pt" fo:font-style="normal" style:font-size-asian="10pt" style:font-style-asian="normal"/>
    </style:style>
    <style:style style:name="T65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66" style:family="text">
      <style:text-properties style:font-name="0" fo:font-size="10pt" style:font-size-asian="10pt"/>
    </style:style>
    <style:style style:name="T67" style:family="text">
      <style:text-properties officeooo:rsid="001ef4fd"/>
    </style:style>
    <style:style style:name="T68" style:family="text">
      <style:text-properties officeooo:rsid="006127ce"/>
    </style:style>
    <style:style style:name="T69" style:family="text">
      <style:text-properties fo:color="#bbb529" style:font-name="JetBrains Mono1" fo:font-size="10pt" style:font-name-asian="JetBrains Mono1" style:font-size-asian="10pt" style:font-name-complex="JetBrains Mono1" style:font-size-complex="10pt"/>
    </style:style>
    <style:style style:name="T70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71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72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73" style:family="text">
      <style:text-properties fo:color="#9876aa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74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75" style:family="text"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T76" style:family="text">
      <style:text-properties fo:color="#e8bf6a" style:font-name="JetBrains Mono1" fo:font-size="10pt" style:font-name-asian="JetBrains Mono1" style:font-size-asian="10pt" style:font-name-complex="JetBrains Mono1" style:font-size-complex="10pt"/>
    </style:style>
    <style:style style:name="T77" style:family="text">
      <style:text-properties fo:color="#bababa" style:font-name="JetBrains Mono1" fo:font-size="10pt" style:font-name-asian="JetBrains Mono1" style:font-size-asian="10pt" style:font-name-complex="JetBrains Mono1" style:font-size-complex="10pt"/>
    </style:style>
    <style:style style:name="T78" style:family="text">
      <style:text-properties fo:color="#9876aa" style:font-name="JetBrains Mono1" fo:font-size="10pt" style:font-name-asian="JetBrains Mono1" style:font-size-asian="10pt" style:font-name-complex="JetBrains Mono1" style:font-size-complex="10pt"/>
    </style:style>
    <style:style style:name="T79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T80" style:family="text">
      <style:text-properties style:use-window-font-color="true" style:font-name="JetBrains Mono1" fo:font-size="10pt" style:font-name-asian="JetBrains Mono1" style:font-size-asian="10pt" style:font-name-complex="JetBrains Mono1" style:font-size-complex="10pt"/>
    </style:style>
    <style:style style:name="T81" style:family="text">
      <style:text-properties style:use-window-font-color="true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82" style:family="text">
      <style:text-properties fo:color="#000000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83" style:family="text">
      <style:text-properties fo:color="#c9211e"/>
    </style:style>
    <style:style style:name="T84" style:family="text">
      <style:text-properties fo:color="#a9b7c6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85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9cm" fo:text-indent="-0.635cm" fo:margin-left="7.519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9.84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8.221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9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85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059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27500445" text:style-name="L1">
        <text:list-item>
          <text:p text:style-name="P144">What I did</text:p>
        </text:list-item>
      </text:list>
      <text:p text:style-name="P35"/>
      <text:list xml:id="list3333176970" text:style-name="L2">
        <text:list-item>
          <text:p text:style-name="P145">Forked repostitory start from Spring guru. (Could create own with only a READMe.md)</text:p>
        </text:list-item>
        <text:list-item>
          <text:p text:style-name="P145">open IntelliJ → file→ new project → from version control → from workDirectory\sfg-di (created new directory sfg-di)</text:p>
        </text:list-item>
        <text:list-item>
          <text:p text:style-name="P169"><text:span text:style-name="T44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45"><draw:frame draw:style-name="fr5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46">add and commit work to master branch</text:p>
          <text:p text:style-name="P146"><text:s text:c="16"/>git add .</text:p>
          <text:p text:style-name="P146"><text:tab/> <text:s text:c="3"/>git comit -m "add spring depency project"</text:p>
        </text:list-item>
        <text:list-item>
          <text:p text:style-name="P146">create new branch add-spring-project</text:p>
        </text:list-item>
      </text:list>
      <text:p text:style-name="P36"><text:tab/><text:tab/>git switch -c add-spring-project</text:p>
      <text:list xml:id="list1261945183" text:style-name="L3">
        <text:list-header>
          <text:p text:style-name="P147"/>
        </text:list-header>
      </text:list>
      <text:p text:style-name="P36"><text:s text:c="11"/></text:p>
      <text:list xml:id="list104411191966321" text:continue-list="list3333176970" text:style-name="L2">
        <text:list-item>
          <text:p text:style-name="P145">extract the contends and drag and dop the files to the pr<text:span text:style-name="T1">o</text:span>ject directory</text:p>
          <text:p text:style-name="P146"/>
        </text:list-item>
        <text:list-item>
          <text:p text:style-name="P148">open pom, right click in text área and select “add as maven project”</text:p>
        </text:list-item>
        <text:list-item>
          <text:p text:style-name="P149">set up the JDK in file→ project structure</text:p>
        </text:list-item>
        <text:list-item>
          <text:p text:style-name="P150">run “verify” on the project</text:p>
        </text:list-item>
        <text:list-item>
          <text:p text:style-name="P151">Add and commit work to branch and push to gitHub</text:p>
        </text:list-item>
      </text:list>
      <text:p text:style-name="P37"><text:s text:c="14"/>git commit -am "add spring project"</text:p>
      <text:p text:style-name="P37"><text:s text:c="14"/>git push add-spring-project</text:p>
      <text:p text:style-name="P37"/>
      <text:p text:style-name="P37"/>
      <text:p text:style-name="P100">Lesson 32 The Spring Context</text:p>
      <text:p text:style-name="P38"/>
      <text:p text:style-name="P45">Here one makes use of the Spring <text:s/>context.</text:p>
      <text:p text:style-name="P45">It give one components (Objects – Spring Beans) that one uses.</text:p>
      <text:p text:style-name="P45">We ask the Spring context, our application, for a reference to those objects.</text:p>
      <text:p text:style-name="P45">Here we will create a Spring controller and then ask the context for a reference to this</text:p>
      <text:p text:style-name="P45">Spring managed Object (Spring Bean)</text:p>
      <text:p text:style-name="P45"/>
      <text:p text:style-name="P4"><draw:frame text:anchor-type="paragraph" draw:z-index="1" draw:name="Shape1" draw:style-name="gr50" draw:text-style-name="P185" svg:width="11.792cm" svg:height="7.129cm" svg:x="0.496cm" svg:y="0.328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org.springframework.stereotype.</text:span><text:span text:style-name="T69">Controller</text:span><text:span text:style-name="T70">;</text:span><text:span text:style-name="T70"><text:line-break/></text:span><text:span text:style-name="T70"><text:line-break/></text:span><text:span text:style-name="T75">// add as Spring managed controller</text:span><text:span text:style-name="T75"><text:line-break/></text:span><text:span text:style-name="T69">@Controller</text:span><text:span text:style-name="T69"><text:line-break/></text:span><text:span text:style-name="T70">public class </text:span><text:span text:style-name="T71">MyController {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1">String </text:span><text:span text:style-name="T72">sayHello</text:span><text:span text:style-name="T71">(){</text:span><text:span text:style-name="T71"><text:line-break/></text:span><text:span text:style-name="T71"> <text:s text:c="7"/>System.</text:span><text:span text:style-name="T73">out</text:span><text:span text:style-name="T71">.println(</text:span><text:span text:style-name="T74">"Hello world!!"</text:span><text:span text:style-name="T71">)</text:span><text:span text:style-name="T70">;</text:span><text:span text:style-name="T70"><text:line-break/></text:span><text:span text:style-name="T70"> <text:s text:c="7"/>return </text:span><text:span text:style-name="T74">"Hi folks!!!"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/text:p></draw:text-box></draw:frame></text:p>
      <text:p text:style-name="P45"/>
      <text:p text:style-name="P45"/>
      <text:p text:style-name="P4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 text:c="4"/><text:span text:style-name="T2">In The application main class</text:span></text:p>
      <text:p text:style-name="P53"><draw:frame text:anchor-type="paragraph" draw:z-index="2" draw:name="Shape2" draw:style-name="gr28" draw:text-style-name="P185" svg:width="17.777cm" svg:height="6.167cm" svg:x="0.661cm" svg:y="0.413cm"><draw:text-box><text:p text:style-name="P183"><text:span text:style-name="T70">public static void </text:span><text:span text:style-name="T72">main</text:span><text:span text:style-name="T71">(String[] args) {</text:span><text:span text:style-name="T71"><text:line-break/></text:span><text:span text:style-name="T71"><text:line-break/></text:span><text:span text:style-name="T71"><text:tab/></text:span><text:span text:style-name="T75">//SpringApplication.run(SfgDiApplication.class, args);</text:span><text:span text:style-name="T75"><text:line-break/></text:span><text:span text:style-name="T75"><text:tab/></text:span><text:span text:style-name="T75">// return a context from the application</text:span><text:span text:style-name="T75"><text:line-break/></text:span><text:span text:style-name="T75"><text:tab/></text:span><text:span text:style-name="T71">ApplicationContext ctx = SpringApplication.</text:span><text:span text:style-name="T84">run</text:span><text:span text:style-name="T71">(SfgDiApplication.</text:span><text:span text:style-name="T70">class, </text:span><text:span text:style-name="T71">args)</text:span><text:span text:style-name="T70">;</text:span><text:span text:style-name="T70"><text:line-break/></text:span><text:span text:style-name="T70"> <text:s text:c="3"/></text:span><text:span text:style-name="T75">/*</text:span><text:span text:style-name="T75"><text:line-break/></text:span><text:span text:style-name="T75"> <text:s text:c="6"/>return a reference to the controller from the context</text:span><text:span text:style-name="T75"><text:line-break/></text:span><text:span text:style-name="T75"> <text:s text:c="6"/>by default the name is the same, but starts with lowercase</text:span><text:span text:style-name="T75"><text:line-break/></text:span><text:span text:style-name="T75"> <text:s text:c="6"/>Must cast as it's an Object type returned</text:span><text:span text:style-name="T75"><text:line-break/></text:span><text:span text:style-name="T75"> <text:s text:c="4"/>*/</text:span><text:span text:style-name="T75"><text:line-break/></text:span><text:span text:style-name="T75"><text:tab/></text:span><text:span text:style-name="T71">MyController myController = (MyController)ctx.getBean(</text:span><text:span text:style-name="T74">"myController"</text:span><text:span text:style-name="T71">)</text:span><text:span text:style-name="T70">;</text:span><text:span text:style-name="T70"><text:line-break/></text:span><text:span text:style-name="T70"><text:line-break/></text:span><text:span text:style-name="T70"><text:tab/></text:span><text:span text:style-name="T71">String greeting = myController.sayHello()</text:span><text:span text:style-name="T70">;</text:span><text:span text:style-name="T70"><text:line-break/></text:span><text:span text:style-name="T70"><text:tab/></text:span><text:span text:style-name="T71">System.</text:span><text:span text:style-name="T73">out</text:span><text:span text:style-name="T71">.println(greeting)</text:span><text:span text:style-name="T70">;</text:span><text:span text:style-name="T70"><text:line-break/></text:span><text:span text:style-name="T71">}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 text:c="3"/></text:p>
      <text:p text:style-name="P54">outputs</text:p>
      <text:p text:style-name="P54"><draw:frame text:anchor-type="paragraph" draw:z-index="3" draw:name="Shape3" draw:style-name="gr49" draw:text-style-name="P185" svg:width="5.028cm" svg:height="1.654cm" svg:x="-0.116cm" svg:y="0.363cm"><draw:text-box><text:p>Hello world!!</text:p><text:p>Hi folks!!!</text:p></draw:text-box></draw:frame><text:s/></text:p>
      <text:p text:style-name="P54"/>
      <text:p text:style-name="P54"/>
      <text:p text:style-name="P54"/>
      <text:p text:style-name="P54"/>
      <text:p text:style-name="P54"/>
      <text:p text:style-name="P101">Lesson 34 Dependency Injection without Spring</text:p>
      <text:p text:style-name="P39"/>
      <text:p text:style-name="P55">see the pdf at /Courses/UdemyCourses/SpringFramework5_Beginner_to_Guru/Section3_DependencyInjectionWithSpring/BasicsOfDepInjectionS5.pdf on this topic as well.</text:p>
      <text:p text:style-name="P55"/>
      <text:p text:style-name="P55">• DI can be done with Concrete Classes or with Interfaces</text:p>
      <text:p text:style-name="P55">• Generally DI with Concrete Classes should be avoided</text:p>
      <text:p text:style-name="P55">• DI via Interfaces is highly preferred</text:p>
      <text:p text:style-name="P55">• Allows runtime to decide implementation to inject</text:p>
      <text:p text:style-name="P1"><text:span text:style-name="T45">• Follows Interface Segregation Principle of SOLID →</text:span><text:span text:style-name="T46"> </text:span><text:a xlink:type="simple" xlink:href="https://youtu.be/M6rwl_AZPJg" text:style-name="Internet_20_link" text:visited-style-name="Visited_20_Internet_20_Link"><text:span text:style-name="T44"><text:s/>Master Interface Segregation Principle ISP</text:span></text:a></text:p>
      <text:p text:style-name="P55">• Also, makes your code more testable - mocking becomes trivial</text:p>
      <text:p text:style-name="P55"/>
      <text:p text:style-name="P59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55"/>
      <text:p text:style-name="P55"/>
      <text:p text:style-name="P59"><text:span text:style-name="T24">package guru.springframework.sfgdi.services;</text:span><text:line-break/><text:line-break/><text:span text:style-name="T24">public interface GreetingService {</text:span><text:line-break/><text:line-break/><text:span text:style-name="T24"> <text:s text:c="3"/>String sayGreeting();</text:span><text:line-break/><text:span text:style-name="T24">}</text:span></text:p>
      <text:p text:style-name="P59"/>
      <text:p text:style-name="P59"/>
      <text:p text:style-name="P59"><text:span text:style-name="T24">package guru.springframework.sfgdi.services;</text:span><text:line-break/><text:line-break/><text:span text:style-name="T24">public class GreetingServiceImpl implements GreetingService{</text:span><text:line-break/><text:span text:style-name="T24"> <text:s text:c="3"/>@Override</text:span><text:line-break/><text:span text:style-name="T24"> <text:s text:c="3"/>public String sayGreeting() {</text:span><text:line-break/><text:span text:style-name="T24"> <text:s text:c="7"/>return "Hello world";</text:span><text:line-break/><text:span text:style-name="T24"> <text:s text:c="3"/>}</text:span><text:line-break/><text:span text:style-name="T24">}</text:span><text:line-break/></text:p>
      <text:p text:style-name="P59"/>
      <text:p text:style-name="P40">Dependency injection via properties</text:p>
      <text:p text:style-name="P40"/>
      <text:p text:style-name="P46">• By class properties - least preferred</text:p>
      <text:p text:style-name="P46">• Can be public or private properties</text:p>
      <text:p text:style-name="P46">• Using private properties is EVIL</text:p>
      <text:p text:style-name="P46">• Spring can use reflection to set private properties</text:p>
      <text:p text:style-name="P46">• “Works” but is slow &amp; makes testing difficult</text:p>
      <text:p text:style-name="P46"/>
      <text:p text:style-name="P46"><draw:frame text:anchor-type="paragraph" draw:z-index="4" draw:name="Shape4" draw:style-name="gr48" draw:text-style-name="P185" svg:width="11.56cm" svg:height="5.345cm" svg:x="-0.083cm" svg:y="0.159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services.GreetingService</text:span><text:span text:style-name="T70">;</text:span><text:span text:style-name="T70"><text:line-break/></text:span><text:span text:style-name="T70"><text:line-break/></text:span><text:span text:style-name="T70">public class </text:span><text:span text:style-name="T71">PropertyInjectionController {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1">GreetingService </text:span><text:span text:style-name="T78">greetingService</text:span><text:span text:style-name="T70">;</text:span><text:span text:style-name="T70"><text:line-break/></text:span><text:span text:style-name="T70"><text:line-break/></text:span><text:span text:style-name="T70"> <text:s text:c="3"/>public </text:span><text:span text:style-name="T71">String </text:span><text:span text:style-name="T72">getGreeting</text:span><text:span text:style-name="T71">(){</text:span><text:span text:style-name="T71"><text:line-break/></text:span><text:span text:style-name="T71"> <text:s text:c="6"/></text:span><text:span text:style-name="T70">return </text:span><text:span text:style-name="T78">greetingService</text:span><text:span text:style-name="T71">.sayGreeting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</text:p>
      <text:p text:style-name="P47"/>
      <text:p text:style-name="P47"/>
      <text:p text:style-name="P46"><draw:frame text:anchor-type="paragraph" draw:z-index="5" draw:name="Shape5" draw:style-name="gr36" draw:text-style-name="P185" svg:width="13.644cm" svg:height="10.277cm" svg:x="-0.101cm" svg:y="0.286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services.GreetingServiceImpl</text:span><text:span text:style-name="T70">;</text:span><text:span text:style-name="T70"><text:line-break/></text:span><text:span text:style-name="T70">import </text:span><text:span text:style-name="T71">org.junit.jupiter.api.</text:span><text:span text:style-name="T69">BeforeEach</text:span><text:span text:style-name="T70">;</text:span><text:span text:style-name="T70"><text:line-break/></text:span><text:span text:style-name="T70">import </text:span><text:span text:style-name="T71">org.junit.jupiter.api.</text:span><text:span text:style-name="T69">Test</text:span><text:span text:style-name="T70">;</text:span><text:span text:style-name="T70"><text:line-break/></text:span><text:span text:style-name="T70"><text:line-break/></text:span><text:span text:style-name="T70">import static </text:span><text:span text:style-name="T71">org.junit.jupiter.api.Assertions.*</text:span><text:span text:style-name="T70">;</text:span><text:span text:style-name="T70"><text:line-break/></text:span><text:span text:style-name="T70"><text:line-break/></text:span><text:span text:style-name="T70">class </text:span><text:span text:style-name="T71">PropertyInjectionControllerTest {</text:span><text:span text:style-name="T71"><text:line-break/></text:span><text:span text:style-name="T71"> <text:s text:c="3"/>PropertyInjectionController </text:span><text:span text:style-name="T78">controller</text:span><text:span text:style-name="T70">;</text:span><text:span text:style-name="T70"><text:line-break/></text:span><text:span text:style-name="T70"> <text:s text:c="3"/></text:span><text:span text:style-name="T69">@BeforeEach</text:span><text:span text:style-name="T69"><text:line-break/></text:span><text:span text:style-name="T69"> <text:s text:c="3"/></text:span><text:span text:style-name="T70">void </text:span><text:span text:style-name="T72">setUp</text:span><text:span text:style-name="T71">() {</text:span><text:span text:style-name="T71"><text:line-break/></text:span><text:span text:style-name="T71"> <text:s text:c="7"/></text:span><text:span text:style-name="T75">// here we mimic what the Spring Framework would do</text:span><text:span text:style-name="T75"><text:line-break/></text:span><text:span text:style-name="T75"> <text:s text:c="7"/></text:span><text:span text:style-name="T78">controller </text:span><text:span text:style-name="T71">= </text:span><text:span text:style-name="T70">new </text:span><text:span text:style-name="T71">PropertyInjectionController()</text:span><text:span text:style-name="T70">;</text:span><text:span text:style-name="T75">// return a controller</text:span><text:span text:style-name="T75"><text:line-break/></text:span><text:span text:style-name="T75"> <text:s text:c="7"/>// controller uses the service</text:span><text:span text:style-name="T75"><text:line-break/></text:span><text:span text:style-name="T75"> <text:s text:c="7"/></text:span><text:span text:style-name="T78">controller</text:span><text:span text:style-name="T71">.</text:span><text:span text:style-name="T78">greetingService </text:span><text:span text:style-name="T71">= </text:span><text:span text:style-name="T70">new </text:span><text:span text:style-name="T71">GreetingServiceImpl()</text:span><text:span text:style-name="T70">;</text:span><text:span text:style-name="T75">// return a service</text:span><text:span text:style-name="T75"><text:line-break/></text:span><text:span text:style-name="T75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69">@Test</text:span><text:span text:style-name="T69"><text:line-break/></text:span><text:span text:style-name="T69"> <text:s text:c="3"/></text:span><text:span text:style-name="T70">void </text:span><text:span text:style-name="T72">getGreeting</text:span><text:span text:style-name="T71">() {</text:span><text:span text:style-name="T71"><text:line-break/></text:span><text:span text:style-name="T71"> <text:s text:c="7"/>System.</text:span><text:span text:style-name="T73">out</text:span><text:span text:style-name="T71">.println(</text:span><text:span text:style-name="T78">controller</text:span><text:span text:style-name="T71">.getGreeting())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1">Setter Based Dependency Injection</text:p>
      <text:p text:style-name="P41"/>
      <text:p text:style-name="P56">• By Setters - Area of much debate</text:p>
      <text:p text:style-name="P56"/>
      <text:p text:style-name="P56"><draw:frame text:anchor-type="paragraph" draw:z-index="6" draw:name="Shape6" draw:style-name="gr47" draw:text-style-name="P184" svg:width="16.901cm" svg:height="8.797cm" svg:x="0.512cm" svg:y="0.051cm"><draw:text-box><text:p text:style-name="P183"><text:span text:style-name="T85"><text:line-break/></text:span><text:span text:style-name="T70">import </text:span><text:span text:style-name="T71">guru.springframework.sfgdi.services.GreetingService</text:span><text:span text:style-name="T70">;</text:span><text:span text:style-name="T70"><text:line-break/></text:span><text:span text:style-name="T70"><text:line-break/></text:span><text:span text:style-name="T70">public class </text:span><text:span text:style-name="T71">SetterInjectedController {</text:span><text:span text:style-name="T71"><text:line-break/></text:span><text:span text:style-name="T71"><text:line-break/></text:span><text:span text:style-name="T71"> <text:s text:c="3"/></text:span><text:span text:style-name="T70">private </text:span><text:span text:style-name="T71">GreetingService </text:span><text:span text:style-name="T78">greetingService</text:span><text:span text:style-name="T70">;</text:span><text:span text:style-name="T70"><text:line-break/></text:span><text:span text:style-name="T70"><text:line-break/></text:span><text:span text:style-name="T70"> <text:s text:c="3"/>public void </text:span><text:span text:style-name="T72">setGreetingService</text:span><text:span text:style-name="T71">(GreetingService greetingService) {</text:span><text:span text:style-name="T71"><text:line-break/></text:span><text:span text:style-name="T71"> <text:s text:c="7"/></text:span><text:span text:style-name="T70">this</text:span><text:span text:style-name="T71">.</text:span><text:span text:style-name="T78">greetingService </text:span><text:span text:style-name="T71">= greetingService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1">String </text:span><text:span text:style-name="T72">getGreeting</text:span><text:span text:style-name="T71">(){</text:span><text:span text:style-name="T71"><text:line-break/></text:span><text:span text:style-name="T71"> <text:s text:c="7"/></text:span><text:span text:style-name="T70">return </text:span><text:span text:style-name="T78">greetingService</text:span><text:span text:style-name="T71">.sayGreeting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<text:line-break/></text:span><text:span text:style-name="T71">}</text:span></text:p></draw:text-box></draw:frame></text:p>
      <text:p text:style-name="P46"/>
      <text:p text:style-name="P60"/>
      <text:p text:style-name="P59"/>
      <text:p text:style-name="P59"/>
      <text:p text:style-name="P59"/>
      <text:p text:style-name="P59"/>
      <text:p text:style-name="P57"/>
      <text:p text:style-name="P59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5"><draw:frame text:anchor-type="paragraph" draw:z-index="7" draw:name="Shape7" draw:style-name="gr46" draw:text-style-name="P184" svg:width="15.414cm" svg:height="10.685cm" svg:x="-0.282cm" svg:y="0.353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services.GreetingServiceImpl</text:span><text:span text:style-name="T70">;</text:span><text:span text:style-name="T70"><text:line-break/></text:span><text:span text:style-name="T70">import </text:span><text:span text:style-name="T71">org.junit.jupiter.api.</text:span><text:span text:style-name="T69">BeforeEach</text:span><text:span text:style-name="T70">;</text:span><text:span text:style-name="T70"><text:line-break/></text:span><text:span text:style-name="T70">import </text:span><text:span text:style-name="T71">org.junit.jupiter.api.</text:span><text:span text:style-name="T69">Test</text:span><text:span text:style-name="T70">;</text:span><text:span text:style-name="T70"><text:line-break/></text:span><text:span text:style-name="T70"><text:line-break/></text:span><text:span text:style-name="T70">import static </text:span><text:span text:style-name="T71">org.junit.jupiter.api.Assertions.*</text:span><text:span text:style-name="T70">;</text:span><text:span text:style-name="T70"><text:line-break/></text:span><text:span text:style-name="T70"><text:line-break/></text:span><text:span text:style-name="T70">class </text:span><text:span text:style-name="T71">SetterInjectedControllerTest {</text:span><text:span text:style-name="T71"><text:line-break/></text:span><text:span text:style-name="T71"> <text:s text:c="3"/>SetterInjectedController </text:span><text:span text:style-name="T78">controller</text:span><text:span text:style-name="T70">;</text:span><text:span text:style-name="T70"><text:line-break/></text:span><text:span text:style-name="T70"> <text:s text:c="3"/></text:span><text:span text:style-name="T69">@BeforeEach</text:span><text:span text:style-name="T69"><text:line-break/></text:span><text:span text:style-name="T69"> <text:s text:c="3"/></text:span><text:span text:style-name="T70">void </text:span><text:span text:style-name="T72">setUp</text:span><text:span text:style-name="T71">() {</text:span><text:span text:style-name="T71"><text:line-break/></text:span><text:span text:style-name="T71"> <text:s text:c="7"/></text:span><text:span text:style-name="T75">// Mimic what the Spring framework would do</text:span><text:span text:style-name="T75"><text:line-break/></text:span><text:span text:style-name="T75"> <text:s text:c="7"/>// using the setter to inject dependencies</text:span><text:span text:style-name="T75"><text:line-break/></text:span><text:span text:style-name="T75"> <text:s text:c="7"/></text:span><text:span text:style-name="T78">controller </text:span><text:span text:style-name="T71">= </text:span><text:span text:style-name="T70">new </text:span><text:span text:style-name="T71">SetterInjectedController()</text:span><text:span text:style-name="T70">;</text:span><text:span text:style-name="T70"><text:line-break/></text:span><text:span text:style-name="T70"> <text:s text:c="7"/></text:span><text:span text:style-name="T78">controller</text:span><text:span text:style-name="T71">.setGreetingService(</text:span><text:span text:style-name="T70">new </text:span><text:span text:style-name="T71">GreetingServiceImpl()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69">@Test</text:span><text:span text:style-name="T69"><text:line-break/></text:span><text:span text:style-name="T69"> <text:s text:c="3"/></text:span><text:span text:style-name="T70">void </text:span><text:span text:style-name="T72">getGreeting</text:span><text:span text:style-name="T71">() {</text:span><text:span text:style-name="T71"><text:line-break/></text:span><text:span text:style-name="T71"> <text:s text:c="6"/>System.</text:span><text:span text:style-name="T73">out</text:span><text:span text:style-name="T71">.println(</text:span><text:span text:style-name="T78">controller</text:span><text:span text:style-name="T71">.getGreeting()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2"/>
      <text:p text:style-name="P102"/>
      <text:p text:style-name="P42">Dependency Injection via Constructor</text:p>
      <text:p text:style-name="P42"/>
      <text:p text:style-name="P48">• Favor using Constructor Injection over Setter Injection</text:p>
      <text:p text:style-name="P48">• Use final properties for injected components</text:p>
      <text:p text:style-name="P48">• Declare property private final and initialize in the constructor</text:p>
      <text:p text:style-name="P48">• Whenever practical, code to an interface</text:p>
      <text:p text:style-name="P54"/>
      <text:p text:style-name="P54"><draw:frame text:anchor-type="paragraph" draw:z-index="8" draw:name="Shape8" draw:style-name="gr45" draw:text-style-name="P185" svg:width="13.329cm" svg:height="7.4cm" svg:x="0.016cm" svg:y="0.356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services.GreetingService</text:span><text:span text:style-name="T70">;</text:span><text:span text:style-name="T70"><text:line-break/></text:span><text:span text:style-name="T70"><text:line-break/></text:span><text:span text:style-name="T70">public class </text:span><text:span text:style-name="T71">ConstructorInjectedController {</text:span><text:span text:style-name="T71"><text:line-break/></text:span><text:span text:style-name="T71"><text:line-break/></text:span><text:span text:style-name="T71"> <text:s text:c="3"/></text:span><text:span text:style-name="T70">private final </text:span><text:span text:style-name="T71">GreetingService </text:span><text:span text:style-name="T78">greetingService</text:span><text:span text:style-name="T70">;</text:span><text:span text:style-name="T70"><text:line-break/></text:span><text:span text:style-name="T70"><text:line-break/></text:span><text:span text:style-name="T70"> <text:s text:c="3"/>public </text:span><text:span text:style-name="T72">ConstructorInjectedController</text:span><text:span text:style-name="T71">(GreetingService greetingService) {</text:span><text:span text:style-name="T71"><text:line-break/></text:span><text:span text:style-name="T71"> <text:s text:c="7"/></text:span><text:span text:style-name="T70">this</text:span><text:span text:style-name="T71">.</text:span><text:span text:style-name="T78">greetingService </text:span><text:span text:style-name="T71">= greetingService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1">String </text:span><text:span text:style-name="T72">getGreeting</text:span><text:span text:style-name="T71">(){</text:span><text:span text:style-name="T71"><text:line-break/></text:span><text:span text:style-name="T71"> <text:s text:c="7"/></text:span><text:span text:style-name="T70">return </text:span><text:span text:style-name="T78">greetingService</text:span><text:span text:style-name="T71">.sayGreeting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text:anchor-type="paragraph" draw:z-index="9" draw:name="Shape9" draw:style-name="gr44" draw:text-style-name="P185" svg:width="16.207cm" svg:height="9.658cm" svg:x="-0.316cm" svg:y="0.471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services.GreetingServiceImpl</text:span><text:span text:style-name="T70">;</text:span><text:span text:style-name="T70"><text:line-break/></text:span><text:span text:style-name="T70">import </text:span><text:span text:style-name="T71">org.junit.jupiter.api.</text:span><text:span text:style-name="T69">BeforeEach</text:span><text:span text:style-name="T70">;</text:span><text:span text:style-name="T70"><text:line-break/></text:span><text:span text:style-name="T70">import </text:span><text:span text:style-name="T71">org.junit.jupiter.api.</text:span><text:span text:style-name="T69">Test</text:span><text:span text:style-name="T70">;</text:span><text:span text:style-name="T70"><text:line-break/></text:span><text:span text:style-name="T70"><text:line-break/></text:span><text:span text:style-name="T70">import static </text:span><text:span text:style-name="T71">org.junit.jupiter.api.Assertions.*</text:span><text:span text:style-name="T70">;</text:span><text:span text:style-name="T70"><text:line-break/></text:span><text:span text:style-name="T70"><text:line-break/></text:span><text:span text:style-name="T70">class </text:span><text:span text:style-name="T71">ConstructorInjectedControllerTest {</text:span><text:span text:style-name="T71"><text:line-break/></text:span><text:span text:style-name="T71"> <text:s text:c="2"/>ConstructorInjectedController </text:span><text:span text:style-name="T78">controller</text:span><text:span text:style-name="T70">;</text:span><text:span text:style-name="T70"><text:line-break/></text:span><text:span text:style-name="T70"> <text:s text:c="3"/></text:span><text:span text:style-name="T69">@BeforeEach</text:span><text:span text:style-name="T69"><text:line-break/></text:span><text:span text:style-name="T69"> <text:s text:c="3"/></text:span><text:span text:style-name="T70">void </text:span><text:span text:style-name="T72">setUp</text:span><text:span text:style-name="T71">() {</text:span><text:span text:style-name="T71"><text:line-break/></text:span><text:span text:style-name="T71"> <text:s text:c="7"/></text:span><text:span text:style-name="T75">// Preferred method Constructor injection</text:span><text:span text:style-name="T75"><text:line-break/></text:span><text:span text:style-name="T75"> <text:s text:c="7"/></text:span><text:span text:style-name="T78">controller </text:span><text:span text:style-name="T71">= </text:span><text:span text:style-name="T70">new </text:span><text:span text:style-name="T71">ConstructorInjectedController(</text:span><text:span text:style-name="T70">new </text:span><text:span text:style-name="T71">GreetingServiceImpl())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69">@Test</text:span><text:span text:style-name="T69"><text:line-break/></text:span><text:span text:style-name="T69"> <text:s text:c="3"/></text:span><text:span text:style-name="T70">void </text:span><text:span text:style-name="T72">getGreeting</text:span><text:span text:style-name="T71">() {</text:span><text:span text:style-name="T71"><text:line-break/></text:span><text:span text:style-name="T71"> <text:s text:c="7"/>System.</text:span><text:span text:style-name="T73">out</text:span><text:span text:style-name="T71">.println(</text:span><text:span text:style-name="T78">controller</text:span><text:span text:style-name="T71">.getGreeting()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3">Lesson 35 – Dependency Injection using Spring Framework</text:p>
      <text:p text:style-name="P43"/>
      <text:p text:style-name="P49">Here we use the @Annotations to tell Spring that the following are </text:p>
      <text:p text:style-name="P49">Spring manageed components</text:p>
      <text:p text:style-name="P49"/>
      <text:p text:style-name="P49">the @Controller s<text:span text:style-name="T22">o</text:span> That is a Spring managed controller</text:p>
      <text:p text:style-name="P49">Also if its not a Constructor Injected Dependency, the @Autowire is required</text:p>
      <text:p text:style-name="P49"/>
      <text:p text:style-name="P49"><draw:frame text:anchor-type="paragraph" draw:z-index="10" draw:name="Shape10" draw:style-name="gr30" draw:text-style-name="P185" svg:width="17.744cm" svg:height="21.374cm" svg:x="-0.083cm" svg:y="1.309cm"><draw:text-box><text:p text:style-name="P183"><text:span text:style-name="T70">package </text:span><text:span text:style-name="T71">guru.springframework.sfgdi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controllers.ConstructorInjectedController</text:span><text:span text:style-name="T70">;</text:span><text:span text:style-name="T70"><text:line-break/></text:span><text:span text:style-name="T70">import </text:span><text:span text:style-name="T71">guru.springframework.sfgdi.controllers.MyController</text:span><text:span text:style-name="T70">;</text:span><text:span text:style-name="T70"><text:line-break/></text:span><text:span text:style-name="T70">import </text:span><text:span text:style-name="T71">guru.springframework.sfgdi.controllers.SetterInjectedController</text:span><text:span text:style-name="T70">;</text:span><text:span text:style-name="T70"><text:line-break/></text:span><text:span text:style-name="T70">import </text:span><text:span text:style-name="T71">guru.springframework.sfgdi.controllers.PropertyInjectionController</text:span><text:span text:style-name="T70">;</text:span><text:span text:style-name="T70"><text:line-break/></text:span><text:span text:style-name="T70">import </text:span><text:span text:style-name="T71">org.springframework.boot.SpringApplication</text:span><text:span text:style-name="T70">;</text:span><text:span text:style-name="T70"><text:line-break/></text:span><text:span text:style-name="T70">import </text:span><text:span text:style-name="T71">org.springframework.boot.autoconfigure.</text:span><text:span text:style-name="T69">SpringBootApplication</text:span><text:span text:style-name="T70">;</text:span><text:span text:style-name="T70"><text:line-break/></text:span><text:span text:style-name="T70">import </text:span><text:span text:style-name="T71">org.springframework.context.ApplicationContext</text:span><text:span text:style-name="T70">;</text:span><text:span text:style-name="T70"><text:line-break/></text:span><text:span text:style-name="T70"><text:line-break/></text:span><text:span text:style-name="T69">@SpringBootApplication</text:span><text:span text:style-name="T69"><text:line-break/></text:span><text:span text:style-name="T70">public class </text:span><text:span text:style-name="T71">SfgDiApplication {</text:span><text:span text:style-name="T71"><text:line-break/></text:span><text:span text:style-name="T71"><text:line-break/></text:span><text:span text:style-name="T71"><text:tab/></text:span><text:span text:style-name="T70">public static void </text:span><text:span text:style-name="T72">main</text:span><text:span text:style-name="T71">(String[] args) {</text:span><text:span text:style-name="T71"><text:line-break/></text:span><text:span text:style-name="T71"><text:line-break/></text:span><text:span text:style-name="T71"><text:tab/></text:span><text:span text:style-name="T71"><text:tab/></text:span><text:span text:style-name="T75">//SpringApplication.run(SfgDiApplication.class, args);</text:span><text:span text:style-name="T75"><text:line-break/></text:span><text:span text:style-name="T75"><text:tab/></text:span><text:span text:style-name="T75"><text:tab/></text:span><text:span text:style-name="T75">// return a context from the application</text:span><text:span text:style-name="T75"><text:line-break/></text:span><text:span text:style-name="T75"><text:tab/></text:span><text:span text:style-name="T75"><text:tab/></text:span><text:span text:style-name="T71">ApplicationContext ctx = SpringApplication.</text:span><text:span text:style-name="T84">run</text:span><text:span text:style-name="T71">(SfgDiApplication.</text:span><text:span text:style-name="T70">class, </text:span><text:span text:style-name="T71">args)</text:span><text:span text:style-name="T70">;</text:span><text:span text:style-name="T70"><text:line-break/></text:span><text:span text:style-name="T70"><text:tab/></text:span><text:span text:style-name="T70"> <text:s text:c="3"/></text:span><text:span text:style-name="T75">/*</text:span><text:span text:style-name="T75"><text:line-break/></text:span><text:span text:style-name="T75"><text:tab/></text:span><text:span text:style-name="T75"> <text:s text:c="6"/>return a reference to the controller from the context</text:span><text:span text:style-name="T75"><text:line-break/></text:span><text:span text:style-name="T75"><text:tab/></text:span><text:span text:style-name="T75"> <text:s text:c="6"/>by default the name is the same, bu starts with lowercase</text:span><text:span text:style-name="T75"><text:line-break/></text:span><text:span text:style-name="T75"><text:tab/></text:span><text:span text:style-name="T75"> <text:s text:c="6"/>Must cast as it's an Object type returned</text:span><text:span text:style-name="T75"><text:line-break/></text:span><text:span text:style-name="T75"><text:tab/></text:span><text:span text:style-name="T75"> <text:s text:c="4"/>*/</text:span><text:span text:style-name="T75"><text:line-break/></text:span><text:span text:style-name="T75"><text:tab/></text:span><text:span text:style-name="T75"><text:tab/></text:span><text:span text:style-name="T71">MyController myController = (MyController)ctx.getBean(</text:span><text:span text:style-name="T74">"myController"</text:span><text:span text:style-name="T71">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1">String greeting = myController.sayHello()</text:span><text:span text:style-name="T70">;</text:span><text:span text:style-name="T70"><text:line-break/></text:span><text:span text:style-name="T70"><text:tab/></text:span><text:span text:style-name="T70"><text:tab/></text:span><text:span text:style-name="T71">System.</text:span><text:span text:style-name="T73">out</text:span><text:span text:style-name="T71">.println(greeting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5">/*</text:span><text:span text:style-name="T75"><text:line-break/></text:span><text:span text:style-name="T75"><text:tab/></text:span><text:span text:style-name="T75"><text:tab/></text:span><text:span text:style-name="T75"> <text:s/>example of Spring managed dependency injections</text:span><text:span text:style-name="T75"><text:line-break/></text:span><text:span text:style-name="T75"><text:tab/></text:span><text:span text:style-name="T75"><text:tab/></text:span><text:span text:style-name="T75"> <text:s/>One needs to add the tags in the Controllers and Service classes/interfaces</text:span><text:span text:style-name="T75"><text:line-break/></text:span><text:span text:style-name="T75"><text:line-break/></text:span><text:span text:style-name="T75"><text:tab/></text:span><text:span text:style-name="T75"><text:tab/></text:span><text:span text:style-name="T75"> */</text:span><text:span text:style-name="T75"><text:line-break/></text:span><text:span text:style-name="T75"><text:line-break/></text:span><text:span text:style-name="T75"><text:tab/></text:span><text:span text:style-name="T75"><text:tab/></text:span><text:span text:style-name="T71">System.</text:span><text:span text:style-name="T73">out</text:span><text:span text:style-name="T71">.println(</text:span><text:span text:style-name="T74">"------ Property"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1">PropertyInjectionController propertyInjectionController = (PropertyInjectionController) </text:span><text:span text:style-name="T71">ctx.getBean(</text:span><text:span text:style-name="T74">"propertyInjectionController"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1">System.</text:span><text:span text:style-name="T73">out</text:span><text:span text:style-name="T71">.println(propertyInjectionController.getGreeting()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1">System.</text:span><text:span text:style-name="T73">out</text:span><text:span text:style-name="T71">.println(</text:span><text:span text:style-name="T74">"--------- Setter"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1">SetterInjectedController setterInjectedController = (SetterInjectedController) </text:span><text:span text:style-name="T71">ctx.getBean(</text:span><text:span text:style-name="T74">"setterInjectedController"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1">System.</text:span><text:span text:style-name="T73">out</text:span><text:span text:style-name="T71">.println(setterInjectedController.getGreeting()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1">System.</text:span><text:span text:style-name="T73">out</text:span><text:span text:style-name="T71">.println(</text:span><text:span text:style-name="T74">"-------- Constructor" 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1">ConstructorInjectedController constructorInjectedController = </text:span><text:span text:style-name="T71">(ConstructorInjectedController) ctx.getBean(</text:span><text:span text:style-name="T74">"constructorInjectedController"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1">System.</text:span><text:span text:style-name="T73">out</text:span><text:span text:style-name="T71">.println(constructorInjectedController.getGreeting())</text:span><text:span text:style-name="T70">;</text:span><text:span text:style-name="T70"><text:line-break/></text:span><text:span text:style-name="T70"><text:tab/></text:span><text:span text:style-name="T71">}</text:span><text:span text:style-name="T71"><text:line-break/></text:span><text:span text:style-name="T71"><text:line-break/></text:span><text:span text:style-name="T71">}</text:span><text:span text:style-name="T71"><text:line-break/></text:span><text:span text:style-name="T71"/></text:p></draw:text-box></draw:frame>The @Service tells Spring that its a Spring managed Service</text:p>
      <text:list xml:id="list4132182582" text:style-name="L4">
        <text:list-item>
          <text:p text:style-name="P152"><text:span text:style-name="T7">A</text:span><text:span text:style-name="T6">pplication main class</text:span></text:p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04410037072832" text:continue-numbering="true" text:style-name="L4">
        <text:list-item>
          <text:p text:style-name="P153"><text:soft-page-break/>Service Interface</text:p>
        </text:list-item>
      </text:list>
      <text:p text:style-name="P49"/>
      <text:p text:style-name="P49"/>
      <text:p text:style-name="P49"/>
      <text:p text:style-name="P49"><draw:frame text:anchor-type="paragraph" draw:z-index="11" draw:name="Shape11" draw:style-name="gr43" draw:text-style-name="P185" svg:width="14.95cm" svg:height="5.887cm" svg:x="0.314cm" svg:y="0.025cm"><draw:text-box><text:p text:style-name="P183"><text:span text:style-name="T70">package </text:span><text:span text:style-name="T71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1">org.springframework.stereotype.</text:span><text:span text:style-name="T69">Service</text:span><text:span text:style-name="T70">;</text:span><text:span text:style-name="T70"><text:line-break/></text:span><text:span text:style-name="T70"><text:line-break/></text:span><text:span text:style-name="T70"><text:line-break/></text:span><text:span text:style-name="T70">public interface </text:span><text:span text:style-name="T71">GreetingService {</text:span><text:span text:style-name="T71"><text:line-break/></text:span><text:span text:style-name="T71"><text:line-break/></text:span><text:span text:style-name="T71"> <text:s text:c="3"/>String </text:span><text:span text:style-name="T72">sayGreeting</text:span><text:span text:style-name="T71">()</text:span><text:span text:style-name="T70">;</text:span><text:span text:style-name="T70"><text:line-break/></text:span><text:span text:style-name="T71">}</text:span><text:span text:style-name="T71"><text:line-break/></text:span><text:span text:style-name="T71"/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1"><text:span text:style-name="T28">package </text:span><text:span text:style-name="T24">guru.springframework.sfgdi.services;</text:span><text:line-break/><text:line-break/><text:span text:style-name="T24">import org.springframework.stereotype.Service;</text:span><text:line-break/><text:line-break/><text:span text:style-name="T24">/*</text:span><text:line-break/><text:span text:style-name="T24">Spring managed service</text:span><text:line-break/><text:span text:style-name="T24">Indicates that an annotated class is a "Service",</text:span><text:line-break/><text:span text:style-name="T24">originally defined by Domain-Driven Design (Evans, 2003)</text:span><text:line-break/><text:span text:style-name="T24">as "an operation offered as an interface that stands alone</text:span><text:line-break/><text:span text:style-name="T24">in the model, with no encapsulated state."</text:span><text:line-break/><text:span text:style-name="T24"> */</text:span><text:line-break/><text:span text:style-name="T24">@Service</text:span><text:line-break/><text:span text:style-name="T24">public class GreetingServiceImpl implements GreetingService{</text:span><text:line-break/><text:span text:style-name="T24"> <text:s text:c="3"/>@Override</text:span><text:line-break/><text:span text:style-name="T24"> <text:s text:c="3"/>public String sayGreeting() {</text:span><text:line-break/><text:span text:style-name="T24"> <text:s text:c="7"/>return "Hello world";</text:span><text:line-break/><text:span text:style-name="T24"> <text:s text:c="3"/>}</text:span><text:line-break/><text:span text:style-name="T24">}</text:span><text:line-break/></text:p>
      <text:p text:style-name="P49"/>
      <text:p text:style-name="P49"/>
      <text:list xml:id="list3625723190" text:style-name="L5">
        <text:list-item>
          <text:p text:style-name="P155"><text:span text:style-name="T7">P</text:span><text:span text:style-name="T6">roperty Injected Controller</text:span></text:p>
        </text:list-item>
      </text:list>
      <text:p text:style-name="P50"/>
      <text:p text:style-name="P50"><draw:frame text:anchor-type="paragraph" draw:z-index="12" draw:name="Shape12" draw:style-name="gr39" draw:text-style-name="P185" svg:width="15.049cm" svg:height="8.633cm" svg:x="0.379cm" svg:y="0.016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services.GreetingService</text:span><text:span text:style-name="T70">;</text:span><text:span text:style-name="T70"><text:line-break/></text:span><text:span text:style-name="T70">import </text:span><text:span text:style-name="T71">org.springframework.beans.factory.annotation.</text:span><text:span text:style-name="T69">Autowired</text:span><text:span text:style-name="T70">;</text:span><text:span text:style-name="T70"><text:line-break/></text:span><text:span text:style-name="T70">import </text:span><text:span text:style-name="T71">org.springframework.stereotype.</text:span><text:span text:style-name="T69">Controller</text:span><text:span text:style-name="T70">;</text:span><text:span text:style-name="T70"><text:line-break/></text:span><text:span text:style-name="T70"><text:line-break/></text:span><text:span text:style-name="T69">@Controller </text:span><text:span text:style-name="T75">// Spring managed controller</text:span><text:span text:style-name="T75"><text:line-break/></text:span><text:span text:style-name="T70">public class </text:span><text:span text:style-name="T71">PropertyInjectionController {</text:span><text:span text:style-name="T71"><text:line-break/></text:span><text:span text:style-name="T71"> <text:s text:c="2"/></text:span><text:span text:style-name="T75">/* Marks a constructor, field, setter method, or config method as</text:span><text:span text:style-name="T75"><text:line-break/></text:span><text:span text:style-name="T75"> <text:s text:c="2"/>to be autowired by Spring's dependency injection facilities.</text:span><text:span text:style-name="T75"><text:line-break/></text:span><text:span text:style-name="T75"> <text:s text:c="3"/>*/</text:span><text:span text:style-name="T75"><text:line-break/></text:span><text:span text:style-name="T75"> <text:s text:c="3"/></text:span><text:span text:style-name="T69">@Autowired</text:span><text:span text:style-name="T69"><text:line-break/></text:span><text:span text:style-name="T69"> <text:s text:c="3"/></text:span><text:span text:style-name="T70">public </text:span><text:span text:style-name="T71">GreetingService </text:span><text:span text:style-name="T78">greetingService</text:span><text:span text:style-name="T70">;</text:span><text:span text:style-name="T70"><text:line-break/></text:span><text:span text:style-name="T70"><text:line-break/></text:span><text:span text:style-name="T70"><text:line-break/></text:span><text:span text:style-name="T70"><text:line-break/></text:span><text:span text:style-name="T70"> <text:s text:c="3"/>public </text:span><text:span text:style-name="T71">String </text:span><text:span text:style-name="T72">getGreeting</text:span><text:span text:style-name="T71">(){</text:span><text:span text:style-name="T71"><text:line-break/></text:span><text:span text:style-name="T71"> <text:s text:c="6"/></text:span><text:span text:style-name="T70">return </text:span><text:span text:style-name="T78">greetingService</text:span><text:span text:style-name="T71">.sayGreeting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list xml:id="list104411637523126" text:continue-numbering="true" text:style-name="L5">
        <text:list-item>
          <text:p text:style-name="P154">Setter Injected Controller</text:p>
        </text:list-item>
      </text:list>
      <text:p text:style-name="P50"/>
      <text:p text:style-name="P50"><draw:frame text:anchor-type="paragraph" draw:z-index="13" draw:name="Shape13" draw:style-name="gr42" draw:text-style-name="P185" svg:width="17.546cm" svg:height="11.51cm" svg:x="0.462cm" svg:y="0.385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services.GreetingService</text:span><text:span text:style-name="T70">;</text:span><text:span text:style-name="T70"><text:line-break/></text:span><text:span text:style-name="T70">import </text:span><text:span text:style-name="T71">org.springframework.beans.factory.annotation.</text:span><text:span text:style-name="T69">Autowired</text:span><text:span text:style-name="T70">;</text:span><text:span text:style-name="T70"><text:line-break/></text:span><text:span text:style-name="T70">import </text:span><text:span text:style-name="T71">org.springframework.stereotype.</text:span><text:span text:style-name="T69">Controller</text:span><text:span text:style-name="T70">;</text:span><text:span text:style-name="T70"><text:line-break/></text:span><text:span text:style-name="T70"><text:line-break/></text:span><text:span text:style-name="T69">@Controller <text:s/></text:span><text:span text:style-name="T75">// Spring managed controller</text:span><text:span text:style-name="T75"><text:line-break/></text:span><text:span text:style-name="T70">public class </text:span><text:span text:style-name="T71">SetterInjectedController {</text:span><text:span text:style-name="T71"><text:line-break/></text:span><text:span text:style-name="T71"><text:line-break/></text:span><text:span text:style-name="T71"> <text:s text:c="3"/></text:span><text:span text:style-name="T70">private </text:span><text:span text:style-name="T71">GreetingService </text:span><text:span text:style-name="T78">greetingService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5">/*</text:span><text:span text:style-name="T75"><text:line-break/></text:span><text:span text:style-name="T75"> <text:s text:c="3"/>Marks a constructor, field, setter method, or config method as to be</text:span><text:span text:style-name="T75"><text:line-break/></text:span><text:span text:style-name="T75"> <text:s text:c="3"/>autowired by Spring's dependency injection facilities.</text:span><text:span text:style-name="T75"><text:line-break/></text:span><text:span text:style-name="T75"> <text:s text:c="3"/>*/</text:span><text:span text:style-name="T75"><text:line-break/></text:span><text:span text:style-name="T75"><text:line-break/></text:span><text:span text:style-name="T75"> <text:s text:c="2"/></text:span><text:span text:style-name="T69">@Autowired</text:span><text:span text:style-name="T69"><text:line-break/></text:span><text:span text:style-name="T69"> <text:s text:c="3"/></text:span><text:span text:style-name="T70">public void </text:span><text:span text:style-name="T72">setGreetingService</text:span><text:span text:style-name="T71">(GreetingService greetingService) {</text:span><text:span text:style-name="T71"><text:line-break/></text:span><text:span text:style-name="T71"> <text:s text:c="7"/></text:span><text:span text:style-name="T70">this</text:span><text:span text:style-name="T71">.</text:span><text:span text:style-name="T78">greetingService </text:span><text:span text:style-name="T71">= greetingService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1">String </text:span><text:span text:style-name="T72">getGreeting</text:span><text:span text:style-name="T71">(){</text:span><text:span text:style-name="T71"><text:line-break/></text:span><text:span text:style-name="T71"> <text:s text:c="7"/></text:span><text:span text:style-name="T70">return </text:span><text:span text:style-name="T78">greetingService</text:span><text:span text:style-name="T71">.sayGreeting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04409646072627" text:continue-numbering="true" text:style-name="L5">
        <text:list-item>
          <text:p text:style-name="P174">Contructor Injected Controller</text:p>
        </text:list-item>
      </text:list>
      <text:p text:style-name="P50"/>
      <text:p text:style-name="P50"><draw:frame text:anchor-type="paragraph" draw:z-index="14" draw:name="Shape14" draw:style-name="gr41" draw:text-style-name="P185" svg:width="16.387cm" svg:height="11.113cm" svg:x="0.711cm" svg:y="0.459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services.GreetingService</text:span><text:span text:style-name="T70">;</text:span><text:span text:style-name="T70"><text:line-break/></text:span><text:span text:style-name="T70">import </text:span><text:span text:style-name="T71">org.springframework.beans.factory.annotation.</text:span><text:span text:style-name="T69">Autowired</text:span><text:span text:style-name="T70">;</text:span><text:span text:style-name="T70"><text:line-break/></text:span><text:span text:style-name="T70">import </text:span><text:span text:style-name="T71">org.springframework.stereotype.</text:span><text:span text:style-name="T69">Controller</text:span><text:span text:style-name="T70">;</text:span><text:span text:style-name="T70"><text:line-break/></text:span><text:span text:style-name="T70"><text:line-break/></text:span><text:span text:style-name="T69">@Controller </text:span><text:span text:style-name="T75">// Spring managed controller</text:span><text:span text:style-name="T75"><text:line-break/></text:span><text:span text:style-name="T70">public class </text:span><text:span text:style-name="T71">ConstructorInjectedController {</text:span><text:span text:style-name="T71"><text:line-break/></text:span><text:span text:style-name="T71"><text:line-break/></text:span><text:span text:style-name="T71"> <text:s text:c="3"/></text:span><text:span text:style-name="T70">private final </text:span><text:span text:style-name="T71">GreetingService </text:span><text:span text:style-name="T78">greetingService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5">//@Autowired // this is optional using constructor injected dependency</text:span><text:span text:style-name="T75"><text:line-break/></text:span><text:span text:style-name="T75"><text:line-break/></text:span><text:span text:style-name="T75"> <text:s text:c="3"/></text:span><text:span text:style-name="T70">public </text:span><text:span text:style-name="T72">ConstructorInjectedController</text:span><text:span text:style-name="T71">(GreetingService greetingService) {</text:span><text:span text:style-name="T71"><text:line-break/></text:span><text:span text:style-name="T71"> <text:s text:c="7"/></text:span><text:span text:style-name="T70">this</text:span><text:span text:style-name="T71">.</text:span><text:span text:style-name="T78">greetingService </text:span><text:span text:style-name="T71">= greetingService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1">String </text:span><text:span text:style-name="T72">getGreeting</text:span><text:span text:style-name="T71">(){</text:span><text:span text:style-name="T71"><text:line-break/></text:span><text:span text:style-name="T71"> <text:s text:c="7"/></text:span><text:span text:style-name="T70">return </text:span><text:span text:style-name="T78">greetingService</text:span><text:span text:style-name="T71">.sayGreeting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50"/>
      <text:list xml:id="list104409896202887" text:continue-numbering="true" text:style-name="L5">
        <text:list-header>
          <text:p text:style-name="P154"/>
        </text:list-header>
      </text:list>
      <text:p text:style-name="P62"><text:line-break/></text:p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04">Lesson 36 – Using Qualifiers</text:p>
      <text:p text:style-name="P44"/>
      <text:p text:style-name="P58">We use the @Qualifier to tell Spring which servive to call for a specific Controller.</text:p>
      <text:p text:style-name="P58"/>
      <text:p text:style-name="P58">In this example we refactor the existing service “GreetingServiceImpl” to </text:p>
      <text:p text:style-name="P58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58"/>
      <text:p text:style-name="P58">We also change the sayGreeting() method to return Hello World – XXX” name constructor”</text:p>
      <text:p text:style-name="P58"/>
      <text:p text:style-name="P63"><text:span text:style-name="T5">In the Controllers we add the qualitiers </text:span><text:span text:style-name="T9">@Qualifier("constructorGreetingService")</text:span></text:p>
      <text:p text:style-name="P68"/>
      <text:list xml:id="list2616766481" text:style-name="L6">
        <text:list-header>
          <text:p text:style-name="P170"/>
        </text:list-header>
        <text:list-item>
          <text:p text:style-name="P171">The Services</text:p>
          <text:p text:style-name="P171"/>
        </text:list-item>
      </text:list>
      <text:p text:style-name="P69"><draw:frame text:anchor-type="paragraph" draw:z-index="15" draw:name="Shape15" draw:style-name="gr40" draw:text-style-name="P185" svg:width="15.578cm" svg:height="6.185cm" svg:x="0.28cm" svg:y="0.362cm"><draw:text-box><text:p text:style-name="P183"><text:span text:style-name="T70">package </text:span><text:span text:style-name="T71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1">org.springframework.stereotype.</text:span><text:span text:style-name="T69">Service</text:span><text:span text:style-name="T70">;</text:span><text:span text:style-name="T70"><text:line-break/></text:span><text:span text:style-name="T70"><text:line-break/></text:span><text:span text:style-name="T70"><text:line-break/></text:span><text:span text:style-name="T70">public interface </text:span><text:span text:style-name="T71">GreetingService {</text:span><text:span text:style-name="T71"><text:line-break/></text:span><text:span text:style-name="T71"><text:line-break/></text:span><text:span text:style-name="T71"> <text:s text:c="3"/>String </text:span><text:span text:style-name="T72">sayGreeting</text:span><text:span text:style-name="T71">()</text:span><text:span text:style-name="T70">;</text:span><text:span text:style-name="T70"><text:line-break/></text:span><text:span text:style-name="T71">}</text:span><text:span text:style-name="T71"><text:line-break/></text:span><text:span text:style-name="T71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16" draw:name="Shape16" draw:style-name="gr39" draw:text-style-name="P185" svg:width="17.811cm" svg:height="8.633cm" svg:x="-0.116cm" svg:y="0.187cm"><draw:text-box><text:p text:style-name="P183"><text:span text:style-name="T70">package </text:span><text:span text:style-name="T71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1">org.springframework.stereotype.</text:span><text:span text:style-name="T69">Service</text:span><text:span text:style-name="T70">;</text:span><text:span text:style-name="T70"><text:line-break/></text:span><text:span text:style-name="T70"><text:line-break/></text:span><text:span text:style-name="T75">/*</text:span><text:span text:style-name="T75"><text:line-break/></text:span><text:span text:style-name="T75">Spring managed service</text:span><text:span text:style-name="T75"><text:line-break/></text:span><text:span text:style-name="T75">Indicates that an annotated class is a "Service",</text:span><text:span text:style-name="T75"><text:line-break/></text:span><text:span text:style-name="T75">originally defined by Domain-Driven Design (Evans, 2003)</text:span><text:span text:style-name="T75"><text:line-break/></text:span><text:span text:style-name="T75">as "an operation offered as an interface that stands alone</text:span><text:span text:style-name="T75"><text:line-break/></text:span><text:span text:style-name="T75">in the model, with no encapsulated state."</text:span><text:span text:style-name="T75"><text:line-break/></text:span><text:span text:style-name="T75"> */</text:span><text:span text:style-name="T75"><text:line-break/></text:span><text:span text:style-name="T69">@Service</text:span><text:span text:style-name="T69"><text:line-break/></text:span><text:span text:style-name="T70">public class </text:span><text:span text:style-name="T71">ConstructorGreetingService </text:span><text:span text:style-name="T70">implements </text:span><text:span text:style-name="T71">GreetingService{</text:span><text:span text:style-name="T71"><text:line-break/></text:span><text:span text:style-name="T71"> <text:s text:c="3"/></text:span><text:span text:style-name="T69">@Override</text:span><text:span text:style-name="T69"><text:line-break/></text:span><text:span text:style-name="T69"> <text:s text:c="3"/></text:span><text:span text:style-name="T70">public </text:span><text:span text:style-name="T71">String </text:span><text:span text:style-name="T72">sayGreeting</text:span><text:span text:style-name="T71">() {</text:span><text:span text:style-name="T71"><text:line-break/></text:span><text:span text:style-name="T71"> <text:s text:c="7"/></text:span><text:span text:style-name="T70">return </text:span><text:span text:style-name="T74">"Hello world - constructor"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17" draw:name="Shape17" draw:style-name="gr38" draw:text-style-name="P184" svg:width="16.405cm" svg:height="5.109cm" svg:x="-0.448cm" svg:y="1.182cm"><draw:text-box><text:p text:style-name="P183"><text:span text:style-name="T70">package </text:span><text:span text:style-name="T71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1">org.springframework.stereotype.</text:span><text:span text:style-name="T69">Service</text:span><text:span text:style-name="T70">;</text:span><text:span text:style-name="T70"><text:line-break/></text:span><text:span text:style-name="T70"><text:line-break/></text:span><text:span text:style-name="T69">@Service</text:span><text:span text:style-name="T69"><text:line-break/></text:span><text:span text:style-name="T70">public class </text:span><text:span text:style-name="T71">PropertyInjectedGreetingService </text:span><text:span text:style-name="T70">implements </text:span><text:span text:style-name="T71">GreetingService {</text:span><text:span text:style-name="T71"><text:line-break/></text:span><text:span text:style-name="T71"> <text:s text:c="3"/></text:span><text:span text:style-name="T69">@Override</text:span><text:span text:style-name="T69"><text:line-break/></text:span><text:span text:style-name="T69"> <text:s text:c="3"/></text:span><text:span text:style-name="T70">public </text:span><text:span text:style-name="T71">String </text:span><text:span text:style-name="T72">sayGreeting</text:span><text:span text:style-name="T71">() {</text:span><text:span text:style-name="T71"><text:line-break/></text:span><text:span text:style-name="T71"> <text:s text:c="7"/></text:span><text:span text:style-name="T70">return </text:span><text:span text:style-name="T74">"Hello world - property"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list xml:id="list104409828035837" text:continue-numbering="true" text:style-name="L6">
        <text:list-item>
          <text:p text:style-name="P171">The Controllers</text:p>
        </text:list-item>
      </text:list>
      <text:p text:style-name="P69"/>
      <text:p text:style-name="P69"><draw:frame text:anchor-type="paragraph" draw:z-index="19" draw:name="Shape19" draw:style-name="gr36" draw:text-style-name="P185" svg:width="16.987cm" svg:height="10.277cm" svg:x="-0.019cm" svg:y="0.081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services.GreetingService</text:span><text:span text:style-name="T70">;</text:span><text:span text:style-name="T70"><text:line-break/></text:span><text:span text:style-name="T70">import </text:span><text:span text:style-name="T71">org.springframework.beans.factory.annotation.</text:span><text:span text:style-name="T69">Autowired</text:span><text:span text:style-name="T70">;</text:span><text:span text:style-name="T70"><text:line-break/></text:span><text:span text:style-name="T70">import </text:span><text:span text:style-name="T71">org.springframework.beans.factory.annotation.</text:span><text:span text:style-name="T69">Qualifier</text:span><text:span text:style-name="T70">;</text:span><text:span text:style-name="T70"><text:line-break/></text:span><text:span text:style-name="T70">import </text:span><text:span text:style-name="T71">org.springframework.stereotype.</text:span><text:span text:style-name="T69">Controller</text:span><text:span text:style-name="T70">;</text:span><text:span text:style-name="T70"><text:line-break/></text:span><text:span text:style-name="T70"><text:line-break/></text:span><text:span text:style-name="T69">@Controller </text:span><text:span text:style-name="T75">// Spring managed controller</text:span><text:span text:style-name="T75"><text:line-break/></text:span><text:span text:style-name="T70">public class </text:span><text:span text:style-name="T71">ConstructorInjectedController {</text:span><text:span text:style-name="T71"><text:line-break/></text:span><text:span text:style-name="T71"><text:line-break/></text:span><text:span text:style-name="T71"> <text:s text:c="3"/></text:span><text:span text:style-name="T70">private final </text:span><text:span text:style-name="T71">GreetingService </text:span><text:span text:style-name="T78">greetingService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5">//@Autowired // this is optional using constructor injected dependency</text:span><text:span text:style-name="T75"><text:line-break/></text:span><text:span text:style-name="T75"><text:line-break/></text:span><text:span text:style-name="T75"> <text:s text:c="3"/></text:span><text:span text:style-name="T70">public </text:span><text:span text:style-name="T72">ConstructorInjectedController</text:span><text:span text:style-name="T71">(</text:span><text:span text:style-name="T69">@Qualifier</text:span><text:span text:style-name="T71">(</text:span><text:span text:style-name="T74">"constructorGreetingService"</text:span><text:span text:style-name="T71">) GreetingService </text:span><text:span text:style-name="T71">greetingService) {</text:span><text:span text:style-name="T71"><text:line-break/></text:span><text:span text:style-name="T71"> <text:s text:c="7"/></text:span><text:span text:style-name="T70">this</text:span><text:span text:style-name="T71">.</text:span><text:span text:style-name="T78">greetingService </text:span><text:span text:style-name="T71">= greetingService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1">String </text:span><text:span text:style-name="T72">getGreeting</text:span><text:span text:style-name="T71">(){</text:span><text:span text:style-name="T71"><text:line-break/></text:span><text:span text:style-name="T71"> <text:s text:c="7"/></text:span><text:span text:style-name="T70">return </text:span><text:span text:style-name="T78">greetingService</text:span><text:span text:style-name="T71">.sayGreeting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><draw:frame text:anchor-type="paragraph" draw:z-index="20" draw:name="Shape20" draw:style-name="gr35" draw:text-style-name="P185" svg:width="18.31cm" svg:height="9.455cm" svg:x="-0.416cm" svg:y="0.032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services.GreetingService</text:span><text:span text:style-name="T70">;</text:span><text:span text:style-name="T70"><text:line-break/></text:span><text:span text:style-name="T70">import </text:span><text:span text:style-name="T71">org.springframework.beans.factory.annotation.</text:span><text:span text:style-name="T69">Autowired</text:span><text:span text:style-name="T70">;</text:span><text:span text:style-name="T70"><text:line-break/></text:span><text:span text:style-name="T70">import </text:span><text:span text:style-name="T71">org.springframework.beans.factory.annotation.</text:span><text:span text:style-name="T69">Qualifier</text:span><text:span text:style-name="T70">;</text:span><text:span text:style-name="T70"><text:line-break/></text:span><text:span text:style-name="T70">import </text:span><text:span text:style-name="T71">org.springframework.stereotype.</text:span><text:span text:style-name="T69">Controller</text:span><text:span text:style-name="T70">;</text:span><text:span text:style-name="T70"><text:line-break/></text:span><text:span text:style-name="T70"><text:line-break/></text:span><text:span text:style-name="T69">@Controller </text:span><text:span text:style-name="T75">// Spring managed controller</text:span><text:span text:style-name="T75"><text:line-break/></text:span><text:span text:style-name="T70">public class </text:span><text:span text:style-name="T71">PropertyInjectionController {</text:span><text:span text:style-name="T71"><text:line-break/></text:span><text:span text:style-name="T71"> <text:s text:c="2"/></text:span><text:span text:style-name="T75">/* Marks a constructor, field, setter method, or config method as</text:span><text:span text:style-name="T75"><text:line-break/></text:span><text:span text:style-name="T75"> <text:s text:c="2"/>to be autowired by Spring's dependency injection facilities.</text:span><text:span text:style-name="T75"><text:line-break/></text:span><text:span text:style-name="T75"> <text:s text:c="3"/>*/</text:span><text:span text:style-name="T75"><text:line-break/></text:span><text:span text:style-name="T75"> <text:s text:c="3"/></text:span><text:span text:style-name="T69">@Qualifier</text:span><text:span text:style-name="T71">(</text:span><text:span text:style-name="T74">"propertyInjectedGreetingService"</text:span><text:span text:style-name="T71">)</text:span><text:span text:style-name="T71"><text:line-break/></text:span><text:span text:style-name="T71"> <text:s text:c="3"/></text:span><text:span text:style-name="T69">@Autowired</text:span><text:span text:style-name="T69"><text:line-break/></text:span><text:span text:style-name="T69"> <text:s text:c="3"/></text:span><text:span text:style-name="T70">public </text:span><text:span text:style-name="T71">GreetingService </text:span><text:span text:style-name="T78">greetingService</text:span><text:span text:style-name="T70">;</text:span><text:span text:style-name="T70"><text:line-break/></text:span><text:span text:style-name="T70"><text:line-break/></text:span><text:span text:style-name="T70"><text:line-break/></text:span><text:span text:style-name="T70"><text:line-break/></text:span><text:span text:style-name="T70"> <text:s text:c="3"/>public </text:span><text:span text:style-name="T71">String </text:span><text:span text:style-name="T72">getGreeting</text:span><text:span text:style-name="T71">(){</text:span><text:span text:style-name="T71"><text:line-break/></text:span><text:span text:style-name="T71"> <text:s text:c="6"/></text:span><text:span text:style-name="T70">return </text:span><text:span text:style-name="T78">greetingService</text:span><text:span text:style-name="T71">.sayGreeting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draw:frame text:anchor-type="paragraph" draw:z-index="21" draw:name="Shape21" draw:style-name="gr34" draw:text-style-name="P185" svg:width="18.68cm" svg:height="11.921cm" svg:x="-0.549cm" svg:y="0.005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services.GreetingService</text:span><text:span text:style-name="T70">;</text:span><text:span text:style-name="T70"><text:line-break/></text:span><text:span text:style-name="T70">import </text:span><text:span text:style-name="T71">org.springframework.beans.factory.annotation.</text:span><text:span text:style-name="T69">Autowired</text:span><text:span text:style-name="T70">;</text:span><text:span text:style-name="T70"><text:line-break/></text:span><text:span text:style-name="T70">import </text:span><text:span text:style-name="T71">org.springframework.beans.factory.annotation.</text:span><text:span text:style-name="T69">Qualifier</text:span><text:span text:style-name="T70">;</text:span><text:span text:style-name="T70"><text:line-break/></text:span><text:span text:style-name="T70">import </text:span><text:span text:style-name="T71">org.springframework.stereotype.</text:span><text:span text:style-name="T69">Controller</text:span><text:span text:style-name="T70">;</text:span><text:span text:style-name="T70"><text:line-break/></text:span><text:span text:style-name="T70"><text:line-break/></text:span><text:span text:style-name="T69">@Controller <text:s/></text:span><text:span text:style-name="T75">// Spring managed controller</text:span><text:span text:style-name="T75"><text:line-break/></text:span><text:span text:style-name="T70">public class </text:span><text:span text:style-name="T71">SetterInjectedController {</text:span><text:span text:style-name="T71"><text:line-break/></text:span><text:span text:style-name="T71"><text:line-break/></text:span><text:span text:style-name="T71"> <text:s text:c="3"/></text:span><text:span text:style-name="T70">private </text:span><text:span text:style-name="T71">GreetingService </text:span><text:span text:style-name="T78">greetingService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5">/*</text:span><text:span text:style-name="T75"><text:line-break/></text:span><text:span text:style-name="T75"> <text:s text:c="3"/>Marks a constructor, field, setter method, or config method as to be</text:span><text:span text:style-name="T75"><text:line-break/></text:span><text:span text:style-name="T75"> <text:s text:c="3"/>autowired by Spring's dependency injection facilities.</text:span><text:span text:style-name="T75"><text:line-break/></text:span><text:span text:style-name="T75"> <text:s text:c="3"/>*/</text:span><text:span text:style-name="T75"><text:line-break/></text:span><text:span text:style-name="T75"> <text:s/></text:span><text:span text:style-name="T69">@Qualifier</text:span><text:span text:style-name="T71">(</text:span><text:span text:style-name="T74">"setterInjectedGreetingService"</text:span><text:span text:style-name="T71">)</text:span><text:span text:style-name="T71"><text:line-break/></text:span><text:span text:style-name="T71"> <text:s text:c="2"/></text:span><text:span text:style-name="T69">@Autowired</text:span><text:span text:style-name="T69"><text:line-break/></text:span><text:span text:style-name="T69"> <text:s text:c="3"/></text:span><text:span text:style-name="T70">public void </text:span><text:span text:style-name="T72">setGreetingService</text:span><text:span text:style-name="T71">(GreetingService greetingService) {</text:span><text:span text:style-name="T71"><text:line-break/></text:span><text:span text:style-name="T71"> <text:s text:c="7"/></text:span><text:span text:style-name="T70">this</text:span><text:span text:style-name="T71">.</text:span><text:span text:style-name="T78">greetingService </text:span><text:span text:style-name="T71">= greetingService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1">String </text:span><text:span text:style-name="T72">getGreeting</text:span><text:span text:style-name="T71">(){</text:span><text:span text:style-name="T71"><text:line-break/></text:span><text:span text:style-name="T71"> <text:s text:c="7"/></text:span><text:span text:style-name="T70">return </text:span><text:span text:style-name="T78">greetingService</text:span><text:span text:style-name="T71">.sayGreeting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><draw:frame text:anchor-type="paragraph" draw:z-index="18" draw:name="Shape18" draw:style-name="gr37" draw:text-style-name="P184" svg:width="17.017cm" svg:height="4.945cm" svg:x="-0.448cm" svg:y="0.058cm"><draw:text-box><text:p text:style-name="P183"><text:span text:style-name="T70">package </text:span><text:span text:style-name="T71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1">org.springframework.stereotype.</text:span><text:span text:style-name="T69">Service</text:span><text:span text:style-name="T70">;</text:span><text:span text:style-name="T70"><text:line-break/></text:span><text:span text:style-name="T70"><text:line-break/></text:span><text:span text:style-name="T69">@Service</text:span><text:span text:style-name="T69"><text:line-break/></text:span><text:span text:style-name="T70">public class </text:span><text:span text:style-name="T71">SetterInjectedGreetingService </text:span><text:span text:style-name="T70">implements </text:span><text:span text:style-name="T71">GreetingService{</text:span><text:span text:style-name="T71"><text:line-break/></text:span><text:span text:style-name="T71"> <text:s text:c="3"/></text:span><text:span text:style-name="T69">@Override</text:span><text:span text:style-name="T69"><text:line-break/></text:span><text:span text:style-name="T69"> <text:s text:c="3"/></text:span><text:span text:style-name="T70">public </text:span><text:span text:style-name="T71">String </text:span><text:span text:style-name="T72">sayGreeting</text:span><text:span text:style-name="T71">() {</text:span><text:span text:style-name="T71"><text:line-break/></text:span><text:span text:style-name="T71"> <text:s text:c="7"/></text:span><text:span text:style-name="T70">return </text:span><text:span text:style-name="T74">"Hello world - Setter"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>Lesson 37 Primary Beans</text:p>
      <text:p text:style-name="P70"/>
      <text:p text:style-name="P72">If you ommit the @Qualifier tag and use the @Primary tag, it will tell</text:p>
      <text:p text:style-name="P72">the Framework to usew this Service as a Primary bean when it </text:p>
      <text:p text:style-name="P72">needs to call one among many.</text:p>
      <text:p text:style-name="P72"/>
      <text:p text:style-name="P72"/>
      <text:p text:style-name="P72"><draw:frame text:anchor-type="paragraph" draw:z-index="22" draw:name="Shape22" draw:style-name="gr33" draw:text-style-name="P185" svg:width="16.207cm" svg:height="2.73cm" svg:x="-0.067cm" svg:y="0.086cm"><draw:text-box><text:p text:style-name="P183"><text:span text:style-name="T69">@Primary</text:span><text:span text:style-name="T69"><text:line-break/></text:span><text:span text:style-name="T69">@Service</text:span><text:span text:style-name="T69"><text:line-break/></text:span><text:span text:style-name="T70">public class </text:span><text:span text:style-name="T71">PrimaryGreetingService </text:span><text:span text:style-name="T70">implements </text:span><text:span text:style-name="T71">GreetingService{</text:span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Code below of example</text:p>
      <text:p text:style-name="P72"/>
      <text:p text:style-name="P72"><draw:frame text:anchor-type="paragraph" draw:z-index="23" draw:name="Shape23" draw:style-name="gr32" draw:text-style-name="P184" svg:width="12.9cm" svg:height="4.112cm" svg:x="0.065cm" svg:y="0.321cm"><draw:text-box><text:p text:style-name="P183"><text:span text:style-name="T70">package </text:span><text:span text:style-name="T71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1">org.springframework.stereotype.</text:span><text:span text:style-name="T69">Service</text:span><text:span text:style-name="T70">;</text:span><text:span text:style-name="T70"><text:line-break/></text:span><text:span text:style-name="T70"><text:line-break/></text:span><text:span text:style-name="T70"><text:line-break/></text:span><text:span text:style-name="T70">public interface </text:span><text:span text:style-name="T71">GreetingService {</text:span><text:span text:style-name="T71"><text:line-break/></text:span><text:span text:style-name="T71"><text:line-break/></text:span><text:span text:style-name="T71"> <text:s text:c="3"/>String </text:span><text:span text:style-name="T72">sayGreeting</text:span><text:span text:style-name="T71">()</text:span><text:span text:style-name="T70">;</text:span><text:span text:style-name="T70"><text:line-break/></text:span><text:span text:style-name="T71">}</text:span><text:span text:style-name="T71"><text:line-break/></text:span><text:span text:style-name="T71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text:anchor-type="paragraph" draw:z-index="24" draw:name="Shape24" draw:style-name="gr31" draw:text-style-name="P185" svg:width="17.084cm" svg:height="8.222cm" svg:x="-0.15cm" svg:y="0.347cm"><draw:text-box><text:p text:style-name="P183"><text:span text:style-name="T70">package </text:span><text:span text:style-name="T71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1">org.springframework.context.annotation.</text:span><text:span text:style-name="T69">Primary</text:span><text:span text:style-name="T70">;</text:span><text:span text:style-name="T70"><text:line-break/></text:span><text:span text:style-name="T70">import </text:span><text:span text:style-name="T71">org.springframework.stereotype.</text:span><text:span text:style-name="T69">Service</text:span><text:span text:style-name="T70">;</text:span><text:span text:style-name="T70"><text:line-break/></text:span><text:span text:style-name="T70"><text:line-break/></text:span><text:span text:style-name="T75">/*</text:span><text:span text:style-name="T75"><text:line-break/></text:span><text:span text:style-name="T75">Indicates that a bean should be given preference when multiple candidates</text:span><text:span text:style-name="T75"><text:line-break/></text:span><text:span text:style-name="T75">are qualified to autowire a single-valued dependency.</text:span><text:span text:style-name="T75"><text:line-break/></text:span><text:span text:style-name="T75">If exactly one 'primary' bean exists among the candidates,</text:span><text:span text:style-name="T75"><text:line-break/></text:span><text:span text:style-name="T75">it will be the autowired value.</text:span><text:span text:style-name="T75"><text:line-break/></text:span><text:span text:style-name="T75"> */</text:span><text:span text:style-name="T75"><text:line-break/></text:span><text:span text:style-name="T69">@Primary</text:span><text:span text:style-name="T69"><text:line-break/></text:span><text:span text:style-name="T69">@Service</text:span><text:span text:style-name="T69"><text:line-break/></text:span><text:span text:style-name="T70">public class </text:span><text:span text:style-name="T71">PrimaryGreetingService </text:span><text:span text:style-name="T70">implements </text:span><text:span text:style-name="T71">GreetingService{</text:span><text:span text:style-name="T71"><text:line-break/></text:span><text:span text:style-name="T71"> <text:s text:c="3"/></text:span><text:span text:style-name="T69">@Override</text:span><text:span text:style-name="T69"><text:line-break/></text:span><text:span text:style-name="T69"> <text:s text:c="3"/></text:span><text:span text:style-name="T70">public </text:span><text:span text:style-name="T71">String </text:span><text:span text:style-name="T72">sayGreeting</text:span><text:span text:style-name="T71">() {</text:span><text:span text:style-name="T71"><text:line-break/></text:span><text:span text:style-name="T71"> <text:s text:c="7"/></text:span><text:span text:style-name="T70">return </text:span><text:span text:style-name="T74">"Hello world from Primary Bean"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p text:style-name="P72"/>
      <text:p text:style-name="P72"/>
      <text:p text:style-name="P72"/>
      <text:p text:style-name="P73">*Note below Controller has no @Qualifier só it will use the Primary bean service</text:p>
      <text:p text:style-name="P73"/>
      <text:p text:style-name="P73"><draw:frame text:anchor-type="paragraph" draw:z-index="25" draw:name="Shape25" draw:style-name="gr31" draw:text-style-name="P185" svg:width="17.347cm" svg:height="8.222cm" svg:x="0.231cm" svg:y="0.132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services.GreetingService</text:span><text:span text:style-name="T70">;</text:span><text:span text:style-name="T70"><text:line-break/></text:span><text:span text:style-name="T70">import </text:span><text:span text:style-name="T71">org.springframework.stereotype.</text:span><text:span text:style-name="T69">Controller</text:span><text:span text:style-name="T70">;</text:span><text:span text:style-name="T70"><text:line-break/></text:span><text:span text:style-name="T70"><text:line-break/></text:span><text:span text:style-name="T75">// add as Spring managed controller</text:span><text:span text:style-name="T75"><text:line-break/></text:span><text:span text:style-name="T69">@Controller</text:span><text:span text:style-name="T69"><text:line-break/></text:span><text:span text:style-name="T70">public class </text:span><text:span text:style-name="T71">MyController {</text:span><text:span text:style-name="T71"><text:line-break/></text:span><text:span text:style-name="T71"> <text:s/></text:span><text:span text:style-name="T70">private final </text:span><text:span text:style-name="T71">GreetingService </text:span><text:span text:style-name="T78">greetingService</text:span><text:span text:style-name="T70">;</text:span><text:span text:style-name="T70"><text:line-break/></text:span><text:span text:style-name="T70"><text:line-break/></text:span><text:span text:style-name="T70"> <text:s text:c="3"/>public </text:span><text:span text:style-name="T72">MyController</text:span><text:span text:style-name="T71">(GreetingService greetingService) {</text:span><text:span text:style-name="T71"><text:line-break/></text:span><text:span text:style-name="T71"> <text:s text:c="7"/></text:span><text:span text:style-name="T70">this</text:span><text:span text:style-name="T71">.</text:span><text:span text:style-name="T78">greetingService </text:span><text:span text:style-name="T71">= greetingService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1">String </text:span><text:span text:style-name="T72">sayHello</text:span><text:span text:style-name="T71">(){</text:span><text:span text:style-name="T71"><text:line-break/></text:span><text:span text:style-name="T71"><text:line-break/></text:span><text:span text:style-name="T71"> <text:s text:c="7"/></text:span><text:span text:style-name="T70">return </text:span><text:span text:style-name="T78">greetingService</text:span><text:span text:style-name="T71">.sayGreeting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6"/>
      <text:p text:style-name="P73"/>
      <text:p text:style-name="P73"><draw:frame text:anchor-type="paragraph" draw:z-index="26" draw:name="Shape26" draw:style-name="gr30" draw:text-style-name="P185" svg:width="18.474cm" svg:height="21.374cm" svg:x="0.153cm" svg:y="0.302cm"><draw:text-box><text:p text:style-name="P183"><text:span text:style-name="T70">package </text:span><text:span text:style-name="T71">guru.springframework.sfgdi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controllers.ConstructorInjectedController</text:span><text:span text:style-name="T70">;</text:span><text:span text:style-name="T70"><text:line-break/></text:span><text:span text:style-name="T70">import </text:span><text:span text:style-name="T71">guru.springframework.sfgdi.controllers.MyController</text:span><text:span text:style-name="T70">;</text:span><text:span text:style-name="T70"><text:line-break/></text:span><text:span text:style-name="T70">import </text:span><text:span text:style-name="T71">guru.springframework.sfgdi.controllers.SetterInjectedController</text:span><text:span text:style-name="T70">;</text:span><text:span text:style-name="T70"><text:line-break/></text:span><text:span text:style-name="T70">import </text:span><text:span text:style-name="T71">guru.springframework.sfgdi.controllers.PropertyInjectionController</text:span><text:span text:style-name="T70">;</text:span><text:span text:style-name="T70"><text:line-break/></text:span><text:span text:style-name="T70">import </text:span><text:span text:style-name="T71">org.springframework.boot.SpringApplication</text:span><text:span text:style-name="T70">;</text:span><text:span text:style-name="T70"><text:line-break/></text:span><text:span text:style-name="T70">import </text:span><text:span text:style-name="T71">org.springframework.boot.autoconfigure.</text:span><text:span text:style-name="T69">SpringBootApplication</text:span><text:span text:style-name="T70">;</text:span><text:span text:style-name="T70"><text:line-break/></text:span><text:span text:style-name="T70">import </text:span><text:span text:style-name="T71">org.springframework.context.ApplicationContext</text:span><text:span text:style-name="T70">;</text:span><text:span text:style-name="T70"><text:line-break/></text:span><text:span text:style-name="T70"><text:line-break/></text:span><text:span text:style-name="T69">@SpringBootApplication</text:span><text:span text:style-name="T69"><text:line-break/></text:span><text:span text:style-name="T70">public class </text:span><text:span text:style-name="T71">SfgDiApplication {</text:span><text:span text:style-name="T71"><text:line-break/></text:span><text:span text:style-name="T71"><text:line-break/></text:span><text:span text:style-name="T71"><text:tab/></text:span><text:span text:style-name="T70">public static void </text:span><text:span text:style-name="T72">main</text:span><text:span text:style-name="T71">(String[] args) {</text:span><text:span text:style-name="T71"><text:line-break/></text:span><text:span text:style-name="T71"><text:line-break/></text:span><text:span text:style-name="T71"><text:tab/></text:span><text:span text:style-name="T71"><text:tab/></text:span><text:span text:style-name="T75">//SpringApplication.run(SfgDiApplication.class, args);</text:span><text:span text:style-name="T75"><text:line-break/></text:span><text:span text:style-name="T75"><text:tab/></text:span><text:span text:style-name="T75"><text:tab/></text:span><text:span text:style-name="T75">// return a context from the application</text:span><text:span text:style-name="T75"><text:line-break/></text:span><text:span text:style-name="T75"><text:tab/></text:span><text:span text:style-name="T75"><text:tab/></text:span><text:span text:style-name="T71">ApplicationContext ctx = SpringApplication.</text:span><text:span text:style-name="T84">run</text:span><text:span text:style-name="T71">(SfgDiApplication.</text:span><text:span text:style-name="T70">class, </text:span><text:span text:style-name="T71">args)</text:span><text:span text:style-name="T70">;</text:span><text:span text:style-name="T70"><text:line-break/></text:span><text:span text:style-name="T70"><text:tab/></text:span><text:span text:style-name="T70"> <text:s text:c="3"/></text:span><text:span text:style-name="T75">/*</text:span><text:span text:style-name="T75"><text:line-break/></text:span><text:span text:style-name="T75"><text:tab/></text:span><text:span text:style-name="T75"> <text:s text:c="6"/>return a reference to the controller from the context</text:span><text:span text:style-name="T75"><text:line-break/></text:span><text:span text:style-name="T75"><text:tab/></text:span><text:span text:style-name="T75"> <text:s text:c="6"/>by default the name is the same, bu starts with lowercase</text:span><text:span text:style-name="T75"><text:line-break/></text:span><text:span text:style-name="T75"><text:tab/></text:span><text:span text:style-name="T75"> <text:s text:c="6"/>Must cast as it's an Object type returned</text:span><text:span text:style-name="T75"><text:line-break/></text:span><text:span text:style-name="T75"><text:tab/></text:span><text:span text:style-name="T75"> <text:s text:c="4"/>*/</text:span><text:span text:style-name="T75"><text:line-break/></text:span><text:span text:style-name="T75"><text:tab/></text:span><text:span text:style-name="T75"><text:tab/></text:span><text:span text:style-name="T71">MyController myController = (MyController)ctx.getBean(</text:span><text:span text:style-name="T74">"myController"</text:span><text:span text:style-name="T71">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1">System.</text:span><text:span text:style-name="T73">out</text:span><text:span text:style-name="T71">.println(</text:span><text:span text:style-name="T74">"------ Primary Bean"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1">System.</text:span><text:span text:style-name="T73">out</text:span><text:span text:style-name="T71">.println(myController.sayHello()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5">/*</text:span><text:span text:style-name="T75"><text:line-break/></text:span><text:span text:style-name="T75"><text:tab/></text:span><text:span text:style-name="T75"><text:tab/></text:span><text:span text:style-name="T75"> <text:s/>example of Spring managed dependency injections</text:span><text:span text:style-name="T75"><text:line-break/></text:span><text:span text:style-name="T75"><text:tab/></text:span><text:span text:style-name="T75"><text:tab/></text:span><text:span text:style-name="T75"> <text:s/>One needs to add the tags in the Controllers and Service classes/interfaces</text:span><text:span text:style-name="T75"><text:line-break/></text:span><text:span text:style-name="T75"><text:line-break/></text:span><text:span text:style-name="T75"><text:tab/></text:span><text:span text:style-name="T75"><text:tab/></text:span><text:span text:style-name="T75"> */</text:span><text:span text:style-name="T75"><text:line-break/></text:span><text:span text:style-name="T75"><text:line-break/></text:span><text:span text:style-name="T75"><text:tab/></text:span><text:span text:style-name="T75"><text:tab/></text:span><text:span text:style-name="T71">System.</text:span><text:span text:style-name="T73">out</text:span><text:span text:style-name="T71">.println(</text:span><text:span text:style-name="T74">"------ Property"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1">PropertyInjectionController propertyInjectionController = (PropertyInjectionController) </text:span><text:span text:style-name="T71">ctx.getBean(</text:span><text:span text:style-name="T74">"propertyInjectionController"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1">System.</text:span><text:span text:style-name="T73">out</text:span><text:span text:style-name="T71">.println(propertyInjectionController.getGreeting()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1">System.</text:span><text:span text:style-name="T73">out</text:span><text:span text:style-name="T71">.println(</text:span><text:span text:style-name="T74">"--------- Setter"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1">SetterInjectedController setterInjectedController = (SetterInjectedController) </text:span><text:span text:style-name="T71">ctx.getBean(</text:span><text:span text:style-name="T74">"setterInjectedController"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1">System.</text:span><text:span text:style-name="T73">out</text:span><text:span text:style-name="T71">.println(setterInjectedController.getGreeting()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1">System.</text:span><text:span text:style-name="T73">out</text:span><text:span text:style-name="T71">.println(</text:span><text:span text:style-name="T74">"-------- Constructor" 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1">ConstructorInjectedController constructorInjectedController = </text:span><text:span text:style-name="T71">(ConstructorInjectedController) ctx.getBean(</text:span><text:span text:style-name="T74">"constructorInjectedController"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1">System.</text:span><text:span text:style-name="T73">out</text:span><text:span text:style-name="T71">.println(constructorInjectedController.getGreeting())</text:span><text:span text:style-name="T70">;</text:span><text:span text:style-name="T70"><text:line-break/></text:span><text:span text:style-name="T70"><text:tab/></text:span><text:span text:style-name="T71">}</text:span><text:span text:style-name="T71"><text:line-break/>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7">Spring Profiles- Lesson 38</text:p>
      <text:p text:style-name="P71"/>
      <text:p text:style-name="P76">It allows one to have beans in your configu<text:span text:style-name="T23">ra</text:span>tion that will take on different characteristics.</text:p>
      <text:p text:style-name="P76"/>
      <text:p text:style-name="P76">Example.</text:p>
      <text:p text:style-name="P76">You could be running H2 database in your development environment</text:p>
      <text:p text:style-name="P76">and MySQL in your production environment.</text:p>
      <text:p text:style-name="P76"/>
      <text:p text:style-name="P76">You are controlling the SQL beans with a specific profile.</text:p>
      <text:p text:style-name="P76">It’s one of the most commonly used features of dependency injection in the Spring Framework.</text:p>
      <text:p text:style-name="P76">Profiles allow you to control your Spring application in different runtime environments.</text:p>
      <text:p text:style-name="P76">It allows your Spring application to behave differently by using Inversion of Control.</text:p>
      <text:p text:style-name="P76"/>
      <text:p text:style-name="P76">Inversion of Control</text:p>
      <text:p text:style-name="P76">• Inversion of Control - aka IoC</text:p>
      <text:p text:style-name="P76">• Is a technique to allow dependencies to be injected at runtime</text:p>
      <text:p text:style-name="P76">• Dependencies are not predetermined</text:p>
      <text:p text:style-name="P76">• Allows the framework to compose the application by controlling which implementation is</text:p>
      <text:p text:style-name="P76">injected</text:p>
      <text:p text:style-name="P76">• Example - H2 in memory data source or MySQL data source</text:p>
      <text:p text:style-name="P76"/>
      <text:p text:style-name="P76"/>
      <text:p text:style-name="P77">Your Spring Application will act acording to the active Profile. (Set in Applications properties File)</text:p>
      <text:p text:style-name="P77"/>
      <text:p text:style-name="P77"/>
      <text:p text:style-name="P78">Application.properties</text:p>
      <text:p text:style-name="P78"/>
      <text:p text:style-name="P86">spring.profiles.active=PT</text:p>
      <text:p text:style-name="P86"/>
      <text:p text:style-name="P86">in the Service classes</text:p>
      <text:p text:style-name="P86"/>
      <text:p text:style-name="P78"><text:span text:style-name="T29">@Profile("ES")</text:span><text:line-break/><text:span text:style-name="T29">@Service("I18nService")</text:span><text:line-break/><text:span text:style-name="T29">public class I18nSpanishGreetingService implements GreetingService{</text:span></text:p>
      <text:p text:style-name="P86"/>
      <text:p text:style-name="P86"/>
      <text:p text:style-name="P86">in the Controller</text:p>
      <text:p text:style-name="P86"/>
      <text:p text:style-name="P78"><text:span text:style-name="T29">@Controller</text:span><text:line-break/><text:span text:style-name="T29">public class I18nController {</text:span><text:line-break/><text:line-break/><text:span text:style-name="T29"> <text:s text:c="3"/>private final GreetingService greetingService;</text:span><text:line-break/><text:line-break/><text:span text:style-name="T29"> <text:s text:c="3"/>public I18nController(@Qualifier("I18nService") GreetingService greetingService) {</text:span><text:line-break/><text:span text:style-name="T29"> <text:s text:c="7"/>this.greetingService = greetingService;</text:span><text:line-break/><text:span text:style-name="T29"> <text:s text:c="3"/>}</text:span></text:p>
      <text:p text:style-name="P86"/>
      <text:p text:style-name="P87">In the Main method</text:p>
      <text:p text:style-name="P87"/>
      <text:p text:style-name="P79"><text:span text:style-name="T29">public static void main(String[] args) {</text:span><text:line-break/><text:line-break/><text:span text:style-name="T29"><text:tab/>//SpringApplication.run(SfgDiApplication.class, args);</text:span><text:line-break/><text:span text:style-name="T29"><text:tab/>// return a context from the application</text:span><text:line-break/><text:span text:style-name="T29"><text:tab/>ApplicationContext ctx = SpringApplication.</text:span><text:span text:style-name="T31">run</text:span><text:span text:style-name="T29">(SfgDiApplication.class, args);</text:span><text:line-break/><text:line-break/><text:span text:style-name="T29"><text:tab/>I18nController i18nController= (I18nController) ctx.getBean("i18nController");</text:span><text:line-break/><text:span text:style-name="T29"><text:tab/>System.</text:span><text:span text:style-name="T31">out</text:span><text:span text:style-name="T29">.println(i18nController.sayHello());</text:span></text:p>
      <text:p text:style-name="P87"/>
      <text:p text:style-name="P110"/>
      <text:p text:style-name="P79"/>
      <text:p text:style-name="P79"/>
      <text:p text:style-name="P79"/>
      <text:p text:style-name="P87"/>
      <text:p text:style-name="P86"/>
      <text:p text:style-name="P86"/>
      <text:p text:style-name="P78"/>
      <text:p text:style-name="P78"/>
      <text:p text:style-name="P78"/>
      <text:p text:style-name="P78"><draw:frame text:anchor-type="paragraph" draw:z-index="27" draw:name="Shape27" draw:style-name="gr29" draw:text-style-name="P184" svg:width="16.382cm" svg:height="8.395cm" svg:x="-0.183cm" svg:y="0.085cm"><draw:text-box><text:p text:style-name="P183"><text:span text:style-name="T70">package </text:span><text:span text:style-name="T71">guru.springframework.sfgdi.controllers</text:span><text:span text:style-name="T70">;</text:span><text:span text:style-name="T70"><text:line-break/></text:span><text:span text:style-name="T70"><text:line-break/></text:span><text:span text:style-name="T70">import </text:span><text:span text:style-name="T71">guru.springframework.sfgdi.services.GreetingService</text:span><text:span text:style-name="T70">;</text:span><text:span text:style-name="T70"><text:line-break/></text:span><text:span text:style-name="T70">import </text:span><text:span text:style-name="T71">org.springframework.beans.factory.annotation.</text:span><text:span text:style-name="T69">Qualifier</text:span><text:span text:style-name="T70">;</text:span><text:span text:style-name="T70"><text:line-break/></text:span><text:span text:style-name="T70">import </text:span><text:span text:style-name="T71">org.springframework.stereotype.</text:span><text:span text:style-name="T69">Controller</text:span><text:span text:style-name="T70">;</text:span><text:span text:style-name="T70"><text:line-break/></text:span><text:span text:style-name="T70"><text:line-break/></text:span><text:span text:style-name="T69">@Controller</text:span><text:span text:style-name="T69"><text:line-break/></text:span><text:span text:style-name="T70">public class </text:span><text:span text:style-name="T71">I18nController {</text:span><text:span text:style-name="T71"><text:line-break/></text:span><text:span text:style-name="T71"><text:line-break/></text:span><text:span text:style-name="T71"> <text:s text:c="3"/></text:span><text:span text:style-name="T70">private final </text:span><text:span text:style-name="T71">GreetingService </text:span><text:span text:style-name="T78">greetingService</text:span><text:span text:style-name="T70">;</text:span><text:span text:style-name="T70"><text:line-break/></text:span><text:span text:style-name="T70"><text:line-break/></text:span><text:span text:style-name="T70"> <text:s text:c="3"/>public </text:span><text:span text:style-name="T72">I18nController</text:span><text:span text:style-name="T71">(</text:span><text:span text:style-name="T69">@Qualifier</text:span><text:span text:style-name="T71">(</text:span><text:span text:style-name="T74">"I18nService"</text:span><text:span text:style-name="T71">) GreetingService greetingService) {</text:span><text:span text:style-name="T71"><text:line-break/></text:span><text:span text:style-name="T71"> <text:s text:c="7"/></text:span><text:span text:style-name="T70">this</text:span><text:span text:style-name="T71">.</text:span><text:span text:style-name="T78">greetingService </text:span><text:span text:style-name="T71">= greetingService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1">String </text:span><text:span text:style-name="T72">sayHello</text:span><text:span text:style-name="T71">(){</text:span><text:span text:style-name="T71"><text:line-break/></text:span><text:span text:style-name="T71"> <text:s text:c="7"/></text:span><text:span text:style-name="T70">return </text:span><text:span text:style-name="T78">greetingService</text:span><text:span text:style-name="T71">.sayGreeting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28" draw:name="Shape28" draw:style-name="gr28" draw:text-style-name="P184" svg:width="18.978cm" svg:height="6.167cm" svg:x="-1.314cm" svg:y="0.305cm"><draw:text-box><text:p text:style-name="P183"><text:span text:style-name="T70">package </text:span><text:span text:style-name="T71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1">org.springframework.context.annotation.</text:span><text:span text:style-name="T69">Profile</text:span><text:span text:style-name="T70">;</text:span><text:span text:style-name="T70"><text:line-break/></text:span><text:span text:style-name="T70">import </text:span><text:span text:style-name="T71">org.springframework.stereotype.</text:span><text:span text:style-name="T69">Service</text:span><text:span text:style-name="T70">;</text:span><text:span text:style-name="T70"><text:line-break/></text:span><text:span text:style-name="T70"><text:line-break/></text:span><text:span text:style-name="T69">@Profile</text:span><text:span text:style-name="T71">(</text:span><text:span text:style-name="T74">"EN"</text:span><text:span text:style-name="T71">)</text:span><text:span text:style-name="T71"><text:line-break/></text:span><text:span text:style-name="T69">@Service</text:span><text:span text:style-name="T71">(</text:span><text:span text:style-name="T74">"I18nService"</text:span><text:span text:style-name="T71">)</text:span><text:span text:style-name="T71"><text:line-break/></text:span><text:span text:style-name="T70">public class </text:span><text:span text:style-name="T71">I18NEnglishGreetingService </text:span><text:span text:style-name="T70">implements </text:span><text:span text:style-name="T71">GreetingService{</text:span><text:span text:style-name="T71"><text:line-break/></text:span><text:span text:style-name="T71"> <text:s text:c="3"/></text:span><text:span text:style-name="T69">@Override</text:span><text:span text:style-name="T69"><text:line-break/></text:span><text:span text:style-name="T69"> <text:s text:c="3"/></text:span><text:span text:style-name="T70">public </text:span><text:span text:style-name="T71">String </text:span><text:span text:style-name="T72">sayGreeting</text:span><text:span text:style-name="T71">() {</text:span><text:span text:style-name="T71"><text:line-break/></text:span><text:span text:style-name="T71"> <text:s text:c="7"/></text:span><text:span text:style-name="T70">return </text:span><text:span text:style-name="T74">"Hello world"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text:p text:style-name="P183"><text:span text:style-name="T71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29" draw:name="Shape29" draw:style-name="gr27" draw:text-style-name="P184" svg:width="16.982cm" svg:height="6.014cm" svg:x="-0.808cm" svg:y="2.909cm"><draw:text-box><text:p text:style-name="P183"><text:span text:style-name="T70">package </text:span><text:span text:style-name="T71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1">org.springframework.context.annotation.</text:span><text:span text:style-name="T69">Profile</text:span><text:span text:style-name="T70">;</text:span><text:span text:style-name="T70"><text:line-break/></text:span><text:span text:style-name="T70">import </text:span><text:span text:style-name="T71">org.springframework.stereotype.</text:span><text:span text:style-name="T69">Service</text:span><text:span text:style-name="T70">;</text:span><text:span text:style-name="T70"><text:line-break/></text:span><text:span text:style-name="T70"><text:line-break/></text:span><text:span text:style-name="T69">@Profile</text:span><text:span text:style-name="T71">(</text:span><text:span text:style-name="T74">"PT"</text:span><text:span text:style-name="T71">)</text:span><text:span text:style-name="T71"><text:line-break/></text:span><text:span text:style-name="T69">@Service</text:span><text:span text:style-name="T71">(</text:span><text:span text:style-name="T74">"I18nService"</text:span><text:span text:style-name="T71">)</text:span><text:span text:style-name="T71"><text:line-break/></text:span><text:span text:style-name="T70">public class </text:span><text:span text:style-name="T71">I18nPortugueseGreetingService </text:span><text:span text:style-name="T70">implements </text:span><text:span text:style-name="T71">GreetingService{</text:span><text:span text:style-name="T71"><text:line-break/></text:span><text:span text:style-name="T71"> <text:s text:c="3"/></text:span><text:span text:style-name="T69">@Override</text:span><text:span text:style-name="T69"><text:line-break/></text:span><text:span text:style-name="T69"> <text:s text:c="3"/></text:span><text:span text:style-name="T70">public </text:span><text:span text:style-name="T71">String </text:span><text:span text:style-name="T72">sayGreeting</text:span><text:span text:style-name="T71">() {</text:span><text:span text:style-name="T71"><text:line-break/></text:span><text:span text:style-name="T71"> <text:s text:c="7"/></text:span><text:span text:style-name="T70">return </text:span><text:span text:style-name="T74">"Olá Mundo"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108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draw:frame text:anchor-type="paragraph" draw:z-index="30" draw:name="Shape30" draw:style-name="gr26" draw:text-style-name="P184" svg:width="17.439cm" svg:height="5.756cm" svg:x="-1.362cm" svg:y="0.016cm"><draw:text-box><text:p text:style-name="P183"><text:span text:style-name="T70">package </text:span><text:span text:style-name="T71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1">org.springframework.context.annotation.</text:span><text:span text:style-name="T69">Profile</text:span><text:span text:style-name="T70">;</text:span><text:span text:style-name="T70"><text:line-break/></text:span><text:span text:style-name="T70">import </text:span><text:span text:style-name="T71">org.springframework.stereotype.</text:span><text:span text:style-name="T69">Service</text:span><text:span text:style-name="T70">;</text:span><text:span text:style-name="T70"><text:line-break/></text:span><text:span text:style-name="T70"><text:line-break/></text:span><text:span text:style-name="T69">@Profile</text:span><text:span text:style-name="T71">(</text:span><text:span text:style-name="T74">"ES"</text:span><text:span text:style-name="T71">)</text:span><text:span text:style-name="T71"><text:line-break/></text:span><text:span text:style-name="T69">@Service</text:span><text:span text:style-name="T71">(</text:span><text:span text:style-name="T74">"I18nService"</text:span><text:span text:style-name="T71">)</text:span><text:span text:style-name="T71"><text:line-break/></text:span><text:span text:style-name="T70">public class </text:span><text:span text:style-name="T71">I18nSpanishGreetingService </text:span><text:span text:style-name="T70">implements </text:span><text:span text:style-name="T71">GreetingService{</text:span><text:span text:style-name="T71"><text:line-break/></text:span><text:span text:style-name="T71"> <text:s text:c="3"/></text:span><text:span text:style-name="T69">@Override</text:span><text:span text:style-name="T69"><text:line-break/></text:span><text:span text:style-name="T69"> <text:s text:c="3"/></text:span><text:span text:style-name="T70">public </text:span><text:span text:style-name="T71">String </text:span><text:span text:style-name="T72">sayGreeting</text:span><text:span text:style-name="T71">() {</text:span><text:span text:style-name="T71"><text:line-break/></text:span><text:span text:style-name="T71"> <text:s text:c="7"/></text:span><text:span text:style-name="T70">return </text:span><text:span text:style-name="T74">"Hola Mundo"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4">You can set a default Profile, só that if its not specified</text:p>
      <text:p text:style-name="P74">in the applications property , then that one will be used</text:p>
      <text:p text:style-name="P74"/>
      <text:p text:style-name="P74"/>
      <text:p text:style-name="P80">below I set the Portuguese Service class as default</text:p>
      <text:p text:style-name="P80"/>
      <text:p text:style-name="P80"><text:span text:style-name="T29">@Profile({"PT","default"})</text:span><text:line-break/><text:span text:style-name="T29">@Service("I18nService")</text:span><text:line-break/><text:span text:style-name="T29">public class I18nPortugueseGreetingService implements GreetingService{</text:span></text:p>
      <text:p text:style-name="P80"/>
      <text:p text:style-name="P80"/>
      <text:p text:style-name="P81">And I commement out the properties entry</text:p>
      <text:p text:style-name="P81"/>
      <text:p text:style-name="P88">#spring.profiles.active=EN</text:p>
      <text:p text:style-name="P81"/>
      <text:p text:style-name="P81"/>
      <text:p text:style-name="P81">outpts</text:p>
      <text:p text:style-name="P81"/>
      <text:p text:style-name="P81">Olá Mundo</text:p>
      <text:p text:style-name="P81">------ Primary Bean</text:p>
      <text:p text:style-name="P81">Hello world from Primary Bean</text:p>
      <text:p text:style-name="P81">…</text:p>
      <text:p text:style-name="P81"/>
      <text:p text:style-name="P81"/>
      <text:p text:style-name="P109">Assignment 4 -Dependency injection</text:p>
      <text:p text:style-name="P82"/>
      <text:p text:style-name="P82">I made a mess of the working directory by pulling in the assignment instead of fetching and checking out.</text:p>
      <text:p text:style-name="P82"/>
      <text:p text:style-name="P82">So I re-did it by </text:p>
      <text:p text:style-name="P82"/>
      <text:p text:style-name="P82">Resetting to prev ious commit</text:p>
      <text:p text:style-name="P82">deleteing the branch</text:p>
      <text:p text:style-name="P82">and now using the fect command instead</text:p>
      <text:p text:style-name="P82"/>
      <text:p text:style-name="P82">&gt; git log –oneline</text:p>
      <text:p text:style-name="P82">&gt;git reset --hard d43e825 → to my previous work</text:p>
      <text:p text:style-name="P82">&gt;git switch default-profile → moved to previous branch and checked that all worked</text:p>
      <text:p text:style-name="P82">&gt; git branch -d di-assignment → deleted the assignment branch</text:p>
      <text:p text:style-name="P82"/>
      <text:p text:style-name="P83">Now I started over</text:p>
      <text:p text:style-name="P83">===============</text:p>
      <text:p text:style-name="P83"/>
      <text:p text:style-name="P83"/>
      <text:p text:style-name="P84">&gt;git chechout upstream/di.assignment</text:p>
      <text:p text:style-name="P84"/>
      <text:p text:style-name="P84">*****</text:p>
      <text:p text:style-name="P84">You are in 'detached HEAD' state. You can look around, make experimental</text:p>
      <text:p text:style-name="P84">changes and commit them, and you can discard any commits you make in this</text:p>
      <text:p text:style-name="P84">state without impacting any branches by switching back to a branch.</text:p>
      <text:p text:style-name="P84"/>
      <text:p text:style-name="P84">If you want to create a new branch to retain commits you create, you may</text:p>
      <text:p text:style-name="P84">do so (now or later) by using -c with the switch command. Example:</text:p>
      <text:p text:style-name="P84"/>
      <text:p text:style-name="P84"><text:s text:c="2"/>git switch -c &lt;new-branch-name&gt;</text:p>
      <text:p text:style-name="P84"/>
      <text:p text:style-name="P84">Or undo this operation with:</text:p>
      <text:p text:style-name="P84"/>
      <text:p text:style-name="P84"><text:s text:c="2"/>git switch -</text:p>
      <text:p text:style-name="P84"/>
      <text:p text:style-name="P83">****</text:p>
      <text:p text:style-name="P83"/>
      <text:p text:style-name="P84">Fix project create new local branch and add and commit and push branch to my repro</text:p>
      <text:p text:style-name="P84"/>
      <text:p text:style-name="P85">&gt; git fetch upstream di-assignment</text:p>
      <text:p text:style-name="P85">&gt;git branch -r</text:p>
      <text:p text:style-name="P85">…</text:p>
      <text:p text:style-name="P85">origin/spring-di</text:p>
      <text:p text:style-name="P85"><text:s text:c="2"/>origin/using-qualifiers</text:p>
      <text:p text:style-name="P85"><text:s text:c="2"/>upstream/di-assignment</text:p>
      <text:p text:style-name="P85"/>
      <text:p text:style-name="P85">&gt; it checkout upstream/di-assignment</text:p>
      <text:p text:style-name="P85"/>
      <text:p text:style-name="P85">Now I worked on and fixed the project</text:p>
      <text:p text:style-name="P85"/>
      <text:p text:style-name="P85">PS I dont merge as I don’t want to to change my other files / branches</text:p>
      <text:p text:style-name="P85"/>
      <text:p text:style-name="P85">&gt; git switch -c di-assignment</text:p>
      <text:p text:style-name="P85"/>
      <text:p text:style-name="P85">&gt; git add .</text:p>
      <text:p text:style-name="P85"/>
      <text:p text:style-name="P85">&gt;git status</text:p>
      <text:p text:style-name="P85"/>
      <text:p text:style-name="P85">***********</text:p>
      <text:p text:style-name="P85">On branch di-assignment</text:p>
      <text:p text:style-name="P85">Changes to be committed:</text:p>
      <text:p text:style-name="P85"><text:s text:c="2"/>(use "git restore --staged &lt;file&gt;..." to unstage)</text:p>
      <text:p text:style-name="P85"><text:s text:c="8"/>new file: <text:s text:c="2"/>.~lock.WhatIDid.odt#</text:p>
      <text:p text:style-name="P85"><text:s text:c="8"/>new file: <text:s text:c="2"/>WhatIDid.odt</text:p>
      <text:p text:style-name="P85"><text:s text:c="8"/>modified: <text:s text:c="2"/>pom.xml</text:p>
      <text:p text:style-name="P85"><text:s text:c="8"/>modified: <text:s text:c="2"/>src/main/java/guru/springframework/sfgdi/controllers/PetController.java</text:p>
      <text:p text:style-name="P85"><text:s text:c="8"/>modified: <text:s text:c="2"/>src/main/java/guru/springframework/sfgdi/services/CatPetService.java</text:p>
      <text:p text:style-name="P85"><text:s text:c="8"/>modified: <text:s text:c="2"/>src/main/java/guru/springframework/sfgdi/services/DogPetService.java</text:p>
      <text:p text:style-name="P85"><text:s text:c="8"/>modified: <text:s text:c="2"/>src/main/resources/application.properties</text:p>
      <text:p text:style-name="P85"><text:soft-page-break/>&gt; git push origin di-assignment</text:p>
      <text:p text:style-name="P85"/>
      <text:p text:style-name="P85"/>
      <text:p text:style-name="P84"/>
      <text:p text:style-name="P84"/>
      <text:p text:style-name="P84"/>
      <text:p text:style-name="P84"/>
      <text:p text:style-name="P83"/>
      <text:p text:style-name="P82"/>
      <text:p text:style-name="P82"/>
      <text:h text:style-name="P142" text:outline-level="1">Section 5 Spring Fram<text:span text:style-name="T38">e</text:span>work Configuration</text:h>
      <text:p text:style-name="P114"/>
      <text:p text:style-name="P115"/>
      <text:p text:style-name="P116">Lesson 72 Component Scan</text:p>
      <text:p text:style-name="P116"/>
      <text:p text:style-name="P118">• Annotation Based Configuration - Annotations introduced in Java 5</text:p>
      <text:p text:style-name="P118">• Introduced in Spring Framework 3</text:p>
      <text:p text:style-name="P118">• Spring beans found via ‘Component Scans’</text:p>
      <text:p text:style-name="P118">• A scan of packages for annotated components</text:p>
      <text:p text:style-name="P118">• Spring Beans are found via class level annotations</text:p>
      <text:p text:style-name="P118">• @Controller, @Service, @Component, @Repository</text:p>
      <text:p text:style-name="P118"/>
      <text:p text:style-name="P113"><text:span text:style-name="T44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117"/>
      <text:p text:style-name="P117"/>
      <text:p text:style-name="P119">At times you may need to use a ja<text:span text:style-name="T37">r</text:span> etc that is not under the directory structure of your main method class. Such as you need to import another jar file etc</text:p>
      <text:p text:style-name="P114"><text:span text:style-name="T8">In such a case one uses the </text:span><text:span text:style-name="T24">@ComponentScan(basePackages = {"</text:span><text:span text:style-name="T26">current package</text:span><text:span text:style-name="T24">", "</text:span><text:span text:style-name="T26">other package</text:span><text:span text:style-name="T24">", “</text:span><text:span text:style-name="T26">other package</text:span><text:span text:style-name="T24">})</text:span></text:p>
      <text:p text:style-name="P120"/>
      <text:p text:style-name="P121">As an example I’ll create a new branchfrom di-assignment (note defferes from John’s as my Pet classes are not in my ‘life-cyle-demo’ asd I checked out the previous work on assignement só it did not merge.</text:p>
      <text:p text:style-name="P121">Now I move the Pet service to a new packeage and refacctor it.</text:p>
      <text:p text:style-name="P8">com.springframework.pets</text:p>
      <text:p text:style-name="P64"><text:span text:style-name="T24"><text:tab/></text:span><text:span text:style-name="T25">PetService.java</text:span></text:p>
      <text:p text:style-name="P64"><text:span text:style-name="T24"><text:tab/></text:span><text:span text:style-name="T25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4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1"/>
      <text:p text:style-name="P51"/>
      <text:p text:style-name="P51"/>
      <text:p text:style-name="P52">As you will note that there are two packages</text:p>
      <text:p text:style-name="P52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52"><text:s text:c="152"/></text:p>
      <text:p text:style-name="P52"/>
      <text:p text:style-name="P52"><text:s/></text:p>
      <text:p text:style-name="P52"/>
      <text:p text:style-name="P52"/>
      <text:p text:style-name="P52"><draw:frame draw:style-name="fr2" draw:name="Frame2" text:anchor-type="char" svg:width="17cm" draw:z-index="33"><draw:text-box fo:min-height="5.009cm"><text:p text:style-name="Figure"><draw:frame draw:style-name="fr4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52"/>
      <text:p text:style-name="P52">Now I need to tell Spring-Boot where the packages are that it need to scan for.</text:p>
      <text:p text:style-name="P52">This is done in the Main methods application using <text:span text:style-name="T24">@ComponentScan(basePackages = {"</text:span><text:span text:style-name="T26">current package</text:span><text:span text:style-name="T24">", "</text:span><text:span text:style-name="T26">other package</text:span><text:span text:style-name="T24">", “</text:span><text:span text:style-name="T26">other package</text:span><text:span text:style-name="T24">})</text:span></text:p>
      <text:p text:style-name="P5"/>
      <text:p text:style-name="P5"><text:s text:c="16"/></text:p>
      <text:p text:style-name="P5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25" draw:text-style-name="P186" svg:width="13.567cm" svg:height="5.345cm" svg:x="0.242cm" svg:y="0cm"><draw:text-box><text:p text:style-name="P183"><text:span text:style-name="T79">@ComponentScan(basePackages = {"guru.springframework.sfgdi", "com.springframework.pets"})</text:span><text:span text:style-name="T79"><text:line-break/></text:span><text:span text:style-name="T79">@SpringBootApplication</text:span><text:span text:style-name="T79"><text:line-break/></text:span><text:span text:style-name="T79">public class SfgDiApplication {</text:span></text:p><text:p text:style-name="P183"><text:span text:style-name="T79"/></text:p><text:p text:style-name="P183"><text:span text:style-name="T79"/></text:p><text:p text:style-name="P183"><text:span text:style-name="T79">public static void main(String[] args) {</text:span></text:p><text:p text:style-name="P183"><text:span text:style-name="T79"/></text:p><text:p text:style-name="P183"><text:span text:style-name="T79">}</text:span></text:p><text:p text:style-name="P183"><text:span text:style-name="T79"/></text:p><text:p text:style-name="P183"><text:span text:style-name="T79">}</text:span><text:span text:style-name="T79"><text:line-break/></text:span><text:span text:style-name="T79"/></text:p><text:p text:style-name="P183"><text:span text:style-name="T79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4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2">Now, one criticism of that approach is, to do that component scan, Spring on startup is doing reflection</text:p>
      <text:p text:style-name="P131">and going through the classes utilizing Java reflection utils to inspect the classes.</text:p>
      <text:p text:style-name="P132">Now, traditionally, reflections got a bad rep of being very slow.</text:p>
      <text:p text:style-name="P131">Here we only have a few classes, not a bad performance impact at all.</text:p>
      <text:p text:style-name="P131">And I also want to iterate that that performance impact only happens on application startup.</text:p>
      <text:p text:style-name="P131">Now, if you had hundreds or thousands of Spring components, hopefully not thousands, that that seems</text:p>
      <text:p text:style-name="P131">like an application ripe for refactoring to me.</text:p>
      <text:p text:style-name="P135"><text:span text:style-name="T51">But larger applications</text:span>.</text:p>
      <text:p text:style-name="P5"/>
      <text:p text:style-name="P90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24">What we're going to do is refactor from using the Spring stereotype annotations, which depended on</text:p>
      <text:p text:style-name="P134">that component scan to a Java based configuration.</text:p>
      <text:p text:style-name="P134">So that's why I'm going to do is refactor a few of these to use Java configuration rather than the component</text:p>
      <text:p text:style-name="P134">scan and reflection on startup</text:p>
      <text:p text:style-name="P12"/>
      <text:p text:style-name="P12"/>
      <text:list xml:id="list1093711547" text:style-name="L7">
        <text:list-item>
          <text:p text:style-name="P156">Remove @Service anottaions from our services classes</text:p>
        </text:list-item>
      </text:list>
      <text:p text:style-name="P11"/>
      <text:p text:style-name="P1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24" draw:text-style-name="P185" svg:width="10.835cm" svg:height="3.825cm" svg:x="0cm" svg:y="0cm"><draw:text-box><text:p text:style-name="P183"><text:span text:style-name="T70">public class </text:span><text:span text:style-name="T71">ConstructorGreetingService </text:span><text:span text:style-name="T70">implements </text:span><text:span text:style-name="T71">GreetingService {</text:span><text:span text:style-name="T71"><text:line-break/></text:span><text:span text:style-name="T71"> <text:s text:c="3"/></text:span><text:span text:style-name="T69">@Override</text:span><text:span text:style-name="T69"><text:line-break/></text:span><text:span text:style-name="T69"> <text:s text:c="3"/></text:span><text:span text:style-name="T70">public </text:span><text:span text:style-name="T71">String </text:span><text:span text:style-name="T72">sayGreeting</text:span><text:span text:style-name="T71">() {</text:span><text:span text:style-name="T71"><text:line-break/></text:span><text:span text:style-name="T71"> <text:s text:c="7"/></text:span><text:span text:style-name="T70">return </text:span><text:span text:style-name="T74">"Hello World - Constructor"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23" draw:text-style-name="P184" svg:width="11.466cm" svg:height="3.513cm" svg:x="0cm" svg:y="0cm"><draw:text-box><text:p text:style-name="P183"><text:span text:style-name="T70">public class </text:span><text:span text:style-name="T71">PropertyInjectedGreetingService </text:span><text:span text:style-name="T70">implements </text:span><text:span text:style-name="T71">GreetingService {</text:span><text:span text:style-name="T71"><text:line-break/></text:span><text:span text:style-name="T71"> <text:s text:c="3"/></text:span><text:span text:style-name="T69">@Override</text:span><text:span text:style-name="T69"><text:line-break/></text:span><text:span text:style-name="T69"> <text:s text:c="3"/></text:span><text:span text:style-name="T70">public </text:span><text:span text:style-name="T71">String </text:span><text:span text:style-name="T72">sayGreeting</text:span><text:span text:style-name="T71">() {</text:span><text:span text:style-name="T71"><text:line-break/></text:span><text:span text:style-name="T71"> <text:s text:c="7"/></text:span><text:span text:style-name="T70">return </text:span><text:span text:style-name="T74">"Hello World - Property"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22" draw:text-style-name="P184" svg:width="11.598cm" svg:height="3.264cm" svg:x="0cm" svg:y="0cm"><draw:text-box><text:p text:style-name="P183"><text:span text:style-name="T70">public class </text:span><text:span text:style-name="T71">SetterInjectedGreetingService </text:span><text:span text:style-name="T70">implements </text:span><text:span text:style-name="T71">GreetingService{</text:span><text:span text:style-name="T71"><text:line-break/></text:span><text:span text:style-name="T71"> <text:s text:c="3"/></text:span><text:span text:style-name="T69">@Override</text:span><text:span text:style-name="T69"><text:line-break/></text:span><text:span text:style-name="T69"> <text:s text:c="3"/></text:span><text:span text:style-name="T70">public </text:span><text:span text:style-name="T71">String </text:span><text:span text:style-name="T72">sayGreeting</text:span><text:span text:style-name="T71">() {</text:span><text:span text:style-name="T71"><text:line-break/></text:span><text:span text:style-name="T71"> <text:s text:c="7"/></text:span><text:span text:style-name="T70">return </text:span><text:span text:style-name="T74">"Hello World - Setter"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829700994" text:style-name="L8">
        <text:list-item>
          <text:p text:style-name="P158">Add the Java Based Cofiguration Class</text:p>
          <text:list>
            <text:list-item>
              <text:p text:style-name="P157">here I create a new package to put the Jva cofiguration file(s) in one place</text:p>
            </text:list-item>
          </text:list>
        </text:list-item>
      </text:list>
      <text:p text:style-name="P65"><text:span text:style-name="T35"><text:tab/><text:tab/></text:span><text:span text:style-name="T30">guru.springframework.sfgdi.config</text:span></text:p>
      <text:p text:style-name="P10"/>
      <text:p text:style-name="P10"/>
      <text:p text:style-name="P10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21" draw:text-style-name="P185" svg:width="13.346cm" svg:height="7.393cm" svg:x="0cm" svg:y="0cm"><draw:text-box><text:p text:style-name="P183"><text:span text:style-name="T70">public class </text:span><text:span text:style-name="T71">GreeingServiceConfig {</text:span><text:span text:style-name="T71"><text:line-break/></text:span><text:span text:style-name="T71"><text:line-break/></text:span><text:span text:style-name="T71"> <text:s text:c="3"/></text:span><text:span text:style-name="T69">@Bean</text:span><text:span text:style-name="T69"><text:line-break/></text:span><text:span text:style-name="T69"> <text:s text:c="3"/></text:span><text:span text:style-name="T71">ConstructorGreetingService </text:span><text:span text:style-name="T72">constructorGreetingService</text:span><text:span text:style-name="T71">(){</text:span><text:span text:style-name="T71"><text:line-break/></text:span><text:span text:style-name="T71"> <text:s text:c="7"/></text:span><text:span text:style-name="T70">return new </text:span><text:span text:style-name="T71">ConstructorGreetingService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69">@Bean</text:span><text:span text:style-name="T69"><text:line-break/></text:span><text:span text:style-name="T69"> <text:s text:c="3"/></text:span><text:span text:style-name="T71">PropertyInjectedGreetingService </text:span><text:span text:style-name="T72">propertyInjectedGreetingService</text:span><text:span text:style-name="T71">(){</text:span><text:span text:style-name="T71"><text:line-break/></text:span><text:span text:style-name="T71"> <text:s text:c="7"/></text:span><text:span text:style-name="T70">return new </text:span><text:span text:style-name="T71">PropertyInjectedGreetingService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69">@Bean</text:span><text:span text:style-name="T69"><text:line-break/></text:span><text:span text:style-name="T69"> <text:s text:c="3"/></text:span><text:span text:style-name="T71">SetterInjectedGreetingService </text:span><text:span text:style-name="T72">setterInjectedGreetingService</text:span><text:span text:style-name="T71">(){</text:span><text:span text:style-name="T71"><text:line-break/></text:span><text:span text:style-name="T71"> <text:s text:c="7"/></text:span><text:span text:style-name="T70">return new </text:span><text:span text:style-name="T71">SetterInjectedGreetingService(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5">Lesson 74 – Primary Bean Profiles</text:p>
      <text:p text:style-name="P15"/>
      <text:p text:style-name="P66"><text:a xlink:type="simple" xlink:href="https://github.com/roloje777/sfg-di/tree/primary-profile" text:style-name="Internet_20_link" text:visited-style-name="Visited_20_Internet_20_Link"><text:span text:style-name="T44">branch primary-profile</text:span></text:a></text:p>
      <text:p text:style-name="P15"/>
      <text:p text:style-name="P21">Here we are going to change the Componant scan based ”Profiles” na “Primary “ bean of the “language services” to Java Based profiles.</text:p>
      <text:p text:style-name="P21"/>
      <text:list xml:id="list3243868477" text:style-name="L9">
        <text:list-item>
          <text:p text:style-name="P159">Changing the Primary Bean service</text:p>
          <text:list>
            <text:list-item>
              <text:p text:style-name="P159">remove the lines in red</text:p>
            </text:list-item>
          </text:list>
        </text:list-item>
      </text:list>
      <text:p text:style-name="P21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20" draw:text-style-name="P185" svg:width="9.967cm" svg:height="5.845cm" svg:x="0cm" svg:y="0.337cm"><draw:text-box><text:p>package guru.springframework.sfgdi.services;</text:p><text:p/><text:p><text:span text:style-name="T83">import org.springframework.context.annotation.Primary;</text:span></text:p><text:p><text:span text:style-name="T83">import org.springframework.stereotype.Service;</text:span></text:p><text:p/><text:p>/**</text:p><text:p><text:s/>* Created by jt on 12/27/19.</text:p><text:p><text:s/>*/</text:p><text:p><text:span text:style-name="T83"/></text:p><text:p><text:span text:style-name="T83"><text:s/></text:span><text:span text:style-name="T83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104410072342585" text:continue-numbering="true" text:style-name="L9">
        <text:list-item>
          <text:list>
            <text:list-item>
              <text:p text:style-name="P160">Add the following to the Java based config file</text:p>
              <text:p text:style-name="P160">in blue text</text:p>
            </text:list-item>
          </text:list>
        </text:list-item>
      </text:list>
      <text:p text:style-name="P22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19" draw:text-style-name="P185" svg:width="8.437cm" svg:height="4.871cm" svg:x="0cm" svg:y="0cm"><draw:text-box><text:p>public class GreetingServiceConfig {</text:p><text:p/><text:p>..</text:p><text:p><text:s/><text:span text:style-name="T39">@Primary</text:span></text:p><text:p><text:span text:style-name="T39"><text:s/></text:span><text:span text:style-name="T39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22"><text:s text:c="10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3023155670" text:style-name="L10">
        <text:list-item>
          <text:p text:style-name="P175">Changing the “Profile” bean service</text:p>
          <text:list>
            <text:list-item>
              <text:p text:style-name="P161">delete lines in the red</text:p>
            </text:list-item>
          </text:list>
        </text:list-item>
      </text:list>
      <text:p text:style-name="P27"/>
      <text:p text:style-name="P27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18" draw:text-style-name="P185" svg:width="11.274cm" svg:height="7.57cm" svg:x="0cm" svg:y="0cm"><draw:text-box><text:p>package guru.springframework.sfgdi.services;</text:p><text:p/><text:p><text:span text:style-name="T83">import org.springframework.context.annotation.Profile;</text:span></text:p><text:p><text:span text:style-name="T83">import org.springframework.stereotype.Service;</text:span></text:p><text:p/><text:p>/**</text:p><text:p><text:s/>* Created by jt on 12/27/19.</text:p><text:p><text:s/>*/</text:p><text:p><text:span text:style-name="T83">@Profile("EN")</text:span></text:p><text:p><text:span text:style-name="T83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17" draw:text-style-name="P185" svg:width="11.45cm" svg:height="7.305cm" svg:x="0cm" svg:y="0cm"><draw:text-box><text:p>package guru.springframework.sfgdi.services;</text:p><text:p/><text:p><text:span text:style-name="T83">import org.springframework.context.annotation.Profile;</text:span></text:p><text:p><text:span text:style-name="T83">import org.springframework.stereotype.Service;</text:span></text:p><text:p/><text:p>/**</text:p><text:p><text:s/>* Created by jt on 12/27/19.</text:p><text:p><text:s/>*/</text:p><text:p><text:span text:style-name="T83">@Profile({"ES", "default"})</text:span></text:p><text:p><text:span text:style-name="T83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2"/>
      <text:list xml:id="list2090134315" text:style-name="L11">
        <text:list-item>
          <text:p text:style-name="P162">Add profiles to java based configuration file</text:p>
          <text:list>
            <text:list-item>
              <text:p text:style-name="P162">line in blue text</text:p>
              <text:p text:style-name="P167"><text:span text:style-name="T33">note the name in the “EN” profile is </text:span><text:span text:style-name="T32"><text:s/></text:span><text:span text:style-name="T52">i18nService</text:span></text:p>
              <text:p text:style-name="P162">só its the default name when the spring contect look its up, but</text:p>
            </text:list-item>
            <text:list-item>
              <text:p text:style-name="P162">as java dos not allow to methods with same “method signatures the “ES” profile</text:p>
            </text:list-item>
            <text:list-item>
              <text:p text:style-name="P167"><text:span text:style-name="T33">method name is changed and @Bean given the name </text:span><text:span text:style-name="T32"><text:s/></text:span><text:span text:style-name="T52">@Bean("i18nService")</text:span></text:p>
            </text:list-item>
            <text:list-item>
              <text:p text:style-name="P162"/>
              <text:p text:style-name="P162"/>
            </text:list-item>
          </text:list>
        </text:list-item>
      </text:list>
      <text:p text:style-name="P23"/>
      <text:p text:style-name="P23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16" draw:text-style-name="P185" svg:width="12.759cm" svg:height="7.792cm" svg:x="0.102cm" svg:y="-0.072cm"><draw:text-box><text:p>@Configuration</text:p><text:p>public class GreetingServiceConfig {</text:p><text:p/><text:p>..</text:p><text:p><text:s/><text:span text:style-name="T39">@Profile({"ES", "default"})</text:span></text:p><text:p><text:span text:style-name="T39"><text:s text:c="4"/></text:span><text:span text:style-name="T39">@Bean("i18nService")</text:span></text:p><text:p><text:span text:style-name="T39"><text:s text:c="4"/></text:span><text:span text:style-name="T39">I18NSpanishService i18NSpanishService(){</text:span></text:p><text:p><text:span text:style-name="T39"><text:s text:c="8"/></text:span><text:span text:style-name="T39">return new I18NSpanishService();</text:span></text:p><text:p><text:span text:style-name="T39"><text:s text:c="4"/></text:span><text:span text:style-name="T39">}</text:span></text:p><text:p><text:span text:style-name="T39"/></text:p><text:p><text:span text:style-name="T39"><text:s text:c="4"/></text:span><text:span text:style-name="T39">@Profile("EN")</text:span></text:p><text:p><text:span text:style-name="T39"><text:s text:c="4"/></text:span><text:span text:style-name="T39">@Bean</text:span></text:p><text:p><text:span text:style-name="T39"><text:s text:c="4"/></text:span><text:span text:style-name="T39">I18nEnglishGreetingService i18nService(){</text:span></text:p><text:p><text:span text:style-name="T39"><text:s text:c="8"/></text:span><text:span text:style-name="T39">return new I18nEnglishGreetingService();</text:span></text:p><text:p><text:span text:style-name="T39"><text:s text:c="4"/></text:span><text:span text:style-name="T39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15" draw:text-style-name="P188" svg:width="9.79cm" svg:height="5.174cm" svg:x="0cm" svg:y="0cm"><draw:text-box><text:p text:style-name="P183"><text:span text:style-name="T79">I18nController i18nController = (I18nController) ctx.getBean("i18nController");</text:span><text:span text:style-name="T79"><text:line-break/></text:span><text:span text:style-name="T79">System.</text:span><text:span text:style-name="T82">out</text:span><text:span text:style-name="T79">.println(i18nController.sayHello());</text:span><text:span text:style-name="T79"><text:line-break/></text:span><text:span text:style-name="T79"><text:line-break/></text:span><text:span text:style-name="T79">MyController myController = (MyController) ctx.getBean("myController");</text:span><text:span text:style-name="T79"><text:line-break/></text:span><text:span text:style-name="T79"><text:line-break/></text:span><text:span text:style-name="T79">System.</text:span><text:span text:style-name="T82">out</text:span><text:span text:style-name="T79">.println("------- Primary Bean");</text:span><text:span text:style-name="T79"><text:line-break/></text:span><text:span text:style-name="T79">System.</text:span><text:span text:style-name="T82">out</text:span><text:span text:style-name="T79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<text:s text:c="2"/></text:p>
      <text:p text:style-name="P24"/>
      <text:p text:style-name="P24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14" draw:text-style-name="P185" svg:width="9.101cm" svg:height="2.015cm" svg:x="0cm" svg:y="0cm"><draw:text-box><text:p text:style-name="P183"><text:span text:style-name="T70">spring.profiles.active</text:span><text:span text:style-name="T75">=</text:span><text:span text:style-name="T74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1"/>
      <text:p text:style-name="P24"><text:s text:c="2"/></text:p>
      <text:p text:style-name="P24"/>
      <text:p text:style-name="P24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13" draw:text-style-name="P185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Frame17" text:anchor-type="char" svg:width="17cm" draw:z-index="63"><draw:text-box fo:min-height="7.149cm"><text:p text:style-name="Figure"><draw:frame draw:style-name="fr4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24"/>
      <text:p text:style-name="P24"/>
      <text:p text:style-name="P24"/>
      <text:p text:style-name="P24"/>
      <text:p text:style-name="P96">Lesson 75 Dependency Injection in Java Configuration</text:p>
      <text:p text:style-name="P16"/>
      <text:p text:style-name="P89"><text:a xlink:type="simple" xlink:href="https://github.com/roloje777/sfg-di/tree/di-in-java-config" text:style-name="Internet_20_link" text:visited-style-name="Visited_20_Internet_20_Link"><text:span text:style-name="T40">branch di-in-java-config</text:span></text:a></text:p>
      <text:p text:style-name="P25"/>
      <text:p text:style-name="P25"/>
      <text:p text:style-name="P123">OK, what I want to demonstrate to you is how we can use Dependency Injection within our Java configuration,</text:p>
      <text:p text:style-name="P133">so very common thing to do.</text:p>
      <text:p text:style-name="P133">But to do that, to come up with an example, I want to do a little refactoring.</text:p>
      <text:p text:style-name="P133">So here we have our EnglishGreetingService.</text:p>
      <text:p text:style-name="P133">Let's say, rather than returning a string from this method, we actually wanted to return it from a</text:p>
      <text:p text:style-name="P133">database.</text:p>
      <text:p text:style-name="P133">So I'm using a hypothetical situation here, purely hypothetical.</text:p>
      <text:p text:style-name="P133">We're going to say that we want to store that into a database.</text:p>
      <text:p text:style-name="P133">Now, a common pattern that we use with the Spring Framework is to use repositories, and we've already</text:p>
      <text:p text:style-name="P133">demonstrated that previously in the course.</text:p>
      <text:p text:style-name="P133">So I'm going to make a mock repository for the EnglishGreetingService.</text:p>
      <text:p text:style-name="P25"/>
      <text:p text:style-name="P25"/>
      <text:p text:style-name="P67"><text:a xlink:type="simple" xlink:href="https://github.com/roloje777/sfg-di/commit/db342d02fd69ee0bf10f1e5e751c9f2326df7514" text:style-name="Internet_20_link" text:visited-style-name="Visited_20_Internet_20_Link"><text:span text:style-name="T39">See changes here</text:span></text:a></text:p>
      <text:p text:style-name="P28"/>
      <text:p text:style-name="P28"/>
      <text:p text:style-name="P28"/>
      <text:p text:style-name="P25"/>
      <text:p text:style-name="P25"/>
      <text:p text:style-name="P25"><draw:frame draw:style-name="fr2" draw:name="Frame18" text:anchor-type="char" svg:width="17cm" draw:z-index="65"><draw:text-box fo:min-height="6.556cm"><text:p text:style-name="Figure"><draw:frame draw:style-name="fr4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25"/>
      <text:p text:style-name="P93"/>
      <text:p text:style-name="P25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12" draw:text-style-name="P187" svg:width="11.173cm" svg:height="4.867cm" svg:x="0.014cm" svg:y="0cm"><draw:text-box><text:p text:style-name="P183"><text:span text:style-name="T80">package guru.springframework.sfgdi.services;</text:span><text:span text:style-name="T80"><text:line-break/></text:span><text:span text:style-name="T80"><text:line-break/></text:span><text:span text:style-name="T81">/**</text:span><text:span text:style-name="T81"><text:line-break/></text:span><text:span text:style-name="T81"> * Created by jt on 12/26/19.</text:span><text:span text:style-name="T81"><text:line-break/></text:span><text:span text:style-name="T81"> */</text:span><text:span text:style-name="T81"><text:line-break/></text:span><text:span text:style-name="T80">public interface GreetingService {</text:span><text:span text:style-name="T80"><text:line-break/></text:span><text:span text:style-name="T80"><text:line-break/></text:span><text:span text:style-name="T80"> <text:s text:c="3"/>String sayGreeting();</text:span><text:span text:style-name="T80"><text:line-break/></text:span><text:span text:style-name="T80">}</text:span><text:span text:style-name="T80"><text:line-break/></text:span><text:span text:style-name="T80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25"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11" draw:text-style-name="P187" svg:width="12.011cm" svg:height="12.743cm" svg:x="0.012cm" svg:y="0cm"><draw:text-box><text:p text:style-name="P183"><text:span text:style-name="T80">package guru.springframework.sfgdi.services;</text:span><text:span text:style-name="T80"><text:line-break/></text:span><text:span text:style-name="T80"><text:line-break/></text:span><text:span text:style-name="T80"><text:line-break/></text:span><text:span text:style-name="T80">import guru.springframework.sfgdi.repositories.EnglishGreetingRepository;</text:span><text:span text:style-name="T80"><text:line-break/></text:span><text:span text:style-name="T80"><text:line-break/></text:span><text:span text:style-name="T81">/**</text:span><text:span text:style-name="T81"><text:line-break/></text:span><text:span text:style-name="T81"> * Created by jt on 12/27/19.</text:span><text:span text:style-name="T81"><text:line-break/></text:span><text:span text:style-name="T81"> */</text:span><text:span text:style-name="T81"><text:line-break/></text:span><text:span text:style-name="T81"><text:line-break/></text:span><text:span text:style-name="T81"><text:line-break/></text:span><text:span text:style-name="T80">public class I18nEnglishGreetingService implements GreetingService {</text:span><text:span text:style-name="T80"><text:line-break/></text:span><text:span text:style-name="T80"><text:line-break/></text:span><text:span text:style-name="T80"> <text:s text:c="3"/>private final EnglishGreetingRepository englishGreetingRepository;</text:span><text:span text:style-name="T80"><text:line-break/></text:span><text:span text:style-name="T80"><text:line-break/></text:span><text:span text:style-name="T80"> <text:s text:c="3"/>public I18nEnglishGreetingService(EnglishGreetingRepository englishGreetingRepository) {</text:span><text:span text:style-name="T80"><text:line-break/></text:span><text:span text:style-name="T80"> <text:s text:c="7"/>this.englishGreetingRepository = englishGreetingRepository;</text:span><text:span text:style-name="T80"><text:line-break/></text:span><text:span text:style-name="T80"> <text:s text:c="3"/>}</text:span><text:span text:style-name="T80"><text:line-break/></text:span><text:span text:style-name="T80"><text:line-break/></text:span><text:span text:style-name="T80"> <text:s text:c="3"/>@Override</text:span><text:span text:style-name="T80"><text:line-break/></text:span><text:span text:style-name="T80"> <text:s text:c="3"/>public String sayGreeting() {</text:span><text:span text:style-name="T80"><text:line-break/></text:span><text:span text:style-name="T80"><text:line-break/></text:span><text:span text:style-name="T80"> <text:s text:c="7"/>// I changed this as John did not use the actual repo here</text:span><text:span text:style-name="T80"><text:line-break/></text:span><text:span text:style-name="T80"> <text:s text:c="7"/>//return "Hello World - EN";</text:span><text:span text:style-name="T80"><text:line-break/></text:span><text:span text:style-name="T80"> <text:s text:c="7"/>return englishGreetingRepository.getGreeting();</text:span><text:span text:style-name="T80"><text:line-break/></text:span><text:span text:style-name="T80"> <text:s text:c="3"/>}</text:span><text:span text:style-name="T80"><text:line-break/></text:span><text:span text:style-name="T80">}</text:span><text:span text:style-name="T80"><text:line-break/></text:span><text:span text:style-name="T80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25"/>
      <text:p text:style-name="P25"><text:s text:c="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3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10" draw:text-style-name="P187" svg:width="13.907cm" svg:height="5.94cm" svg:x="0cm" svg:y="0cm"><draw:text-box><text:p text:style-name="P183"><text:span text:style-name="T80">package guru.springframework.sfgdi.repositories;</text:span><text:span text:style-name="T80"><text:line-break/></text:span><text:span text:style-name="T80"><text:line-break/></text:span><text:span text:style-name="T80">public interface EnglishGreetingRepository {</text:span><text:span text:style-name="T80"><text:line-break/></text:span><text:span text:style-name="T80"><text:line-break/></text:span><text:span text:style-name="T80"> <text:s text:c="3"/>String getGreeting();</text:span><text:span text:style-name="T80"><text:line-break/></text:span><text:span text:style-name="T80">}</text:span><text:span text:style-name="T80"><text:line-break/></text:span><text:span text:style-name="T80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 text:c="7"/></text:p>
      <text:p text:style-name="P25"><text:s text:c="3"/></text:p>
      <text:p text:style-name="P25"><text:s text:c="184"/></text:p>
      <text:p text:style-name="P25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9" draw:text-style-name="P187" svg:width="13.597cm" svg:height="6.084cm" svg:x="0cm" svg:y="0cm"><draw:text-box><text:p text:style-name="P183"><text:span text:style-name="T80">package guru.springframework.sfgdi.repositories;</text:span><text:span text:style-name="T80"><text:line-break/></text:span><text:span text:style-name="T80"><text:line-break/></text:span><text:span text:style-name="T80">public class EnglishGreetingRepositoryImpl implements EnglishGreetingRepository{</text:span><text:span text:style-name="T80"><text:line-break/></text:span><text:span text:style-name="T80"> <text:s text:c="3"/>@Override</text:span><text:span text:style-name="T80"><text:line-break/></text:span><text:span text:style-name="T80"> <text:s text:c="3"/>public String getGreeting() {</text:span><text:span text:style-name="T80"><text:line-break/></text:span><text:span text:style-name="T80"> <text:s text:c="7"/>return "Hello World! - EN";</text:span><text:span text:style-name="T80"><text:line-break/></text:span><text:span text:style-name="T80"> <text:s text:c="3"/>}</text:span><text:span text:style-name="T80"><text:line-break/></text:span><text:span text:style-name="T80">}</text:span><text:span text:style-name="T80"><text:line-break/></text:span><text:span text:style-name="T80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text:anchor-type="paragraph" draw:z-index="75" draw:name="Shape48" draw:style-name="gr8" draw:text-style-name="P185" svg:width="16.537cm" svg:height="10.967cm" svg:x="0.078cm" svg:y="-9.603cm"><draw:text-box><text:p/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93"><text:s/></text:p>
      <text:p text:style-name="P25"/>
      <text:p text:style-name="P25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7" draw:text-style-name="P186" svg:width="16.758cm" svg:height="23.088cm" svg:x="0cm" svg:y="0cm"><draw:text-box><text:p text:style-name="P183"><text:span text:style-name="T79">package guru.springframework.sfgdi.config;</text:span><text:span text:style-name="T79"><text:line-break/></text:span><text:span text:style-name="T79"><text:line-break/></text:span><text:span text:style-name="T79">import guru.springframework.sfgdi.repositories.EnglishGreetingRepository;</text:span><text:span text:style-name="T79"><text:line-break/></text:span><text:span text:style-name="T79">import guru.springframework.sfgdi.repositories.EnglishGreetingRepositoryImpl;</text:span><text:span text:style-name="T79"><text:line-break/></text:span><text:span text:style-name="T79">import guru.springframework.sfgdi.services.*;</text:span><text:span text:style-name="T79"><text:line-break/></text:span><text:span text:style-name="T79"><text:line-break/></text:span><text:span text:style-name="T79">import org.springframework.context.annotation.Bean;</text:span><text:span text:style-name="T79"><text:line-break/></text:span><text:span text:style-name="T79">import org.springframework.context.annotation.Configuration;</text:span><text:span text:style-name="T79"><text:line-break/></text:span><text:span text:style-name="T79">import org.springframework.context.annotation.Primary;</text:span><text:span text:style-name="T79"><text:line-break/></text:span><text:span text:style-name="T79">import org.springframework.context.annotation.Profile;</text:span><text:span text:style-name="T79"><text:line-break/></text:span><text:span text:style-name="T79"><text:line-break/></text:span><text:span text:style-name="T79">@Configuration</text:span><text:span text:style-name="T79"><text:line-break/></text:span><text:span text:style-name="T79">public class GreeingServiceConfig {</text:span><text:span text:style-name="T79"><text:line-break/></text:span><text:span text:style-name="T79"><text:line-break/></text:span><text:span text:style-name="T79"> <text:s text:c="3"/>@Bean</text:span><text:span text:style-name="T79"><text:line-break/></text:span><text:span text:style-name="T79"> <text:s text:c="3"/>ConstructorGreetingService constructorGreetingService(){</text:span><text:span text:style-name="T79"><text:line-break/></text:span><text:span text:style-name="T79"> <text:s text:c="7"/>return new ConstructorGreetingService();</text:span><text:span text:style-name="T79"><text:line-break/></text:span><text:span text:style-name="T79"> <text:s text:c="3"/>}</text:span><text:span text:style-name="T79"><text:line-break/></text:span><text:span text:style-name="T79"><text:line-break/></text:span><text:span text:style-name="T79"> <text:s text:c="3"/>@Bean</text:span><text:span text:style-name="T79"><text:line-break/></text:span><text:span text:style-name="T79"> <text:s text:c="3"/>PropertyInjectedGreetingService propertyInjectedGreetingService(){</text:span><text:span text:style-name="T79"><text:line-break/></text:span><text:span text:style-name="T79"> <text:s text:c="7"/>return new PropertyInjectedGreetingService();</text:span><text:span text:style-name="T79"><text:line-break/></text:span><text:span text:style-name="T79"> <text:s text:c="3"/>}</text:span><text:span text:style-name="T79"><text:line-break/></text:span><text:span text:style-name="T79"><text:line-break/></text:span><text:span text:style-name="T79"> <text:s text:c="3"/>@Bean</text:span><text:span text:style-name="T79"><text:line-break/></text:span><text:span text:style-name="T79"> <text:s text:c="3"/>SetterInjectedGreetingService setterInjectedGreetingService(){</text:span><text:span text:style-name="T79"><text:line-break/></text:span><text:span text:style-name="T79"> <text:s text:c="7"/>return new SetterInjectedGreetingService();</text:span><text:span text:style-name="T79"><text:line-break/></text:span><text:span text:style-name="T79"> <text:s text:c="3"/>}</text:span><text:span text:style-name="T79"><text:line-break/></text:span><text:span text:style-name="T79"> <text:s text:c="3"/>@Primary</text:span><text:span text:style-name="T79"><text:line-break/></text:span><text:span text:style-name="T79"> <text:s text:c="3"/>@Bean</text:span><text:span text:style-name="T79"><text:line-break/></text:span><text:span text:style-name="T79"> <text:s text:c="3"/>PrimaryGreetingService primaryGreetingService(){</text:span><text:span text:style-name="T79"><text:line-break/></text:span><text:span text:style-name="T79"> <text:s text:c="7"/>return new PrimaryGreetingService();</text:span><text:span text:style-name="T79"><text:line-break/></text:span><text:span text:style-name="T79"> <text:s text:c="3"/>}</text:span><text:span text:style-name="T79"><text:line-break/></text:span><text:span text:style-name="T79"><text:line-break/></text:span><text:span text:style-name="T79"> <text:s text:c="3"/>@Bean</text:span><text:span text:style-name="T79"><text:line-break/></text:span><text:span text:style-name="T79"> <text:s text:c="3"/>EnglishGreetingRepository englishGreetingRepository(){</text:span><text:span text:style-name="T79"><text:line-break/></text:span><text:span text:style-name="T79"> <text:s text:c="7"/>return new EnglishGreetingRepositoryImpl();</text:span><text:span text:style-name="T79"><text:line-break/></text:span><text:span text:style-name="T79"> <text:s text:c="3"/>}</text:span><text:span text:style-name="T79"><text:line-break/></text:span><text:span text:style-name="T79"> <text:s text:c="3"/>@Profile("EN")</text:span><text:span text:style-name="T79"><text:line-break/></text:span><text:span text:style-name="T79"> <text:s text:c="3"/>@Bean()</text:span><text:span text:style-name="T79"><text:line-break/></text:span><text:span text:style-name="T79"> <text:s text:c="3"/>I18nEnglishGreetingService i18nService(EnglishGreetingRepository englishGreetingRepository){</text:span><text:span text:style-name="T79"><text:line-break/></text:span><text:span text:style-name="T79"> <text:s text:c="7"/>return new I18nEnglishGreetingService(englishGreetingRepository);</text:span><text:span text:style-name="T79"><text:line-break/></text:span><text:span text:style-name="T79"> <text:s text:c="3"/>}</text:span><text:span text:style-name="T79"><text:line-break/></text:span><text:span text:style-name="T79"><text:line-break/></text:span><text:span text:style-name="T79"> <text:s text:c="3"/>@Profile({"ES", "default"})</text:span><text:span text:style-name="T79"><text:line-break/></text:span><text:span text:style-name="T79"> <text:s text:c="3"/>@Bean("i18nService")</text:span><text:span text:style-name="T79"><text:line-break/></text:span><text:span text:style-name="T79"> <text:s text:c="3"/>I18NSpanishService i18NSpanishService(){</text:span><text:span text:style-name="T79"><text:line-break/></text:span><text:span text:style-name="T79"> <text:s text:c="7"/>return new I18NSpanishService();</text:span><text:span text:style-name="T79"><text:line-break/></text:span><text:span text:style-name="T79"> <text:s text:c="3"/>}</text:span><text:span text:style-name="T79"><text:line-break/></text:span><text:span text:style-name="T79">}</text:span><text:span text:style-name="T79"><text:line-break/></text:span><text:span text:style-name="T79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25"/>
      <text:p text:style-name="P25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<text:s text:c="2"/><text:span text:style-name="T53">Lesson 75 Using Factory Bean</text:span></text:p>
      <text:p text:style-name="P17"/>
      <text:p text:style-name="P29">In this lesson we use the factory pattern to configure the Pet services in the Java Configuration.</text:p>
      <text:p text:style-name="P29"/>
      <text:p text:style-name="P30"><text:a xlink:type="simple" xlink:href="https://github.com/roloje777/sfg-di/tree/factory-beans" text:style-name="Internet_20_link" text:visited-style-name="Visited_20_Internet_20_Link">Branch factory-beans</text:a></text:p>
      <text:p text:style-name="P29"/>
      <text:list xml:id="list1393851919" text:style-name="L12">
        <text:list-item>
          <text:p text:style-name="P172"><text:span text:style-name="T47">I create the Factory pattern class </text:span><text:span text:style-name="T60">PetServiceFactory.</text:span><text:span text:style-name="T61">java</text:span></text:p>
        </text:list-item>
        <text:list-item>
          <text:p text:style-name="P163">Delete the “component scan” annotations <text:s/>from the Service classes as I’ll be using the Java based configuration to create Spring context beans</text:p>
          <text:list>
            <text:list-item>
              <text:p text:style-name="P163"><text:span text:style-name="T56">//@Profile("cat")</text:span><text:line-break/><text:span text:style-name="T56">//@Service()</text:span></text:p>
            </text:list-item>
            <text:list-item>
              <text:p text:style-name="P163"><text:span text:style-name="T56">//@Profile({"dog", "default"})</text:span><text:line-break/><text:span text:style-name="T56">//@Service</text:span></text:p>
            </text:list-item>
            <text:list-item>
              <text:p text:style-name="P163"/>
            </text:list-item>
          </text:list>
        </text:list-item>
        <text:list-item>
          <text:p text:style-name="P172"><text:span text:style-name="T47">create the methods required in the Java Configuration file </text:span><text:span text:style-name="T60">GreeingServiceConfig.</text:span><text:span text:style-name="T61">java</text:span></text:p>
          <text:list>
            <text:list-item>
              <text:p text:style-name="P172"><text:span text:style-name="T63">@Bean</text:span><text:line-break/><text:span text:style-name="T60">PetServiceFactory </text:span><text:span text:style-name="T65">petServiceFactory</text:span><text:span text:style-name="T60">(){</text:span><text:line-break/><text:span text:style-name="T60"> <text:s text:c="3"/></text:span><text:span text:style-name="T54">return new </text:span><text:span text:style-name="T60">PetServiceFactory()</text:span><text:span text:style-name="T54">;</text:span><text:line-break/><text:span text:style-name="T60">}</text:span><text:line-break/><text:span text:style-name="T62">@Profile</text:span><text:span text:style-name="T60">({</text:span><text:span text:style-name="T57">"default"</text:span><text:span text:style-name="T54">,</text:span><text:span text:style-name="T57">"dog"</text:span><text:span text:style-name="T60">})</text:span><text:line-break/><text:span text:style-name="T62">@Bean</text:span><text:line-break/><text:span text:style-name="T60">PetService </text:span><text:span text:style-name="T65">dogPetService</text:span><text:span text:style-name="T60">(PetServiceFactory petServiceFactory){</text:span><text:line-break/><text:span text:style-name="T60"> <text:s text:c="3"/></text:span><text:span text:style-name="T54">return </text:span><text:span text:style-name="T60">petServiceFactory.getPetService(</text:span><text:span text:style-name="T57">"dog"</text:span><text:span text:style-name="T60">)</text:span><text:span text:style-name="T54">;</text:span><text:line-break/><text:span text:style-name="T60">}</text:span><text:line-break/><text:line-break/><text:span text:style-name="T62">@Profile</text:span><text:span text:style-name="T60">({</text:span><text:span text:style-name="T57">"cat"</text:span><text:span text:style-name="T60">})</text:span><text:line-break/><text:span text:style-name="T62">@Bean</text:span><text:line-break/><text:span text:style-name="T60">PetService </text:span><text:span text:style-name="T65">catPetService</text:span><text:span text:style-name="T60">(PetServiceFactory petServiceFactory){</text:span><text:line-break/><text:span text:style-name="T60"> <text:s text:c="3"/></text:span><text:span text:style-name="T54">return </text:span><text:span text:style-name="T60">petServiceFactory.getPetService(</text:span><text:span text:style-name="T57">"cat"</text:span><text:span text:style-name="T60">)</text:span><text:span text:style-name="T54">;</text:span><text:line-break/><text:span text:style-name="T60">}</text:span></text:p>
            </text:list-item>
            <text:list-item>
              <text:p text:style-name="P173"/>
            </text:list-item>
            <text:list-item>
              <text:p text:style-name="P173"/>
            </text:list-item>
          </text:list>
        </text:list-item>
        <text:list-item>
          <text:p text:style-name="P163">Remove the Context Scan in the main method class as it will now use Java Configuration</text:p>
          <text:list>
            <text:list-item>
              <text:p text:style-name="P163"><text:span text:style-name="T56">//@ComponentScan(basePackages = {"guru.springframework.sfgdi", "com.springframework.pets"})</text:span><text:line-break/><text:span text:style-name="T64">@SpringBootApplication</text:span><text:line-break/><text:span text:style-name="T55">public class </text:span><text:span text:style-name="T59">SfgDiApplication {</text:span></text:p>
            </text:list-item>
          </text:list>
        </text:list-item>
        <text:list-item>
          <text:p text:style-name="P163">Clean up classes by removing the unused imports etc</text:p>
        </text:list-item>
      </text:list>
      <text:p text:style-name="P30"/>
      <text:p text:style-name="P30"/>
      <text:p text:style-name="P30"><text:a xlink:type="simple" xlink:href="https://github.com/roloje777/sfg-di/commit/d33aa08280f693afe8b19f3d6e57c1a4df79b7a9" text:style-name="Internet_20_link" text:visited-style-name="Visited_20_Internet_20_Link">See differences here</text:a></text:p>
      <text:p text:style-name="P30"/>
      <text:p text:style-name="P30"/>
      <text:p text:style-name="P30"/>
      <text:p text:style-name="P30"/>
      <text:p text:style-name="P30"><draw:frame draw:style-name="fr2" draw:name="Frame24" text:anchor-type="char" svg:width="17cm" draw:z-index="78"><draw:text-box fo:min-height="8.453cm"><text:p text:style-name="Figure"><draw:frame draw:style-name="fr4" draw:name="Image7" text:anchor-type="paragraph" svg:width="17cm" style:rel-width="100%" svg:height="8.453cm" style:rel-height="scale" draw:z-index="79"><draw:image xlink:href="Pictures/1000020100000391000001C669CF2732DF6A33C1.png" xlink:type="simple" xlink:show="embed" xlink:actuate="onLoad" loext:mime-type="image/png"/></draw:frame>Figure <text:sequence text:ref-name="refFigure5" text:name="Figure" text:formula="ooow:Figure+1" style:num-format="1">6</text:sequence>: Fcatory Pattern Class Diagram</text:p></draw:text-box></draw:frame><text:soft-page-break/><text:s text:c="3"/></text:p>
      <text:p text:style-name="P30"/>
      <text:p text:style-name="P30"/>
      <text:p text:style-name="P30"/>
      <text:p text:style-name="P97">Lesson 77 Spring XML configuration example</text:p>
      <text:p text:style-name="P18"/>
      <text:p text:style-name="P19"><text:a xlink:type="simple" xlink:href="https://github.com/roloje777/sfg-di/tree/xml-config-example" text:style-name="Internet_20_link" text:visited-style-name="Visited_20_Internet_20_Link">branch xml-config-example</text:a></text:p>
      <text:p text:style-name="P18"/>
      <text:p text:style-name="P125">XML configuration with the Spring Framework. It's a widely used, been around for a long time.</text:p>
      <text:p text:style-name="P136">Since the early days of Spring Framework,</text:p>
      <text:p text:style-name="P136">we had XML configuration.</text:p>
      <text:p text:style-name="P136">It was very popular in its day. Really not used that much anymore.</text:p>
      <text:p text:style-name="P136">Primarily, Java is the preference, but still in use out there.</text:p>
      <text:p text:style-name="P31"/>
      <text:p text:style-name="P31"/>
      <text:list xml:id="list2051877601" text:style-name="L13">
        <text:list-item>
          <text:p text:style-name="P164">Create an xml configuaration file under resources. </text:p>
          <text:list>
            <text:list-item>
              <text:p text:style-name="P164">Note the namespace </text:p>
            </text:list-item>
            <text:list-item>
              <text:p text:style-name="P176">XML namespace is setting up a schema of how that XML can be structured.</text:p>
            </text:list-item>
          </text:list>
        </text:list-item>
      </text:list>
      <text:p text:style-name="P137"><text:tab/>So this gives us the constraints of how this XML config file can be written.</text:p>
      <text:p text:style-name="P137"><text:tab/>Very important to understand that, but we're going to be leveraging that to define some Spring beans</text:p>
      <text:p text:style-name="P137"><text:tab/>within the XML configuration.</text:p>
      <text:list xml:id="list188148874" text:style-name="L14">
        <text:list-item>
          <text:p text:style-name="P180">Name = “” is the name of the method.</text:p>
        </text:list-item>
      </text:list>
      <text:list xml:id="list104410471814927" text:continue-list="list2051877601" text:style-name="L13">
        <text:list-item>
          <text:list>
            <text:list-header>
              <text:p text:style-name="P164"><text:s/></text:p>
              <text:p text:style-name="P164"><text:s text:c="162"/></text:p>
            </text:list-header>
          </text:list>
        </text:list-item>
      </text:list>
      <text:p text:style-name="P31"><text:s text:c="12"/></text:p>
      <text:p text:style-name="P31"><draw:frame draw:style-name="fr1" draw:name="Frame25" text:anchor-type="paragraph" svg:x="-0.113cm" svg:y="0.014cm" svg:width="17.316cm" draw:z-index="80"><draw:text-box fo:min-height="4.06cm"><text:p text:style-name="Drawing"><draw:frame text:anchor-type="paragraph" draw:z-index="81" draw:name="Shape50" draw:style-name="gr6" draw:text-style-name="P184" svg:width="17.315cm" svg:height="4.059cm" svg:x="0cm" svg:y="0.06cm"><draw:text-box><text:p text:style-name="P183"><text:span text:style-name="T76">&lt;?</text:span><text:span text:style-name="T77">xml version</text:span><text:span text:style-name="T74">="1.0" </text:span><text:span text:style-name="T77">encoding</text:span><text:span text:style-name="T74">="UTF-8"</text:span><text:span text:style-name="T76">?&gt;</text:span><text:span text:style-name="T76"><text:line-break/></text:span><text:span text:style-name="T76">&lt;beans </text:span><text:span text:style-name="T77">xmlns</text:span><text:span text:style-name="T74">="http://www.springframework.org/schema/beans"</text:span><text:span text:style-name="T74"><text:line-break/></text:span><text:span text:style-name="T74"> <text:s text:c="6"/></text:span><text:span text:style-name="T77">xmlns:</text:span><text:span text:style-name="T78">xsi</text:span><text:span text:style-name="T74">="http://www.w3.org/2001/XMLSchema-instance"</text:span><text:span text:style-name="T74"><text:line-break/></text:span><text:span text:style-name="T74"> <text:s text:c="6"/></text:span><text:span text:style-name="T78">xsi</text:span><text:span text:style-name="T77">:schemaLocation</text:span><text:span text:style-name="T74">="http://www.springframework.org/schema/beans </text:span><text:span text:style-name="T74">http://www.springframework.org/schema/beans/spring-beans.xsd"</text:span><text:span text:style-name="T76">&gt;</text:span><text:span text:style-name="T76"><text:line-break/></text:span><text:span text:style-name="T76"><text:line-break/></text:span><text:span text:style-name="T76"> <text:s text:c="3"/>&lt;bean </text:span><text:span text:style-name="T77">name</text:span><text:span text:style-name="T74">="constructorGreetingService" </text:span><text:span text:style-name="T77">class</text:span><text:span text:style-name="T74">="guru.springframework.sfgdi.services.ConstructorGreetingService"</text:span><text:span text:style-name="T76">/&gt;</text:span><text:span text:style-name="T76"><text:line-break/></text:span><text:span text:style-name="T76">&lt;/beans&gt;</text:span></text:p></draw:text-box></draw:frame>Drawing <text:sequence text:ref-name="refDrawing17" text:name="Drawing" text:formula="ooow:Drawing+1" style:num-format="1">18</text:sequence>: xml configuration file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021198280" text:style-name="L15">
        <text:list-item>
          <text:p text:style-name="P165">Import the Resources – import the xlm information</text:p>
          <text:list>
            <text:list-item>
              <text:p text:style-name="P165"><text:span text:style-name="T64">@ImportResource</text:span><text:span text:style-name="T59">(</text:span><text:span text:style-name="T58">"classpath:sfgdi-config.xml"</text:span><text:span text:style-name="T59">)</text:span></text:p>
              <text:list>
                <text:list-item>
                  <text:p text:style-name="P168"><text:span text:style-name="T34">We can add this to either the main class or as in this case the </text:span><text:span text:style-name="T66"><text:s/></text:span><text:span text:style-name="T24">GreeingServiceConfig </text:span><text:span text:style-name="T27">as its also a @Configuration file</text:span><text:span text:style-name="T24"> </text:span></text:p>
                </text:list-item>
              </text:list>
            </text:list-item>
          </text:list>
        </text:list-item>
      </text:list>
      <text:p text:style-name="P32"/>
      <text:p text:style-name="P32"><draw:frame draw:style-name="fr1" draw:name="Frame26" text:anchor-type="paragraph" svg:x="0.769cm" svg:y="0.298cm" svg:width="13.127cm" draw:z-index="82"><draw:text-box fo:min-height="1.854cm"><text:p text:style-name="Drawing"><draw:frame text:anchor-type="paragraph" draw:z-index="83" draw:name="Shape51" draw:style-name="gr5" draw:text-style-name="P184" svg:width="13.126cm" svg:height="1.853cm" svg:x="0cm" svg:y="0cm"><draw:text-box><text:p text:style-name="P183"><text:span text:style-name="T69">@ImportResource</text:span><text:span text:style-name="T71">(</text:span><text:span text:style-name="T74">"classpath:sfgdi-config.xml"</text:span><text:span text:style-name="T71">)</text:span><text:span text:style-name="T71"><text:line-break/></text:span><text:span text:style-name="T69">@Configuration</text:span><text:span text:style-name="T69"><text:line-break/></text:span><text:span text:style-name="T70">public class </text:span><text:span text:style-name="T71">GreeingServiceConfig {</text:span></text:p></draw:text-box></draw:frame>Drawing <text:sequence text:ref-name="refDrawing18" text:name="Drawing" text:formula="ooow:Drawing+1" style:num-format="1">19</text:sequence>: guru.springframework.sfgdi.config.GreeingServiceConfig .java</text:p></draw:text-box></draw:frame><text:s text:c="3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4"/>
      <text:p text:style-name="P32"/>
      <text:list xml:id="list3024333500" text:style-name="L16">
        <text:list-item>
          <text:p text:style-name="P166">we delete the lines of code that used the Java Configuration</text:p>
        </text:list-item>
      </text:list>
      <text:p text:style-name="P32"/>
      <text:p text:style-name="P32"><draw:frame draw:style-name="fr1" draw:name="Frame27" text:anchor-type="paragraph" svg:x="0.577cm" svg:y="0.333cm" svg:width="13.07cm" draw:z-index="84"><draw:text-box fo:min-height="3.632cm"><text:p text:style-name="Drawing"><draw:frame text:anchor-type="paragraph" draw:z-index="85" draw:name="Shape52" draw:style-name="gr4" draw:text-style-name="P185" svg:width="13.069cm" svg:height="3.631cm" svg:x="0cm" svg:y="0cm"><draw:text-box><text:p text:style-name="P183"><text:span text:style-name="T75">// <text:s text:c="3"/>@Bean</text:span><text:span text:style-name="T75"><text:line-break/></text:span><text:span text:style-name="T75">// <text:s text:c="3"/>ConstructorGreetingService constructorGreetingService(){</text:span><text:span text:style-name="T75"><text:line-break/></text:span><text:span text:style-name="T75">// <text:s text:c="7"/>return new ConstructorGreetingService();</text:span><text:span text:style-name="T75"><text:line-break/></text:span><text:span text:style-name="T75">// <text:s text:c="3"/>}</text:span></text:p></draw:text-box></draw:frame>Drawing <text:sequence text:ref-name="refDrawing19" text:name="Drawing" text:formula="ooow:Drawing+1" style:num-format="1">20</text:sequence>: guru.springframework.sfgdi.config.GreeingServiceConfig .java</text:p></draw:text-box></draw:frame><text:s text:c="2"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a xlink:type="simple" xlink:href="https://github.com/roloje777/sfg-di/commit/1596b5c5f47f0fa6a2e2c880f600097a753f21f3" text:style-name="Internet_20_link" text:visited-style-name="Visited_20_Internet_20_Link">see differences here</text:a></text:p>
      <text:p text:style-name="P33"/>
      <text:p text:style-name="P33"/>
      <text:p text:style-name="P98">Lesson 79 Spring Bean Scope</text:p>
      <text:p text:style-name="P20"/>
      <text:p text:style-name="P20"><text:a xlink:type="simple" xlink:href="https://github.com/roloje777/sfg-di/tree/scope-demo" text:style-name="Internet_20_link" text:visited-style-name="Visited_20_Internet_20_Link">branch <text:s/>scope-demo</text:a></text:p>
      <text:p text:style-name="P20"/>
      <text:p text:style-name="P20"><text:a xlink:type="simple" xlink:href="../../../../Section5_SpringFrameworkConfiguratoion/BeanScopeV2.pdf" text:style-name="Internet_20_link" text:visited-style-name="Visited_20_Internet_20_Link">see notes</text:a></text:p>
      <text:p text:style-name="P20"/>
      <text:p text:style-name="P13">• Singleton - (default) Only one instance of the bean is created in the IoC container.</text:p>
      <text:p text:style-name="P13">• Prototype - A new instance is created each time the bean is requested.</text:p>
      <text:p text:style-name="P13">• No declaration needed for singleton scope.</text:p>
      <text:p text:style-name="P13">• In Java configuration use @Scope annotation</text:p>
      <text:p text:style-name="P13">• In XML configuration scope is an XML attribute of the ‘bean’ tag</text:p>
      <text:p text:style-name="P13">• 99% of the time singleton scope is fine!</text:p>
      <text:p text:style-name="P13"/>
      <text:p text:style-name="P13"><draw:frame draw:style-name="fr1" draw:name="Frame28" text:anchor-type="paragraph" svg:x="0.019cm" svg:y="0.222cm" svg:width="11.82cm" draw:z-index="86"><draw:text-box fo:min-height="6.99cm"><text:p text:style-name="Drawing"><draw:frame text:anchor-type="paragraph" draw:z-index="87" draw:name="Shape53" draw:style-name="gr3" draw:text-style-name="P185" svg:width="11.819cm" svg:height="6.989cm" svg:x="0cm" svg:y="0cm"><draw:text-box><text:p text:style-name="P183"><text:span text:style-name="T70">package </text:span><text:span text:style-name="T71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1">org.springframework.stereotype.</text:span><text:span text:style-name="T69">Component</text:span><text:span text:style-name="T70">;</text:span><text:span text:style-name="T70"><text:line-break/></text:span><text:span text:style-name="T70"><text:line-break/></text:span><text:span text:style-name="T69">@Component</text:span><text:span text:style-name="T69"><text:line-break/></text:span><text:span text:style-name="T70">public class </text:span><text:span text:style-name="T71">SingletonBean {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2">SingletonBean</text:span><text:span text:style-name="T71">() {</text:span><text:span text:style-name="T71"><text:line-break/></text:span><text:span text:style-name="T71"> <text:s text:c="7"/>System.</text:span><text:span text:style-name="T73">out</text:span><text:span text:style-name="T71">.println(</text:span><text:span text:style-name="T74">"Creating a Singleton Bean!"</text:span><text:span text:style-name="T71">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1">String </text:span><text:span text:style-name="T72">getMyScope</text:span><text:span text:style-name="T71">(){</text:span><text:span text:style-name="T71"><text:line-break/></text:span><text:span text:style-name="T71"> <text:s text:c="7"/></text:span><text:span text:style-name="T70">return </text:span><text:span text:style-name="T74">"I'm Singleton"</text:span><text:span text:style-name="T70">;</text:span><text:span text:style-name="T70"><text:line-break/>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/></text:p></draw:text-box></draw:frame>Drawing <text:sequence text:ref-name="refDrawing20" text:name="Drawing" text:formula="ooow:Drawing+1" style:num-format="1">21</text:sequence>: guru.springframework.sfgdi.services.SingletonBean.java</text:p></draw:text-box></draw:frame><text:s text:c="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12"/></text:p>
      <text:p text:style-name="P13"><draw:frame draw:style-name="fr1" draw:name="Frame29" text:anchor-type="paragraph" svg:x="0.196cm" svg:y="0.314cm" svg:width="11.217cm" draw:z-index="88"><draw:text-box fo:min-height="8.223cm"><text:p text:style-name="Drawing"><draw:frame text:anchor-type="paragraph" draw:z-index="89" draw:name="Shape54" draw:style-name="gr2" draw:text-style-name="P185" svg:width="11.216cm" svg:height="8.222cm" svg:x="0cm" svg:y="0cm"><draw:text-box><text:p text:style-name="P183"><text:span text:style-name="T70">package </text:span><text:span text:style-name="T71">guru.springframework.sfgdi.services</text:span><text:span text:style-name="T70">;</text:span><text:span text:style-name="T70"><text:line-break/></text:span><text:span text:style-name="T70"><text:line-break/></text:span><text:span text:style-name="T70">import </text:span><text:span text:style-name="T71">org.springframework.beans.factory.config.ConfigurableBeanFactory</text:span><text:span text:style-name="T70">;</text:span><text:span text:style-name="T70"><text:line-break/></text:span><text:span text:style-name="T70">import </text:span><text:span text:style-name="T71">org.springframework.context.annotation.</text:span><text:span text:style-name="T69">Scope</text:span><text:span text:style-name="T70">;</text:span><text:span text:style-name="T70"><text:line-break/></text:span><text:span text:style-name="T70">import </text:span><text:span text:style-name="T71">org.springframework.stereotype.</text:span><text:span text:style-name="T69">Component</text:span><text:span text:style-name="T70">;</text:span><text:span text:style-name="T70"><text:line-break/></text:span><text:span text:style-name="T69">@Scope</text:span><text:span text:style-name="T71">(ConfigurableBeanFactory.</text:span><text:span text:style-name="T73">SCOPE_PROTOTYPE</text:span><text:span text:style-name="T71">)</text:span><text:span text:style-name="T71"><text:line-break/></text:span><text:span text:style-name="T69">@Component</text:span><text:span text:style-name="T69"><text:line-break/></text:span><text:span text:style-name="T70">public class </text:span><text:span text:style-name="T71">PrototypeBean {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2">PrototypeBean</text:span><text:span text:style-name="T71">() {</text:span><text:span text:style-name="T71"><text:line-break/></text:span><text:span text:style-name="T71"> <text:s text:c="7"/>System.</text:span><text:span text:style-name="T73">out</text:span><text:span text:style-name="T71">.println(</text:span><text:span text:style-name="T74">"Creating a Prototype Bean!!!"</text:span><text:span text:style-name="T71">)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<text:line-break/></text:span><text:span text:style-name="T71"> <text:s text:c="3"/></text:span><text:span text:style-name="T70">public </text:span><text:span text:style-name="T71">String </text:span><text:span text:style-name="T72">getMyScope</text:span><text:span text:style-name="T71">(){</text:span><text:span text:style-name="T71"><text:line-break/></text:span><text:span text:style-name="T71"> <text:s text:c="7"/></text:span><text:span text:style-name="T70">return </text:span><text:span text:style-name="T74">"I'm a Prototype"</text:span><text:span text:style-name="T70">;</text:span><text:span text:style-name="T70"><text:line-break/></text:span><text:span text:style-name="T70"> <text:s text:c="3"/></text:span><text:span text:style-name="T71">}</text:span><text:span text:style-name="T71"><text:line-break/></text:span><text:span text:style-name="T71">}</text:span><text:span text:style-name="T71"><text:line-break/></text:span><text:span text:style-name="T71"> <text:s text:c="4"/></text:span></text:p></draw:text-box></draw:frame>Drawing <text:sequence text:ref-name="refDrawing21" text:name="Drawing" text:formula="ooow:Drawing+1" style:num-format="1">22</text:sequence>: guru.springframework.sfgdi.services.PrototypeBean.java</text:p></draw:text-box></draw:frame><text:s text:c="18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9"><draw:frame draw:style-name="fr1" draw:name="Frame30" text:anchor-type="paragraph" svg:x="0.064cm" svg:y="0.397cm" svg:width="17.611cm" draw:z-index="90"><draw:text-box fo:min-height="9.846cm"><text:p text:style-name="Drawing"><draw:frame text:anchor-type="paragraph" draw:z-index="91" draw:name="Shape55" draw:style-name="gr1" draw:text-style-name="P184" svg:width="17.61cm" svg:height="9.845cm" svg:x="0cm" svg:y="0cm"><draw:text-box><text:p text:style-name="P183"><text:span text:style-name="T69">@SpringBootApplication</text:span><text:span text:style-name="T69"><text:line-break/></text:span><text:span text:style-name="T70">public class </text:span><text:span text:style-name="T71">SfgDiApplication {</text:span><text:span text:style-name="T71"><text:line-break/></text:span><text:span text:style-name="T71"><text:line-break/></text:span><text:span text:style-name="T71"><text:tab/></text:span><text:span text:style-name="T71"><text:tab/></text:span><text:span text:style-name="T70">public static void </text:span><text:span text:style-name="T72">main</text:span><text:span text:style-name="T71">(String[] args){</text:span></text:p><text:p text:style-name="P183"><text:span text:style-name="T71"><text:tab/></text:span><text:span text:style-name="T71"><text:tab/></text:span><text:span text:style-name="T71">..</text:span><text:span text:style-name="T71"><text:tab/></text:span></text:p><text:p text:style-name="P183"><text:span text:style-name="T71"><text:tab/></text:span><text:span text:style-name="T71"><text:tab/></text:span><text:span text:style-name="T71">..</text:span></text:p><text:p text:style-name="P183"><text:span text:style-name="T71"><text:tab/></text:span><text:span text:style-name="T71"><text:tab/></text:span><text:span text:style-name="T71"><text:tab/></text:span><text:span text:style-name="T71">System.</text:span><text:span text:style-name="T73">out</text:span><text:span text:style-name="T71">.println(</text:span><text:span text:style-name="T74">"---- Bean Scopes ---------"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1">SingletonBean singletonBean1 = ctx.getBean(SingletonBean.</text:span><text:span text:style-name="T70">class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1">System.</text:span><text:span text:style-name="T73">out</text:span><text:span text:style-name="T71">.println(singletonBean1.getMyScope()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1">SingletonBean singletonBean2 = ctx.getBean(SingletonBean.</text:span><text:span text:style-name="T70">class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1">System.</text:span><text:span text:style-name="T73">out</text:span><text:span text:style-name="T71">.println(singletonBean2.getMyScope())</text:span><text:span text:style-name="T70">;</text:span><text:span text:style-name="T70"><text:line-break/></text:span><text:span text:style-name="T70"><text:line-break/></text:span><text:span text:style-name="T70"><text:tab/></text:span><text:span text:style-name="T70"><text:tab/></text:span><text:span text:style-name="T70"><text:tab/></text:span><text:span text:style-name="T71">PrototypeBean prototypeBean1 = ctx.getBean(PrototypeBean.</text:span><text:span text:style-name="T70">class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1">System.</text:span><text:span text:style-name="T73">out</text:span><text:span text:style-name="T71">.println(prototypeBean1.getMyScope()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1">PrototypeBean prototypeBean2 = ctx.getBean(PrototypeBean.</text:span><text:span text:style-name="T70">class</text:span><text:span text:style-name="T71">)</text:span><text:span text:style-name="T70">;</text:span><text:span text:style-name="T70"><text:line-break/></text:span><text:span text:style-name="T70"><text:tab/></text:span><text:span text:style-name="T70"><text:tab/></text:span><text:span text:style-name="T70"><text:tab/></text:span><text:span text:style-name="T71">System.</text:span><text:span text:style-name="T73">out</text:span><text:span text:style-name="T71">.println(prototypeBean2.getMyScope())</text:span><text:span text:style-name="T70">;</text:span><text:span text:style-name="T70"><text:line-break/></text:span><text:span text:style-name="T70"><text:tab/></text:span><text:span text:style-name="T71">}</text:span><text:span text:style-name="T71"><text:line-break/></text:span><text:span text:style-name="T71"><text:line-break/></text:span><text:span text:style-name="T71">}</text:span></text:p></draw:text-box></draw:frame>Drawing <text:sequence text:ref-name="refDrawing22" text:name="Drawing" text:formula="ooow:Drawing+1" style:num-format="1">23</text:sequence>: guru.springframework.sfgdi.SfgDiApplication .java</text:p></draw:text-box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a xlink:type="simple" xlink:href="https://github.com/roloje777/sfg-di/commit/fd3ab12435d93f65e27b4f911d1ed3667926b412" text:style-name="Internet_20_link" text:visited-style-name="Visited_20_Internet_20_Link">See differences</text:a></text:p>
      <text:p text:style-name="P14"/>
      <text:p text:style-name="P14"/>
      <text:h text:style-name="P143" text:outline-level="1"><text:bookmark-start text:name="Section 6"/>Section 6 External Properties with Spring Framework<text:bookmark-end text:name="Section 6"/></text:h>
      <text:p text:style-name="P128"/>
      <text:p text:style-name="P130"><text:a xlink:type="simple" xlink:href="../../../../Section6_SpringFRameworkConfiguration/ExternalPropertiesOverview.pdf" text:style-name="Internet_20_link" text:visited-style-name="Visited_20_Internet_20_Link"><text:span text:style-name="T67">Overview</text:span></text:a></text:p>
      <text:p text:style-name="P130"/>
      <text:p text:style-name="P130"><text:a xlink:type="simple" xlink:href="https://docs.spring.io/spring-boot/docs/2.4.3/reference/html/spring-boot-features.html#boot-features-external-config" text:style-name="Internet_20_link" text:visited-style-name="Visited_20_Internet_20_Link"><text:span text:style-name="T67">Spring Boot Documentation</text:span></text:a></text:p>
      <text:p text:style-name="P130"/>
      <text:p text:style-name="P129">* From Lowest to highest</text:p>
      <text:p text:style-name="P130"/>
      <text:list xml:id="list3456822703" text:style-name="L17">
        <text:list-item>
          <text:p text:style-name="P177">• Properties can be overridden depending on how they are defined</text:p>
        </text:list-item>
        <text:list-item>
          <text:p text:style-name="P177">• Gives you a lot of flexibility for deployments</text:p>
        </text:list-item>
        <text:list-item>
          <text:p text:style-name="P177">• Lowest are properties defined in JAR or war properties or YAML files</text:p>
        </text:list-item>
        <text:list-item>
          <text:p text:style-name="P177">• Next are external property files to JAR via file system</text:p>
        </text:list-item>
        <text:list-item>
          <text:p text:style-name="P177">• Higher are profile specific properties files (in jar, then external)</text:p>
        </text:list-item>
        <text:list-item>
          <text:p text:style-name="P177">• OS Environment variables</text:p>
        </text:list-item>
      </text:list>
      <text:p text:style-name="P130"/>
      <text:p text:style-name="P130"/>
      <text:p text:style-name="P129">* From Lowest to highest</text:p>
      <text:list xml:id="list3734662721" text:style-name="L18">
        <text:list-item>
          <text:p text:style-name="P178">• Java system properties</text:p>
        </text:list-item>
        <text:list-item>
          <text:p text:style-name="P178">• JNDI</text:p>
        </text:list-item>
        <text:list-item>
          <text:p text:style-name="P178">• SPRING_APPLICATION_JSON</text:p>
        </text:list-item>
        <text:list-item>
          <text:p text:style-name="P178">• Command Line Arguments</text:p>
        </text:list-item>
        <text:list-item>
          <text:p text:style-name="P178">• Test Properties (for testing)</text:p>
        </text:list-item>
      </text:list>
      <text:p text:style-name="P130"/>
      <text:p text:style-name="P112"/>
      <text:p text:style-name="P126">Config data files are considered in the following order:</text:p>
      <text:list xml:id="list608106901" text:style-name="L19">
        <text:list-item>
          <text:p text:style-name="P181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0">Application properties</text:span></text:a><text:span text:style-name="T11"> packaged inside your jar (</text:span><text:span text:style-name="Source_20_Text"><text:span text:style-name="T14">application.properties</text:span></text:span><text:span text:style-name="T11"> and YAML variants).</text:span></text:p>
        </text:list-item>
        <text:list-item>
          <text:p text:style-name="P181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0">Profile-specific application properties</text:span></text:a><text:span text:style-name="T11"> packaged inside your jar (</text:span><text:span text:style-name="Source_20_Text"><text:span text:style-name="T14">application-{profile}.properties</text:span></text:span><text:span text:style-name="T11"> and YAML variants).</text:span></text:p>
        </text:list-item>
        <text:list-item>
          <text:p text:style-name="P181"><text:a xlink:type="simple" xlink:href="https://docs.spring.io/spring-boot/docs/2.4.3/reference/html/spring-boot-features.html#boot-features-external-config-files" text:style-name="Internet_20_link" text:visited-style-name="Visited_20_Internet_20_Link"><text:span text:style-name="T10">Application properties</text:span></text:a><text:span text:style-name="T11"> outside of your packaged jar (</text:span><text:span text:style-name="Source_20_Text"><text:span text:style-name="T14">application.properties</text:span></text:span><text:span text:style-name="T11"> and YAML variants).</text:span></text:p>
        </text:list-item>
        <text:list-item>
          <text:p text:style-name="P181"><text:a xlink:type="simple" xlink:href="https://docs.spring.io/spring-boot/docs/2.4.3/reference/html/spring-boot-features.html#boot-features-external-config-files-profile-specific" text:style-name="Internet_20_link" text:visited-style-name="Visited_20_Internet_20_Link"><text:span text:style-name="T10">Profile-specific application properties</text:span></text:a><text:span text:style-name="T11"> outside of your packaged jar (</text:span><text:span text:style-name="Source_20_Text"><text:span text:style-name="T14">application-{profile}.properties</text:span></text:span><text:span text:style-name="T11"> and YAML variants).</text:span></text:p>
        </text:list-item>
      </text:list>
      <text:p text:style-name="P139"><text:span text:style-name="T11">To provide a concrete example, suppose you develop a </text:span><text:span text:style-name="Source_20_Text"><text:span text:style-name="T14">@Component</text:span></text:span><text:span text:style-name="T11"> that uses a </text:span><text:span text:style-name="Source_20_Text"><text:span text:style-name="T14">name</text:span></text:span><text:span text:style-name="T11"> property, as shown in the following example:</text:span></text:p>
      <text:p text:style-name="P140"><text:span text:style-name="Source_20_Text"><text:span text:style-name="T15">import</text:span></text:span><text:span text:style-name="Source_20_Text"><text:span text:style-name="T16"> org.springframework.stereotype.*;</text:span></text:span></text:p>
      <text:p text:style-name="P141"><text:span text:style-name="Source_20_Text"><text:span text:style-name="T15">import</text:span></text:span><text:span text:style-name="Source_20_Text"><text:span text:style-name="T16"> org.springframework.beans.factory.annotation.*;</text:span></text:span></text:p>
      <text:p text:style-name="P141"/>
      <text:p text:style-name="P141"><text:span text:style-name="Source_20_Text"><text:span text:style-name="T18">@Component</text:span></text:span></text:p>
      <text:p text:style-name="P141"><text:span text:style-name="Source_20_Text"><text:span text:style-name="T15">public</text:span></text:span><text:span text:style-name="Source_20_Text"><text:span text:style-name="T16"> </text:span></text:span><text:span text:style-name="Source_20_Text"><text:span text:style-name="T15">class</text:span></text:span><text:span text:style-name="Source_20_Text"><text:span text:style-name="T16"> </text:span></text:span><text:span text:style-name="Source_20_Text"><text:span text:style-name="T19">MyBean</text:span></text:span><text:span text:style-name="Source_20_Text"><text:span text:style-name="T16"> {</text:span></text:span></text:p>
      <text:p text:style-name="P141"/>
      <text:p text:style-name="P141"><text:span text:style-name="Source_20_Text"><text:span text:style-name="T17"><text:s text:c="4"/></text:span></text:span><text:span text:style-name="Source_20_Text"><text:span text:style-name="T18">@Value("${name}")</text:span></text:span></text:p>
      <text:p text:style-name="P141"><text:span text:style-name="Source_20_Text"><text:span text:style-name="T17"><text:s text:c="4"/></text:span></text:span><text:span text:style-name="Source_20_Text"><text:span text:style-name="T15">private</text:span></text:span><text:span text:style-name="Source_20_Text"><text:span text:style-name="T16"> String name;</text:span></text:span></text:p>
      <text:p text:style-name="P141"/>
      <text:p text:style-name="P141"><text:span text:style-name="Source_20_Text"><text:span text:style-name="T17"><text:s text:c="4"/></text:span></text:span><text:span text:style-name="Source_20_Text"><text:span text:style-name="T20">// ...</text:span></text:span></text:p>
      <text:p text:style-name="P141"/>
      <text:p text:style-name="P141"><text:span text:style-name="Source_20_Text"><text:span text:style-name="T16">}</text:span></text:span></text:p>
      <text:p text:style-name="P139"><text:span text:style-name="T11">On your application classpath (for example, inside your jar) you can have an </text:span><text:span text:style-name="Source_20_Text"><text:span text:style-name="T14">application.properties</text:span></text:span><text:span text:style-name="T11"> file that provides a sensible default property value for </text:span><text:span text:style-name="Source_20_Text"><text:span text:style-name="T14">name</text:span></text:span><text:span text:style-name="T11">. When running in a new environment, an </text:span><text:span text:style-name="Source_20_Text"><text:span text:style-name="T14">application.properties</text:span></text:span><text:span text:style-name="T11"> file can be provided outside of your jar that overrides the </text:span><text:span text:style-name="Source_20_Text"><text:span text:style-name="T14">name</text:span></text:span><text:span text:style-name="T11">. For one-off testing, you can launch with a specific command line switch (for example, </text:span><text:span text:style-name="Source_20_Text"><text:span text:style-name="T14">java -jar app.jar –name="Spring"</text:span></text:span><text:span text:style-name="T11">).</text:span></text:p>
      <text:p text:style-name="P182"/>
      <text:p text:style-name="P139"><text:span text:style-name="T11">*</text:span><text:span text:style-name="T12">note from</text:span><text:span text:style-name="T13"> </text:span><text:a xlink:type="simple" xlink:href="https://docs.spring.io/spring-boot/docs/2.4.3/reference/html/spring-boot-features.html#boot-features-external-config" text:style-name="Internet_20_link" text:visited-style-name="Visited_20_Internet_20_Link"><text:span text:style-name="T21">Spring Boot Documentation</text:span></text:a></text:p>
      <text:p text:style-name="P130"/>
      <text:p text:style-name="P111">Lesson 88 Using Properties Source</text:p>
      <text:p text:style-name="P130"/>
      <text:p text:style-name="P130"><text:a xlink:type="simple" xlink:href="https://github.com/roloje777/sfg-di/tree/property-source" text:style-name="Internet_20_link" text:visited-style-name="Visited_20_Internet_20_Link"><text:span text:style-name="T68">branch - property-source</text:span></text:a></text:p>
      <text:p text:style-name="P127">And again, just to reiterate, you're going to be needing to set external properties as your application</text:p>
      <text:p text:style-name="P138">evolves through different environments.</text:p>
      <text:p text:style-name="P138">So, for example, you'll have a database and we'll use this example here.</text:p>
      <text:p text:style-name="P138">You might have a database.</text:p>
      <text:p text:style-name="P138">So you need username, password, connect URL to get to the database for establishing a JDBC connection.</text:p>
      <text:p text:style-name="P138">And that database is going to be different in a test environment, UAT environment, or a production</text:p>
      <text:p text:style-name="P138">environment.</text:p>
      <text:p text:style-name="P138">So these are all going to be different things that we need to account for.</text:p>
      <text:p text:style-name="P138">And what we want to do is take those properties, externalize them and have the Spring Framework</text:p>
      <text:p text:style-name="P138">inject them at runtime.</text:p>
      <text:p text:style-name="P138"/>
      <text:p text:style-name="P130"><text:a xlink:type="simple" xlink:href="https://github.com/roloje777/sfg-di/commit/f6084e29b74c61e2f639daa5a1e35bd8b1255ad0" text:style-name="Internet_20_link" text:visited-style-name="Visited_20_Internet_20_Link"><text:span text:style-name="T43">See changes here</text:span></text:a></text:p>
      <text:p text:style-name="P130"><text:span text:style-name="T43"/></text:p>
      <text:p text:style-name="P130"><text:span text:style-name="T4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aco" svg:font-family="Monaco, Menlo, Consolas, 'courier new', monospace"/>
    <style:font-face style:name="inherit" svg:font-family="inherit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9T10:44:09.040068904</dc:date>
    <meta:editing-duration>PT4H40M32S</meta:editing-duration>
    <meta:editing-cycles>45</meta:editing-cycles>
    <meta:generator>LibreOffice/6.4.7.2$Linux_X86_64 LibreOffice_project/40$Build-2</meta:generator>
    <meta:document-statistic meta:table-count="0" meta:image-count="7" meta:object-count="0" meta:page-count="43" meta:paragraph-count="404" meta:word-count="2845" meta:character-count="20634" meta:non-whitespace-character-count="17018"/>
  </office:meta>
</office:document-meta>
</file>